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76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order-bottom="none" fo:background-color="#ff99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99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toda Boxa i Mullera" table:style-name="ta1">
        <table:shapes>
          <draw:frame draw:z-index="0" draw:style-name="gr1" draw:text-style-name="P1" svg:width="159.99mm" svg:height="89.99mm" svg:x="293.36mm" svg:y="22.92mm">
            <loext:p draw:notify-on-update-of-ranges="'Metoda Boxa i Mullera'.H7:'Metoda Boxa i Mullera'.H107 'Metoda Boxa i Mullera'.J7:'Metoda Boxa i Mullera'.J107 'Metoda Boxa i Mullera'.G7:'Metoda Boxa i Mullera'.G107 'Metoda Boxa i Mullera'.H7:'Metoda Boxa i Mullera'.H107 'Metoda Boxa i Mullera'.K7:'Metoda Boxa i Mullera'.K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3"/>
        <table:table-column table:style-name="co4" table:default-cell-style-name="ce2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8" office:value-type="string" calcext:value-type="string">
            <text:p>mi</text:p>
          </table:table-cell>
          <table:table-cell table:style-name="ce13" office:value-type="string" calcext:value-type="string">
            <text:p>sigma</text:p>
          </table:table-cell>
          <table:table-cell table:number-columns-repeated="5"/>
          <table:table-cell table:style-name="ce3" office:value-type="string" calcext:value-type="string">
            <text:p>xśr</text:p>
          </table:table-cell>
          <table:table-cell table:style-name="ce3" office:value-type="string" calcext:value-type="string">
            <text:p>sigma</text:p>
          </table:table-cell>
          <table:table-cell table:style-name="Default"/>
          <table:table-cell table:style-name="ce3" office:value-type="string" calcext:value-type="string">
            <text:p>x12_śr</text:p>
          </table:table-cell>
          <table:table-cell table:style-name="ce3" office:value-type="string" calcext:value-type="string">
            <text:p>średnia(x12)</text:p>
          </table:table-cell>
        </table:table-row>
        <table:table-row table:style-name="ro1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4" office:value-type="float" office:value="0.4" calcext:value-type="float">
            <text:p>0,4</text:p>
          </table:table-cell>
          <table:table-cell table:number-columns-repeated="5"/>
          <table:table-cell table:style-name="ce22" table:formula="of:=AVERAGE([.G7:.G107])" office:value-type="float" office:value="3.02100132286491" calcext:value-type="float">
            <text:p>3,0210013229</text:p>
          </table:table-cell>
          <table:table-cell table:style-name="ce22" table:formula="of:=COM.MICROSOFT.STDEV.S([.G7:.G107])" office:value-type="float" office:value="0.440073162734066" calcext:value-type="float">
            <text:p>0,4400731627</text:p>
          </table:table-cell>
          <table:table-cell table:style-name="Default"/>
          <table:table-cell table:style-name="ce22" table:formula="of:=AVERAGE([.E7:.F107])" office:value-type="float" office:value="0.48207505473659" calcext:value-type="float">
            <text:p>0,4820750547</text:p>
          </table:table-cell>
          <table:table-cell table:style-name="ce22" table:formula="of:=COM.MICROSOFT.STDEV.S([.E7:.E107];[.F7:.F107])" office:value-type="float" office:value="0.293301376305004" calcext:value-type="float">
            <text:p>0,293301376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WZOR: losowanie liczb:</text:p>
          </table:table-cell>
          <table:covered-table-cell/>
          <table:table-cell table:style-name="ce15" office:value-type="string" calcext:value-type="string">
            <text:p>mi+sigma*((-2*ln(x1))^0,5*cos(pi*2*x2))</text:p>
          </table:table-cell>
          <table:table-cell table:style-name="ce20"/>
          <table:table-cell table:style-name="ce21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LOSOWANIE</text:p>
          </table:table-cell>
          <table:covered-table-cell table:style-name="ce10"/>
          <table:covered-table-cell table:style-name="ce16"/>
          <table:table-cell/>
          <table:table-cell table:style-name="ce4" office:value-type="string" calcext:value-type="string" table:number-columns-spanned="3" table:number-rows-spanned="1">
            <text:p>Skopiowane same wartosci</text:p>
          </table:table-cell>
          <table:covered-table-cell table:style-name="ce10"/>
          <table:covered-table-cell table:style-name="ce16"/>
          <table:table-cell table:number-columns-repeated="2"/>
          <table:table-cell table:style-name="Default" office:value-type="string" calcext:value-type="string" table:number-columns-spanned="4" table:number-rows-spanned="1">
            <text:p>*STAŁA ZALEŻY OD ILOSC DANYCH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7" office:value-type="string" calcext:value-type="string">
            <text:p>x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x sortowane</text:p>
          </table:table-cell>
          <table:table-cell/>
          <table:table-cell table:style-name="ce22" office:value-type="string" calcext:value-type="string">
            <text:p>dystrybuanta empiryczna</text:p>
          </table:table-cell>
          <table:table-cell table:style-name="ce22" office:value-type="string" calcext:value-type="string">
            <text:p>dystrybuanta teoretyczna</text:p>
          </table:table-cell>
          <table:table-cell/>
          <table:table-cell table:style-name="ce24"/>
        </table:table-row>
        <table:table-row table:style-name="ro1">
          <table:table-cell table:formula="of:=RAND()" office:value-type="float" office:value="0.603839514648695" calcext:value-type="float">
            <text:p>0,6038395146</text:p>
          </table:table-cell>
          <table:table-cell table:formula="of:=RAND()" office:value-type="float" office:value="0.0196447960112973" calcext:value-type="float">
            <text:p>0,019644796</text:p>
          </table:table-cell>
          <table:table-cell table:formula="of:=[.$B$3] + [.$C$3] * ((-2*LN([.A7]))^0.5*COS(2*PI()*[.B7]) )" office:value-type="float" office:value="3.39871806838193" calcext:value-type="float">
            <text:p>3,3987180684</text:p>
          </table:table-cell>
          <table:table-cell/>
          <table:table-cell office:value-type="float" office:value="0.327498141234152" calcext:value-type="float">
            <text:p>0,3274981412</text:p>
          </table:table-cell>
          <table:table-cell office:value-type="float" office:value="0.439833737732486" calcext:value-type="float">
            <text:p>0,4398337377</text:p>
          </table:table-cell>
          <table:table-cell office:value-type="float" office:value="2.44453226666873" calcext:value-type="float">
            <text:p>2,4445322667</text:p>
          </table:table-cell>
          <table:table-cell office:value-type="float" office:value="1.59729025221492" calcext:value-type="float">
            <text:p>1,5972902522</text:p>
          </table:table-cell>
          <table:table-cell table:style-name="ce23" office:value-type="string" calcext:value-type="string">
            <text:p>stała-&gt;</text:p>
          </table:table-cell>
          <table:table-cell table:formula="of:=1/100" office:value-type="float" office:value="0.01" calcext:value-type="float">
            <text:p>0,01</text:p>
          </table:table-cell>
          <table:table-cell table:formula="of:=NORMDIST([.H7];3;0.4;1)" office:value-type="float" office:value="0.000226786783948242" calcext:value-type="float">
            <text:p>0,0002267868</text:p>
          </table:table-cell>
          <table:table-cell/>
          <table:table-cell table:style-name="ce23"/>
        </table:table-row>
        <table:table-row table:style-name="ro1">
          <table:table-cell table:formula="of:=RAND()" office:value-type="float" office:value="0.963487006655498" calcext:value-type="float">
            <text:p>0,9634870067</text:p>
          </table:table-cell>
          <table:table-cell table:formula="of:=RAND()" office:value-type="float" office:value="0.396644585448459" calcext:value-type="float">
            <text:p>0,3966445854</text:p>
          </table:table-cell>
          <table:table-cell table:formula="of:=[.$B$3] + [.$C$3] * ((-2*LN([.A8]))^0.5*COS(2*PI()*[.B8]) )" office:value-type="float" office:value="2.91310774355404" calcext:value-type="float">
            <text:p>2,9131077436</text:p>
          </table:table-cell>
          <table:table-cell/>
          <table:table-cell office:value-type="float" office:value="0.0858803758454249" calcext:value-type="float">
            <text:p>0,0858803758</text:p>
          </table:table-cell>
          <table:table-cell office:value-type="float" office:value="0.524143535493959" calcext:value-type="float">
            <text:p>0,5241435355</text:p>
          </table:table-cell>
          <table:table-cell table:number-columns-repeated="2" office:value-type="float" office:value="2.12387377146652" calcext:value-type="float">
            <text:p>2,1238737715</text:p>
          </table:table-cell>
          <table:table-cell table:style-name="ce23" office:value-type="string" calcext:value-type="string">
            <text:p>wzór-&gt;</text:p>
          </table:table-cell>
          <table:table-cell table:formula="of:=[.J7]+1/100" office:value-type="float" office:value="0.02" calcext:value-type="float">
            <text:p>0,02</text:p>
          </table:table-cell>
          <table:table-cell table:formula="of:=NORMDIST([.H8];3;0.4;1)" office:value-type="float" office:value="0.0142506791578225" calcext:value-type="float">
            <text:p>0,0142506792</text:p>
          </table:table-cell>
          <table:table-cell table:number-columns-repeated="2"/>
        </table:table-row>
        <table:table-row table:style-name="ro1">
          <table:table-cell table:formula="of:=RAND()" office:value-type="float" office:value="0.368992106963845" calcext:value-type="float">
            <text:p>0,368992107</text:p>
          </table:table-cell>
          <table:table-cell table:formula="of:=RAND()" office:value-type="float" office:value="0.629874760855788" calcext:value-type="float">
            <text:p>0,6298747609</text:p>
          </table:table-cell>
          <table:table-cell table:formula="of:=[.$B$3] + [.$C$3] * ((-2*LN([.A9]))^0.5*COS(2*PI()*[.B9]) )" office:value-type="float" office:value="2.61302296478841" calcext:value-type="float">
            <text:p>2,6130229648</text:p>
          </table:table-cell>
          <table:table-cell/>
          <table:table-cell office:value-type="float" office:value="0.368809322314377" calcext:value-type="float">
            <text:p>0,3688093223</text:p>
          </table:table-cell>
          <table:table-cell office:value-type="float" office:value="0.0601477737542045" calcext:value-type="float">
            <text:p>0,0601477738</text:p>
          </table:table-cell>
          <table:table-cell office:value-type="float" office:value="3.52510336197819" calcext:value-type="float">
            <text:p>3,525103362</text:p>
          </table:table-cell>
          <table:table-cell office:value-type="float" office:value="2.15648043584874" calcext:value-type="float">
            <text:p>2,1564804358</text:p>
          </table:table-cell>
          <table:table-cell table:style-name="ce23" office:value-type="string" calcext:value-type="string">
            <text:p>wzór-&gt;</text:p>
          </table:table-cell>
          <table:table-cell table:formula="of:=[.J8]+1/100" office:value-type="float" office:value="0.03" calcext:value-type="float">
            <text:p>0,03</text:p>
          </table:table-cell>
          <table:table-cell table:formula="of:=NORMDIST([.H9];3;0.4;1)" office:value-type="float" office:value="0.0174809713561644" calcext:value-type="float">
            <text:p>0,0174809714</text:p>
          </table:table-cell>
          <table:table-cell table:number-columns-repeated="2"/>
        </table:table-row>
        <table:table-row table:style-name="ro1">
          <table:table-cell table:formula="of:=RAND()" office:value-type="float" office:value="0.0324118287809413" calcext:value-type="float">
            <text:p>0,0324118288</text:p>
          </table:table-cell>
          <table:table-cell table:formula="of:=RAND()" office:value-type="float" office:value="0.4737315378702" calcext:value-type="float">
            <text:p>0,4737315379</text:p>
          </table:table-cell>
          <table:table-cell table:formula="of:=[.$B$3] + [.$C$3] * ((-2*LN([.A10]))^0.5*COS(2*PI()*[.B10]) )" office:value-type="float" office:value="1.96668919853282" calcext:value-type="float">
            <text:p>1,9666891985</text:p>
          </table:table-cell>
          <table:table-cell/>
          <table:table-cell office:value-type="float" office:value="0.355653319911267" calcext:value-type="float">
            <text:p>0,3556533199</text:p>
          </table:table-cell>
          <table:table-cell office:value-type="float" office:value="0.191678858152996" calcext:value-type="float">
            <text:p>0,1916788582</text:p>
          </table:table-cell>
          <table:table-cell office:value-type="float" office:value="3.20607983456042" calcext:value-type="float">
            <text:p>3,2060798346</text:p>
          </table:table-cell>
          <table:table-cell office:value-type="float" office:value="2.20849796934114" calcext:value-type="float">
            <text:p>2,2084979693</text:p>
          </table:table-cell>
          <table:table-cell table:style-name="ce23" office:value-type="string" calcext:value-type="string">
            <text:p>…</text:p>
          </table:table-cell>
          <table:table-cell table:formula="of:=[.J9]+1/100" office:value-type="float" office:value="0.04" calcext:value-type="float">
            <text:p>0,04</text:p>
          </table:table-cell>
          <table:table-cell table:formula="of:=NORMDIST([.H10];3;0.4;1)" office:value-type="float" office:value="0.0239217943034804" calcext:value-type="float">
            <text:p>0,0239217943</text:p>
          </table:table-cell>
          <table:table-cell table:number-columns-repeated="2"/>
        </table:table-row>
        <table:table-row table:style-name="ro1">
          <table:table-cell table:formula="of:=RAND()" office:value-type="float" office:value="0.515833457170592" calcext:value-type="float">
            <text:p>0,5158334572</text:p>
          </table:table-cell>
          <table:table-cell table:formula="of:=RAND()" office:value-type="float" office:value="0.603694342777315" calcext:value-type="float">
            <text:p>0,6036943428</text:p>
          </table:table-cell>
          <table:table-cell table:formula="of:=[.$B$3] + [.$C$3] * ((-2*LN([.A11]))^0.5*COS(2*PI()*[.B11]) )" office:value-type="float" office:value="2.63402857999587" calcext:value-type="float">
            <text:p>2,63402858</text:p>
          </table:table-cell>
          <table:table-cell/>
          <table:table-cell office:value-type="float" office:value="0.420892576376611" calcext:value-type="float">
            <text:p>0,4208925764</text:p>
          </table:table-cell>
          <table:table-cell office:value-type="float" office:value="0.0713797528236508" calcext:value-type="float">
            <text:p>0,0713797528</text:p>
          </table:table-cell>
          <table:table-cell office:value-type="float" office:value="3.47418928476594" calcext:value-type="float">
            <text:p>3,4741892848</text:p>
          </table:table-cell>
          <table:table-cell office:value-type="float" office:value="2.30234716328672" calcext:value-type="float">
            <text:p>2,3023471633</text:p>
          </table:table-cell>
          <table:table-cell/>
          <table:table-cell table:formula="of:=[.J10]+1/100" office:value-type="float" office:value="0.05" calcext:value-type="float">
            <text:p>0,05</text:p>
          </table:table-cell>
          <table:table-cell table:formula="of:=NORMDIST([.H11];3;0.4;1)" office:value-type="float" office:value="0.0405680296338051" calcext:value-type="float">
            <text:p>0,0405680296</text:p>
          </table:table-cell>
          <table:table-cell table:number-columns-repeated="2"/>
        </table:table-row>
        <table:table-row table:style-name="ro1">
          <table:table-cell table:formula="of:=RAND()" office:value-type="float" office:value="0.863535150168379" calcext:value-type="float">
            <text:p>0,8635351502</text:p>
          </table:table-cell>
          <table:table-cell table:formula="of:=RAND()" office:value-type="float" office:value="0.288850614139827" calcext:value-type="float">
            <text:p>0,2888506141</text:p>
          </table:table-cell>
          <table:table-cell table:formula="of:=[.$B$3] + [.$C$3] * ((-2*LN([.A12]))^0.5*COS(2*PI()*[.B12]) )" office:value-type="float" office:value="2.94763070649891" calcext:value-type="float">
            <text:p>2,9476307065</text:p>
          </table:table-cell>
          <table:table-cell/>
          <table:table-cell office:value-type="float" office:value="0.785546544252757" calcext:value-type="float">
            <text:p>0,7855465443</text:p>
          </table:table-cell>
          <table:table-cell office:value-type="float" office:value="0.658278607381575" calcext:value-type="float">
            <text:p>0,6582786074</text:p>
          </table:table-cell>
          <table:table-cell office:value-type="float" office:value="2.84855313914442" calcext:value-type="float">
            <text:p>2,8485531391</text:p>
          </table:table-cell>
          <table:table-cell office:value-type="float" office:value="2.308222741321" calcext:value-type="float">
            <text:p>2,3082227413</text:p>
          </table:table-cell>
          <table:table-cell/>
          <table:table-cell table:formula="of:=[.J11]+1/100" office:value-type="float" office:value="0.06" calcext:value-type="float">
            <text:p>0,06</text:p>
          </table:table-cell>
          <table:table-cell table:formula="of:=NORMDIST([.H12];3;0.4;1)" office:value-type="float" office:value="0.0418649067462861" calcext:value-type="float">
            <text:p>0,0418649067</text:p>
          </table:table-cell>
          <table:table-cell table:number-columns-repeated="2"/>
        </table:table-row>
        <table:table-row table:style-name="ro1">
          <table:table-cell table:formula="of:=RAND()" office:value-type="float" office:value="0.12301450479022" calcext:value-type="float">
            <text:p>0,1230145048</text:p>
          </table:table-cell>
          <table:table-cell table:formula="of:=RAND()" office:value-type="float" office:value="0.253639561049043" calcext:value-type="float">
            <text:p>0,253639561</text:p>
          </table:table-cell>
          <table:table-cell table:formula="of:=[.$B$3] + [.$C$3] * ((-2*LN([.A13]))^0.5*COS(2*PI()*[.B13]) )" office:value-type="float" office:value="2.98127572650927" calcext:value-type="float">
            <text:p>2,9812757265</text:p>
          </table:table-cell>
          <table:table-cell/>
          <table:table-cell office:value-type="float" office:value="0.949133026552263" calcext:value-type="float">
            <text:p>0,9491330266</text:p>
          </table:table-cell>
          <table:table-cell office:value-type="float" office:value="0.839867551991547" calcext:value-type="float">
            <text:p>0,839867552</text:p>
          </table:table-cell>
          <table:table-cell office:value-type="float" office:value="3.06916572083295" calcext:value-type="float">
            <text:p>3,0691657208</text:p>
          </table:table-cell>
          <table:table-cell office:value-type="float" office:value="2.40169656432713" calcext:value-type="float">
            <text:p>2,4016965643</text:p>
          </table:table-cell>
          <table:table-cell/>
          <table:table-cell table:formula="of:=[.J12]+1/100" office:value-type="float" office:value="0.07" calcext:value-type="float">
            <text:p>0,07</text:p>
          </table:table-cell>
          <table:table-cell table:formula="of:=NORMDIST([.H13];3;0.4;1)" office:value-type="float" office:value="0.0673582881310357" calcext:value-type="float">
            <text:p>0,0673582881</text:p>
          </table:table-cell>
          <table:table-cell table:number-columns-repeated="2"/>
        </table:table-row>
        <table:table-row table:style-name="ro1">
          <table:table-cell table:formula="of:=RAND()" office:value-type="float" office:value="0.647912292908022" calcext:value-type="float">
            <text:p>0,6479122929</text:p>
          </table:table-cell>
          <table:table-cell table:formula="of:=RAND()" office:value-type="float" office:value="0.176541202924036" calcext:value-type="float">
            <text:p>0,1765412029</text:p>
          </table:table-cell>
          <table:table-cell table:formula="of:=[.$B$3] + [.$C$3] * ((-2*LN([.A14]))^0.5*COS(2*PI()*[.B14]) )" office:value-type="float" office:value="3.1659635220315" calcext:value-type="float">
            <text:p>3,165963522</text:p>
          </table:table-cell>
          <table:table-cell/>
          <table:table-cell office:value-type="float" office:value="0.588414061985657" calcext:value-type="float">
            <text:p>0,588414062</text:p>
          </table:table-cell>
          <table:table-cell office:value-type="float" office:value="0.332968914974984" calcext:value-type="float">
            <text:p>0,332968915</text:p>
          </table:table-cell>
          <table:table-cell office:value-type="float" office:value="2.79484180735627" calcext:value-type="float">
            <text:p>2,7948418074</text:p>
          </table:table-cell>
          <table:table-cell office:value-type="float" office:value="2.42360488999997" calcext:value-type="float">
            <text:p>2,42360489</text:p>
          </table:table-cell>
          <table:table-cell/>
          <table:table-cell table:formula="of:=[.J13]+1/100" office:value-type="float" office:value="0.08" calcext:value-type="float">
            <text:p>0,08</text:p>
          </table:table-cell>
          <table:table-cell table:formula="of:=NORMDIST([.H14];3;0.4;1)" office:value-type="float" office:value="0.0747940682688981" calcext:value-type="float">
            <text:p>0,0747940683</text:p>
          </table:table-cell>
          <table:table-cell table:number-columns-repeated="2"/>
        </table:table-row>
        <table:table-row table:style-name="ro1">
          <table:table-cell table:formula="of:=RAND()" office:value-type="float" office:value="0.671847347495961" calcext:value-type="float">
            <text:p>0,6718473475</text:p>
          </table:table-cell>
          <table:table-cell table:formula="of:=RAND()" office:value-type="float" office:value="0.776240501631585" calcext:value-type="float">
            <text:p>0,7762405016</text:p>
          </table:table-cell>
          <table:table-cell table:formula="of:=[.$B$3] + [.$C$3] * ((-2*LN([.A15]))^0.5*COS(2*PI()*[.B15]) )" office:value-type="float" office:value="3.05855292181382" calcext:value-type="float">
            <text:p>3,0585529218</text:p>
          </table:table-cell>
          <table:table-cell/>
          <table:table-cell office:value-type="float" office:value="0.763061674922975" calcext:value-type="float">
            <text:p>0,7630616749</text:p>
          </table:table-cell>
          <table:table-cell office:value-type="float" office:value="0.424079784630876" calcext:value-type="float">
            <text:p>0,4240797846</text:p>
          </table:table-cell>
          <table:table-cell office:value-type="float" office:value="2.7386732899794" calcext:value-type="float">
            <text:p>2,73867329</text:p>
          </table:table-cell>
          <table:table-cell office:value-type="float" office:value="2.44453226666873" calcext:value-type="float">
            <text:p>2,4445322667</text:p>
          </table:table-cell>
          <table:table-cell/>
          <table:table-cell table:formula="of:=[.J14]+1/100" office:value-type="float" office:value="0.09" calcext:value-type="float">
            <text:p>0,09</text:p>
          </table:table-cell>
          <table:table-cell table:formula="of:=NORMDIST([.H15];3;0.4;1)" office:value-type="float" office:value="0.0824666617648663" calcext:value-type="float">
            <text:p>0,0824666618</text:p>
          </table:table-cell>
          <table:table-cell table:number-columns-repeated="2"/>
        </table:table-row>
        <table:table-row table:style-name="ro1">
          <table:table-cell table:formula="of:=RAND()" office:value-type="float" office:value="0.169291530198267" calcext:value-type="float">
            <text:p>0,1692915302</text:p>
          </table:table-cell>
          <table:table-cell table:formula="of:=RAND()" office:value-type="float" office:value="0.238782726598106" calcext:value-type="float">
            <text:p>0,2387827266</text:p>
          </table:table-cell>
          <table:table-cell table:formula="of:=[.$B$3] + [.$C$3] * ((-2*LN([.A16]))^0.5*COS(2*PI()*[.B16]) )" office:value-type="float" office:value="3.05309092480702" calcext:value-type="float">
            <text:p>3,0530909248</text:p>
          </table:table-cell>
          <table:table-cell/>
          <table:table-cell office:value-type="float" office:value="0.441100510204571" calcext:value-type="float">
            <text:p>0,4411005102</text:p>
          </table:table-cell>
          <table:table-cell office:value-type="float" office:value="0.403096208747033" calcext:value-type="float">
            <text:p>0,4030962087</text:p>
          </table:table-cell>
          <table:table-cell office:value-type="float" office:value="2.58019139005497" calcext:value-type="float">
            <text:p>2,5801913901</text:p>
          </table:table-cell>
          <table:table-cell office:value-type="float" office:value="2.49047840345089" calcext:value-type="float">
            <text:p>2,4904784035</text:p>
          </table:table-cell>
          <table:table-cell/>
          <table:table-cell table:formula="of:=[.J15]+1/100" office:value-type="float" office:value="0.1" calcext:value-type="float">
            <text:p>0,1</text:p>
          </table:table-cell>
          <table:table-cell table:formula="of:=NORMDIST([.H16];3;0.4;1)" office:value-type="float" office:value="0.101366445141189" calcext:value-type="float">
            <text:p>0,1013664451</text:p>
          </table:table-cell>
          <table:table-cell table:number-columns-repeated="2"/>
        </table:table-row>
        <table:table-row table:style-name="ro1">
          <table:table-cell table:formula="of:=RAND()" office:value-type="float" office:value="0.721760005002399" calcext:value-type="float">
            <text:p>0,721760005</text:p>
          </table:table-cell>
          <table:table-cell table:formula="of:=RAND()" office:value-type="float" office:value="0.745525794757063" calcext:value-type="float">
            <text:p>0,7455257948</text:p>
          </table:table-cell>
          <table:table-cell table:formula="of:=[.$B$3] + [.$C$3] * ((-2*LN([.A17]))^0.5*COS(2*PI()*[.B17]) )" office:value-type="float" office:value="2.99092045579923" calcext:value-type="float">
            <text:p>2,9909204558</text:p>
          </table:table-cell>
          <table:table-cell/>
          <table:table-cell office:value-type="float" office:value="0.233921336030036" calcext:value-type="float">
            <text:p>0,233921336</text:p>
          </table:table-cell>
          <table:table-cell office:value-type="float" office:value="0.589690013408097" calcext:value-type="float">
            <text:p>0,5896900134</text:p>
          </table:table-cell>
          <table:table-cell office:value-type="float" office:value="2.42360488999997" calcext:value-type="float">
            <text:p>2,42360489</text:p>
          </table:table-cell>
          <table:table-cell office:value-type="float" office:value="2.51713712628293" calcext:value-type="float">
            <text:p>2,5171371263</text:p>
          </table:table-cell>
          <table:table-cell/>
          <table:table-cell table:formula="of:=[.J16]+1/100" office:value-type="float" office:value="0.11" calcext:value-type="float">
            <text:p>0,11</text:p>
          </table:table-cell>
          <table:table-cell table:formula="of:=NORMDIST([.H17];3;0.4;1)" office:value-type="float" office:value="0.113685807920419" calcext:value-type="float">
            <text:p>0,1136858079</text:p>
          </table:table-cell>
          <table:table-cell table:number-columns-repeated="2"/>
        </table:table-row>
        <table:table-row table:style-name="ro1">
          <table:table-cell table:formula="of:=RAND()" office:value-type="float" office:value="0.0326459858031869" calcext:value-type="float">
            <text:p>0,0326459858</text:p>
          </table:table-cell>
          <table:table-cell table:formula="of:=RAND()" office:value-type="float" office:value="0.832789232171937" calcext:value-type="float">
            <text:p>0,8327892322</text:p>
          </table:table-cell>
          <table:table-cell table:formula="of:=[.$B$3] + [.$C$3] * ((-2*LN([.A18]))^0.5*COS(2*PI()*[.B18]) )" office:value-type="float" office:value="3.52012211042454" calcext:value-type="float">
            <text:p>3,5201221104</text:p>
          </table:table-cell>
          <table:table-cell/>
          <table:table-cell office:value-type="float" office:value="0.748612866990267" calcext:value-type="float">
            <text:p>0,748612867</text:p>
          </table:table-cell>
          <table:table-cell office:value-type="float" office:value="0.173955065269612" calcext:value-type="float">
            <text:p>0,1739550653</text:p>
          </table:table-cell>
          <table:table-cell office:value-type="float" office:value="3.13996585702164" calcext:value-type="float">
            <text:p>3,139965857</text:p>
          </table:table-cell>
          <table:table-cell office:value-type="float" office:value="2.53087215302293" calcext:value-type="float">
            <text:p>2,530872153</text:p>
          </table:table-cell>
          <table:table-cell/>
          <table:table-cell table:formula="of:=[.J17]+1/100" office:value-type="float" office:value="0.12" calcext:value-type="float">
            <text:p>0,12</text:p>
          </table:table-cell>
          <table:table-cell table:formula="of:=NORMDIST([.H18];3;0.4;1)" office:value-type="float" office:value="0.120434074750318" calcext:value-type="float">
            <text:p>0,1204340748</text:p>
          </table:table-cell>
          <table:table-cell table:number-columns-repeated="2"/>
        </table:table-row>
        <table:table-row table:style-name="ro1">
          <table:table-cell table:formula="of:=RAND()" office:value-type="float" office:value="0.988272692779294" calcext:value-type="float">
            <text:p>0,9882726928</text:p>
          </table:table-cell>
          <table:table-cell table:formula="of:=RAND()" office:value-type="float" office:value="0.923908248984012" calcext:value-type="float">
            <text:p>0,923908249</text:p>
          </table:table-cell>
          <table:table-cell table:formula="of:=[.$B$3] + [.$C$3] * ((-2*LN([.A19]))^0.5*COS(2*PI()*[.B19]) )" office:value-type="float" office:value="3.05455112721465" calcext:value-type="float">
            <text:p>3,0545511272</text:p>
          </table:table-cell>
          <table:table-cell/>
          <table:table-cell office:value-type="float" office:value="0.237308124791349" calcext:value-type="float">
            <text:p>0,2373081248</text:p>
          </table:table-cell>
          <table:table-cell office:value-type="float" office:value="0.711361477744745" calcext:value-type="float">
            <text:p>0,7113614777</text:p>
          </table:table-cell>
          <table:table-cell office:value-type="float" office:value="2.83690522779333" calcext:value-type="float">
            <text:p>2,8369052278</text:p>
          </table:table-cell>
          <table:table-cell office:value-type="float" office:value="2.53343743054098" calcext:value-type="float">
            <text:p>2,5334374305</text:p>
          </table:table-cell>
          <table:table-cell/>
          <table:table-cell table:formula="of:=[.J18]+1/100" office:value-type="float" office:value="0.13" calcext:value-type="float">
            <text:p>0,13</text:p>
          </table:table-cell>
          <table:table-cell table:formula="of:=NORMDIST([.H19];3;0.4;1)" office:value-type="float" office:value="0.12172508130276" calcext:value-type="float">
            <text:p>0,1217250813</text:p>
          </table:table-cell>
          <table:table-cell table:number-columns-repeated="2"/>
        </table:table-row>
        <table:table-row table:style-name="ro1">
          <table:table-cell table:formula="of:=RAND()" office:value-type="float" office:value="0.589025741281137" calcext:value-type="float">
            <text:p>0,5890257413</text:p>
          </table:table-cell>
          <table:table-cell table:formula="of:=RAND()" office:value-type="float" office:value="0.999811112996322" calcext:value-type="float">
            <text:p>0,999811113</text:p>
          </table:table-cell>
          <table:table-cell table:formula="of:=[.$B$3] + [.$C$3] * ((-2*LN([.A20]))^0.5*COS(2*PI()*[.B20]) )" office:value-type="float" office:value="3.41154718705363" calcext:value-type="float">
            <text:p>3,4115471871</text:p>
          </table:table-cell>
          <table:table-cell/>
          <table:table-cell office:value-type="float" office:value="0.00213617147351668" calcext:value-type="float">
            <text:p>0,0021361715</text:p>
          </table:table-cell>
          <table:table-cell office:value-type="float" office:value="0.499832086830644" calcext:value-type="float">
            <text:p>0,4998320868</text:p>
          </table:table-cell>
          <table:table-cell office:value-type="float" office:value="1.59729025221492" calcext:value-type="float">
            <text:p>1,5972902522</text:p>
          </table:table-cell>
          <table:table-cell office:value-type="float" office:value="2.53836140372408" calcext:value-type="float">
            <text:p>2,5383614037</text:p>
          </table:table-cell>
          <table:table-cell/>
          <table:table-cell table:formula="of:=[.J19]+1/100" office:value-type="float" office:value="0.14" calcext:value-type="float">
            <text:p>0,14</text:p>
          </table:table-cell>
          <table:table-cell table:formula="of:=NORMDIST([.H20];3;0.4;1)" office:value-type="float" office:value="0.124230305986499" calcext:value-type="float">
            <text:p>0,124230306</text:p>
          </table:table-cell>
          <table:table-cell table:number-columns-repeated="2"/>
        </table:table-row>
        <table:table-row table:style-name="ro1">
          <table:table-cell table:formula="of:=RAND()" office:value-type="float" office:value="0.344562518387762" calcext:value-type="float">
            <text:p>0,3445625184</text:p>
          </table:table-cell>
          <table:table-cell table:formula="of:=RAND()" office:value-type="float" office:value="0.399170336956417" calcext:value-type="float">
            <text:p>0,399170337</text:p>
          </table:table-cell>
          <table:table-cell table:formula="of:=[.$B$3] + [.$C$3] * ((-2*LN([.A21]))^0.5*COS(2*PI()*[.B21]) )" office:value-type="float" office:value="2.52940063325887" calcext:value-type="float">
            <text:p>2,5294006333</text:p>
          </table:table-cell>
          <table:table-cell/>
          <table:table-cell office:value-type="float" office:value="0.384402613613034" calcext:value-type="float">
            <text:p>0,3844026136</text:p>
          </table:table-cell>
          <table:table-cell office:value-type="float" office:value="0.283700778844417" calcext:value-type="float">
            <text:p>0,2837007788</text:p>
          </table:table-cell>
          <table:table-cell office:value-type="float" office:value="2.88375128452358" calcext:value-type="float">
            <text:p>2,8837512845</text:p>
          </table:table-cell>
          <table:table-cell office:value-type="float" office:value="2.58019139005497" calcext:value-type="float">
            <text:p>2,5801913901</text:p>
          </table:table-cell>
          <table:table-cell/>
          <table:table-cell table:formula="of:=[.J20]+1/100" office:value-type="float" office:value="0.15" calcext:value-type="float">
            <text:p>0,15</text:p>
          </table:table-cell>
          <table:table-cell table:formula="of:=NORMDIST([.H21];3;0.4;1)" office:value-type="float" office:value="0.146969076895336" calcext:value-type="float">
            <text:p>0,1469690769</text:p>
          </table:table-cell>
          <table:table-cell table:number-columns-repeated="2"/>
        </table:table-row>
        <table:table-row table:style-name="ro1">
          <table:table-cell table:formula="of:=RAND()" office:value-type="float" office:value="0.144519520883386" calcext:value-type="float">
            <text:p>0,1445195209</text:p>
          </table:table-cell>
          <table:table-cell table:formula="of:=RAND()" office:value-type="float" office:value="0.0501635631416227" calcext:value-type="float">
            <text:p>0,0501635631</text:p>
          </table:table-cell>
          <table:table-cell table:formula="of:=[.$B$3] + [.$C$3] * ((-2*LN([.A22]))^0.5*COS(2*PI()*[.B22]) )" office:value-type="float" office:value="3.74800159750263" calcext:value-type="float">
            <text:p>3,7480015975</text:p>
          </table:table-cell>
          <table:table-cell/>
          <table:table-cell office:value-type="float" office:value="0.0801172540706033" calcext:value-type="float">
            <text:p>0,0801172541</text:p>
          </table:table-cell>
          <table:table-cell office:value-type="float" office:value="0.791540648025671" calcext:value-type="float">
            <text:p>0,791540648</text:p>
          </table:table-cell>
          <table:table-cell office:value-type="float" office:value="3.23192801959842" calcext:value-type="float">
            <text:p>3,2319280196</text:p>
          </table:table-cell>
          <table:table-cell office:value-type="float" office:value="2.58123596786386" calcext:value-type="float">
            <text:p>2,5812359679</text:p>
          </table:table-cell>
          <table:table-cell/>
          <table:table-cell table:formula="of:=[.J21]+1/100" office:value-type="float" office:value="0.16" calcext:value-type="float">
            <text:p>0,16</text:p>
          </table:table-cell>
          <table:table-cell table:formula="of:=NORMDIST([.H22];3;0.4;1)" office:value-type="float" office:value="0.147570526118268" calcext:value-type="float">
            <text:p>0,1475705261</text:p>
          </table:table-cell>
          <table:table-cell table:number-columns-repeated="2"/>
        </table:table-row>
        <table:table-row table:style-name="ro1">
          <table:table-cell table:formula="of:=RAND()" office:value-type="float" office:value="0.399080657604281" calcext:value-type="float">
            <text:p>0,3990806576</text:p>
          </table:table-cell>
          <table:table-cell table:formula="of:=RAND()" office:value-type="float" office:value="0.626978090165994" calcext:value-type="float">
            <text:p>0,6269780902</text:p>
          </table:table-cell>
          <table:table-cell table:formula="of:=[.$B$3] + [.$C$3] * ((-2*LN([.A23]))^0.5*COS(2*PI()*[.B23]) )" office:value-type="float" office:value="2.62142154960388" calcext:value-type="float">
            <text:p>2,6214215496</text:p>
          </table:table-cell>
          <table:table-cell/>
          <table:table-cell office:value-type="float" office:value="0.427479613163127" calcext:value-type="float">
            <text:p>0,4274796132</text:p>
          </table:table-cell>
          <table:table-cell office:value-type="float" office:value="0.561641753438343" calcext:value-type="float">
            <text:p>0,5616417534</text:p>
          </table:table-cell>
          <table:table-cell office:value-type="float" office:value="2.51713712628293" calcext:value-type="float">
            <text:p>2,5171371263</text:p>
          </table:table-cell>
          <table:table-cell office:value-type="float" office:value="2.64831666528619" calcext:value-type="float">
            <text:p>2,6483166653</text:p>
          </table:table-cell>
          <table:table-cell/>
          <table:table-cell table:formula="of:=[.J22]+1/100" office:value-type="float" office:value="0.17" calcext:value-type="float">
            <text:p>0,17</text:p>
          </table:table-cell>
          <table:table-cell table:formula="of:=NORMDIST([.H23];3;0.4;1)" office:value-type="float" office:value="0.189644162508372" calcext:value-type="float">
            <text:p>0,1896441625</text:p>
          </table:table-cell>
          <table:table-cell table:number-columns-repeated="2"/>
        </table:table-row>
        <table:table-row table:style-name="ro1">
          <table:table-cell table:formula="of:=RAND()" office:value-type="float" office:value="0.627121851498419" calcext:value-type="float">
            <text:p>0,6271218515</text:p>
          </table:table-cell>
          <table:table-cell table:formula="of:=RAND()" office:value-type="float" office:value="0.673889768861143" calcext:value-type="float">
            <text:p>0,6738897689</text:p>
          </table:table-cell>
          <table:table-cell table:formula="of:=[.$B$3] + [.$C$3] * ((-2*LN([.A24]))^0.5*COS(2*PI()*[.B24]) )" office:value-type="float" office:value="2.82217376058397" calcext:value-type="float">
            <text:p>2,8221737606</text:p>
          </table:table-cell>
          <table:table-cell/>
          <table:table-cell office:value-type="float" office:value="0.574632789954767" calcext:value-type="float">
            <text:p>0,57463279</text:p>
          </table:table-cell>
          <table:table-cell office:value-type="float" office:value="0.331254900132374" calcext:value-type="float">
            <text:p>0,3312549001</text:p>
          </table:table-cell>
          <table:table-cell office:value-type="float" office:value="2.79425204691029" calcext:value-type="float">
            <text:p>2,7942520469</text:p>
          </table:table-cell>
          <table:table-cell office:value-type="float" office:value="2.67589023047766" calcext:value-type="float">
            <text:p>2,6758902305</text:p>
          </table:table-cell>
          <table:table-cell/>
          <table:table-cell table:formula="of:=[.J23]+1/100" office:value-type="float" office:value="0.18" calcext:value-type="float">
            <text:p>0,18</text:p>
          </table:table-cell>
          <table:table-cell table:formula="of:=NORMDIST([.H24];3;0.4;1)" office:value-type="float" office:value="0.208891235770273" calcext:value-type="float">
            <text:p>0,2088912358</text:p>
          </table:table-cell>
          <table:table-cell table:number-columns-repeated="2"/>
        </table:table-row>
        <table:table-row table:style-name="ro1">
          <table:table-cell table:formula="of:=RAND()" office:value-type="float" office:value="0.432305306147349" calcext:value-type="float">
            <text:p>0,4323053061</text:p>
          </table:table-cell>
          <table:table-cell table:formula="of:=RAND()" office:value-type="float" office:value="0.0204265682522598" calcext:value-type="float">
            <text:p>0,0204265683</text:p>
          </table:table-cell>
          <table:table-cell table:formula="of:=[.$B$3] + [.$C$3] * ((-2*LN([.A25]))^0.5*COS(2*PI()*[.B25]) )" office:value-type="float" office:value="3.51377347829175" calcext:value-type="float">
            <text:p>3,5137734783</text:p>
          </table:table-cell>
          <table:table-cell/>
          <table:table-cell office:value-type="float" office:value="0.0969603812600047" calcext:value-type="float">
            <text:p>0,0969603813</text:p>
          </table:table-cell>
          <table:table-cell office:value-type="float" office:value="0.134958452230578" calcext:value-type="float">
            <text:p>0,1349584522</text:p>
          </table:table-cell>
          <table:table-cell office:value-type="float" office:value="3.57162258547014" calcext:value-type="float">
            <text:p>3,5716225855</text:p>
          </table:table-cell>
          <table:table-cell office:value-type="float" office:value="2.68700894766447" calcext:value-type="float">
            <text:p>2,6870089477</text:p>
          </table:table-cell>
          <table:table-cell/>
          <table:table-cell table:formula="of:=[.J24]+1/100" office:value-type="float" office:value="0.19" calcext:value-type="float">
            <text:p>0,19</text:p>
          </table:table-cell>
          <table:table-cell table:formula="of:=NORMDIST([.H25];3;0.4;1)" office:value-type="float" office:value="0.216966963247587" calcext:value-type="float">
            <text:p>0,2169669632</text:p>
          </table:table-cell>
          <table:table-cell table:number-columns-repeated="2"/>
        </table:table-row>
        <table:table-row table:style-name="ro1">
          <table:table-cell table:formula="of:=RAND()" office:value-type="float" office:value="0.788643245463981" calcext:value-type="float">
            <text:p>0,7886432455</text:p>
          </table:table-cell>
          <table:table-cell table:formula="of:=RAND()" office:value-type="float" office:value="0.984839505556042" calcext:value-type="float">
            <text:p>0,9848395056</text:p>
          </table:table-cell>
          <table:table-cell table:formula="of:=[.$B$3] + [.$C$3] * ((-2*LN([.A26]))^0.5*COS(2*PI()*[.B26]) )" office:value-type="float" office:value="3.27439722955237" calcext:value-type="float">
            <text:p>3,2743972296</text:p>
          </table:table-cell>
          <table:table-cell/>
          <table:table-cell office:value-type="float" office:value="0.751526880690068" calcext:value-type="float">
            <text:p>0,7515268807</text:p>
          </table:table-cell>
          <table:table-cell office:value-type="float" office:value="0.107002411838264" calcext:value-type="float">
            <text:p>0,1070024118</text:p>
          </table:table-cell>
          <table:table-cell office:value-type="float" office:value="3.2365425715413" calcext:value-type="float">
            <text:p>3,2365425715</text:p>
          </table:table-cell>
          <table:table-cell office:value-type="float" office:value="2.68822606299562" calcext:value-type="float">
            <text:p>2,688226063</text:p>
          </table:table-cell>
          <table:table-cell/>
          <table:table-cell table:formula="of:=[.J25]+1/100" office:value-type="float" office:value="0.2" calcext:value-type="float">
            <text:p>0,2</text:p>
          </table:table-cell>
          <table:table-cell table:formula="of:=NORMDIST([.H26];3;0.4;1)" office:value-type="float" office:value="0.217861802934658" calcext:value-type="float">
            <text:p>0,2178618029</text:p>
          </table:table-cell>
          <table:table-cell table:number-columns-repeated="2"/>
        </table:table-row>
        <table:table-row table:style-name="ro1">
          <table:table-cell table:formula="of:=RAND()" office:value-type="float" office:value="0.437837547698067" calcext:value-type="float">
            <text:p>0,4378375477</text:p>
          </table:table-cell>
          <table:table-cell table:formula="of:=RAND()" office:value-type="float" office:value="0.724927489719654" calcext:value-type="float">
            <text:p>0,7249274897</text:p>
          </table:table-cell>
          <table:table-cell table:formula="of:=[.$B$3] + [.$C$3] * ((-2*LN([.A27]))^0.5*COS(2*PI()*[.B27]) )" office:value-type="float" office:value="2.9193470032461" calcext:value-type="float">
            <text:p>2,9193470032</text:p>
          </table:table-cell>
          <table:table-cell/>
          <table:table-cell office:value-type="float" office:value="0.303882865515895" calcext:value-type="float">
            <text:p>0,3038828655</text:p>
          </table:table-cell>
          <table:table-cell office:value-type="float" office:value="0.539665815836447" calcext:value-type="float">
            <text:p>0,5396658158</text:p>
          </table:table-cell>
          <table:table-cell office:value-type="float" office:value="2.40169656432713" calcext:value-type="float">
            <text:p>2,4016965643</text:p>
          </table:table-cell>
          <table:table-cell office:value-type="float" office:value="2.7386732899794" calcext:value-type="float">
            <text:p>2,73867329</text:p>
          </table:table-cell>
          <table:table-cell/>
          <table:table-cell table:formula="of:=[.J26]+1/100" office:value-type="float" office:value="0.21" calcext:value-type="float">
            <text:p>0,21</text:p>
          </table:table-cell>
          <table:table-cell table:formula="of:=NORMDIST([.H27];3;0.4;1)" office:value-type="float" office:value="0.25677604000334" calcext:value-type="float">
            <text:p>0,25677604</text:p>
          </table:table-cell>
          <table:table-cell table:number-columns-repeated="2"/>
        </table:table-row>
        <table:table-row table:style-name="ro1">
          <table:table-cell table:formula="of:=RAND()" office:value-type="float" office:value="0.297812123301222" calcext:value-type="float">
            <text:p>0,2978121233</text:p>
          </table:table-cell>
          <table:table-cell table:formula="of:=RAND()" office:value-type="float" office:value="0.41159747378108" calcext:value-type="float">
            <text:p>0,4115974738</text:p>
          </table:table-cell>
          <table:table-cell table:formula="of:=[.$B$3] + [.$C$3] * ((-2*LN([.A28]))^0.5*COS(2*PI()*[.B28]) )" office:value-type="float" office:value="2.47101121404461" calcext:value-type="float">
            <text:p>2,471011214</text:p>
          </table:table-cell>
          <table:table-cell/>
          <table:table-cell office:value-type="float" office:value="0.289843431697937" calcext:value-type="float">
            <text:p>0,2898434317</text:p>
          </table:table-cell>
          <table:table-cell office:value-type="float" office:value="0.852327868776503" calcext:value-type="float">
            <text:p>0,8523278688</text:p>
          </table:table-cell>
          <table:table-cell office:value-type="float" office:value="3.37743051180853" calcext:value-type="float">
            <text:p>3,3774305118</text:p>
          </table:table-cell>
          <table:table-cell office:value-type="float" office:value="2.73910627152259" calcext:value-type="float">
            <text:p>2,7391062715</text:p>
          </table:table-cell>
          <table:table-cell/>
          <table:table-cell table:formula="of:=[.J27]+1/100" office:value-type="float" office:value="0.22" calcext:value-type="float">
            <text:p>0,22</text:p>
          </table:table-cell>
          <table:table-cell table:formula="of:=NORMDIST([.H28];3;0.4;1)" office:value-type="float" office:value="0.257125011174339" calcext:value-type="float">
            <text:p>0,2571250112</text:p>
          </table:table-cell>
          <table:table-cell table:number-columns-repeated="2"/>
        </table:table-row>
        <table:table-row table:style-name="ro1">
          <table:table-cell table:formula="of:=RAND()" office:value-type="float" office:value="0.631691949502879" calcext:value-type="float">
            <text:p>0,6316919495</text:p>
          </table:table-cell>
          <table:table-cell table:formula="of:=RAND()" office:value-type="float" office:value="0.793334084105587" calcext:value-type="float">
            <text:p>0,7933340841</text:p>
          </table:table-cell>
          <table:table-cell table:formula="of:=[.$B$3] + [.$C$3] * ((-2*LN([.A29]))^0.5*COS(2*PI()*[.B29]) )" office:value-type="float" office:value="3.10310473707411" calcext:value-type="float">
            <text:p>3,1031047371</text:p>
          </table:table-cell>
          <table:table-cell/>
          <table:table-cell office:value-type="float" office:value="0.0446455395979325" calcext:value-type="float">
            <text:p>0,0446455396</text:p>
          </table:table-cell>
          <table:table-cell office:value-type="float" office:value="0.0673230824314342" calcext:value-type="float">
            <text:p>0,0673230824</text:p>
          </table:table-cell>
          <table:table-cell office:value-type="float" office:value="3.90952292536086" calcext:value-type="float">
            <text:p>3,9095229254</text:p>
          </table:table-cell>
          <table:table-cell office:value-type="float" office:value="2.76069708928702" calcext:value-type="float">
            <text:p>2,7606970893</text:p>
          </table:table-cell>
          <table:table-cell/>
          <table:table-cell table:formula="of:=[.J28]+1/100" office:value-type="float" office:value="0.23" calcext:value-type="float">
            <text:p>0,23</text:p>
          </table:table-cell>
          <table:table-cell table:formula="of:=NORMDIST([.H29];3;0.4;1)" office:value-type="float" office:value="0.274834139423215" calcext:value-type="float">
            <text:p>0,2748341394</text:p>
          </table:table-cell>
          <table:table-cell table:number-columns-repeated="2"/>
        </table:table-row>
        <table:table-row table:style-name="ro1">
          <table:table-cell table:formula="of:=RAND()" office:value-type="float" office:value="0.932825249374376" calcext:value-type="float">
            <text:p>0,9328252494</text:p>
          </table:table-cell>
          <table:table-cell table:formula="of:=RAND()" office:value-type="float" office:value="0.397005870376023" calcext:value-type="float">
            <text:p>0,3970058704</text:p>
          </table:table-cell>
          <table:table-cell table:formula="of:=[.$B$3] + [.$C$3] * ((-2*LN([.A30]))^0.5*COS(2*PI()*[.B30]) )" office:value-type="float" office:value="2.88098894375303" calcext:value-type="float">
            <text:p>2,8809889438</text:p>
          </table:table-cell>
          <table:table-cell/>
          <table:table-cell office:value-type="float" office:value="0.401873128593355" calcext:value-type="float">
            <text:p>0,4018731286</text:p>
          </table:table-cell>
          <table:table-cell office:value-type="float" office:value="0.44618060846727" calcext:value-type="float">
            <text:p>0,4461806085</text:p>
          </table:table-cell>
          <table:table-cell office:value-type="float" office:value="2.49047840345089" calcext:value-type="float">
            <text:p>2,4904784035</text:p>
          </table:table-cell>
          <table:table-cell office:value-type="float" office:value="2.76632118828341" calcext:value-type="float">
            <text:p>2,7663211883</text:p>
          </table:table-cell>
          <table:table-cell/>
          <table:table-cell table:formula="of:=[.J29]+1/100" office:value-type="float" office:value="0.24" calcext:value-type="float">
            <text:p>0,24</text:p>
          </table:table-cell>
          <table:table-cell table:formula="of:=NORMDIST([.H30];3;0.4;1)" office:value-type="float" office:value="0.27954387998668" calcext:value-type="float">
            <text:p>0,27954388</text:p>
          </table:table-cell>
          <table:table-cell table:number-columns-repeated="2"/>
        </table:table-row>
        <table:table-row table:style-name="ro1">
          <table:table-cell table:formula="of:=RAND()" office:value-type="float" office:value="0.749557545298366" calcext:value-type="float">
            <text:p>0,7495575453</text:p>
          </table:table-cell>
          <table:table-cell table:formula="of:=RAND()" office:value-type="float" office:value="0.909108770561213" calcext:value-type="float">
            <text:p>0,9091087706</text:p>
          </table:table-cell>
          <table:table-cell table:formula="of:=[.$B$3] + [.$C$3] * ((-2*LN([.A31]))^0.5*COS(2*PI()*[.B31]) )" office:value-type="float" office:value="3.255525696155" calcext:value-type="float">
            <text:p>3,2555256962</text:p>
          </table:table-cell>
          <table:table-cell/>
          <table:table-cell office:value-type="float" office:value="0.13651286967053" calcext:value-type="float">
            <text:p>0,1365128697</text:p>
          </table:table-cell>
          <table:table-cell office:value-type="float" office:value="0.419228471254906" calcext:value-type="float">
            <text:p>0,4192284713</text:p>
          </table:table-cell>
          <table:table-cell office:value-type="float" office:value="2.30234716328672" calcext:value-type="float">
            <text:p>2,3023471633</text:p>
          </table:table-cell>
          <table:table-cell office:value-type="float" office:value="2.77348779388327" calcext:value-type="float">
            <text:p>2,7734877939</text:p>
          </table:table-cell>
          <table:table-cell/>
          <table:table-cell table:formula="of:=[.J30]+1/100" office:value-type="float" office:value="0.25" calcext:value-type="float">
            <text:p>0,25</text:p>
          </table:table-cell>
          <table:table-cell table:formula="of:=NORMDIST([.H31];3;0.4;1)" office:value-type="float" office:value="0.285601551892653" calcext:value-type="float">
            <text:p>0,2856015519</text:p>
          </table:table-cell>
          <table:table-cell table:number-columns-repeated="2"/>
        </table:table-row>
        <table:table-row table:style-name="ro1">
          <table:table-cell table:formula="of:=RAND()" office:value-type="float" office:value="0.591076453399361" calcext:value-type="float">
            <text:p>0,5910764534</text:p>
          </table:table-cell>
          <table:table-cell table:formula="of:=RAND()" office:value-type="float" office:value="0.144504070170365" calcext:value-type="float">
            <text:p>0,1445040702</text:p>
          </table:table-cell>
          <table:table-cell table:formula="of:=[.$B$3] + [.$C$3] * ((-2*LN([.A32]))^0.5*COS(2*PI()*[.B32]) )" office:value-type="float" office:value="3.25241956753899" calcext:value-type="float">
            <text:p>3,2524195675</text:p>
          </table:table-cell>
          <table:table-cell/>
          <table:table-cell office:value-type="float" office:value="0.0101410839814714" calcext:value-type="float">
            <text:p>0,010141084</text:p>
          </table:table-cell>
          <table:table-cell office:value-type="float" office:value="0.912999442040513" calcext:value-type="float">
            <text:p>0,912999442</text:p>
          </table:table-cell>
          <table:table-cell office:value-type="float" office:value="4.03546214955466" calcext:value-type="float">
            <text:p>4,0354621496</text:p>
          </table:table-cell>
          <table:table-cell office:value-type="float" office:value="2.79040035752889" calcext:value-type="float">
            <text:p>2,7904003575</text:p>
          </table:table-cell>
          <table:table-cell/>
          <table:table-cell table:formula="of:=[.J31]+1/100" office:value-type="float" office:value="0.26" calcext:value-type="float">
            <text:p>0,26</text:p>
          </table:table-cell>
          <table:table-cell table:formula="of:=NORMDIST([.H32];3;0.4;1)" office:value-type="float" office:value="0.300139580772324" calcext:value-type="float">
            <text:p>0,3001395808</text:p>
          </table:table-cell>
          <table:table-cell table:number-columns-repeated="2"/>
        </table:table-row>
        <table:table-row table:style-name="ro1">
          <table:table-cell table:formula="of:=RAND()" office:value-type="float" office:value="0.266233600755763" calcext:value-type="float">
            <text:p>0,2662336008</text:p>
          </table:table-cell>
          <table:table-cell table:formula="of:=RAND()" office:value-type="float" office:value="0.3590421383594" calcext:value-type="float">
            <text:p>0,3590421384</text:p>
          </table:table-cell>
          <table:table-cell table:formula="of:=[.$B$3] + [.$C$3] * ((-2*LN([.A33]))^0.5*COS(2*PI()*[.B33]) )" office:value-type="float" office:value="2.58821842346651" calcext:value-type="float">
            <text:p>2,5882184235</text:p>
          </table:table-cell>
          <table:table-cell/>
          <table:table-cell office:value-type="float" office:value="0.439461966328702" calcext:value-type="float">
            <text:p>0,4394619663</text:p>
          </table:table-cell>
          <table:table-cell office:value-type="float" office:value="0.172719601857349" calcext:value-type="float">
            <text:p>0,1727196019</text:p>
          </table:table-cell>
          <table:table-cell office:value-type="float" office:value="3.23939323267677" calcext:value-type="float">
            <text:p>3,2393932327</text:p>
          </table:table-cell>
          <table:table-cell office:value-type="float" office:value="2.79425204691029" calcext:value-type="float">
            <text:p>2,7942520469</text:p>
          </table:table-cell>
          <table:table-cell/>
          <table:table-cell table:formula="of:=[.J32]+1/100" office:value-type="float" office:value="0.27" calcext:value-type="float">
            <text:p>0,27</text:p>
          </table:table-cell>
          <table:table-cell table:formula="of:=NORMDIST([.H33];3;0.4;1)" office:value-type="float" office:value="0.303496705794139" calcext:value-type="float">
            <text:p>0,3034967058</text:p>
          </table:table-cell>
          <table:table-cell table:number-columns-repeated="2"/>
        </table:table-row>
        <table:table-row table:style-name="ro1">
          <table:table-cell table:formula="of:=RAND()" office:value-type="float" office:value="0.888427837536864" calcext:value-type="float">
            <text:p>0,8884278375</text:p>
          </table:table-cell>
          <table:table-cell table:formula="of:=RAND()" office:value-type="float" office:value="0.0249697674736732" calcext:value-type="float">
            <text:p>0,0249697675</text:p>
          </table:table-cell>
          <table:table-cell table:formula="of:=[.$B$3] + [.$C$3] * ((-2*LN([.A34]))^0.5*COS(2*PI()*[.B34]) )" office:value-type="float" office:value="3.19217803480628" calcext:value-type="float">
            <text:p>3,1921780348</text:p>
          </table:table-cell>
          <table:table-cell/>
          <table:table-cell office:value-type="float" office:value="0.0155527135049413" calcext:value-type="float">
            <text:p>0,0155527135</text:p>
          </table:table-cell>
          <table:table-cell office:value-type="float" office:value="0.647718256674564" calcext:value-type="float">
            <text:p>0,6477182567</text:p>
          </table:table-cell>
          <table:table-cell office:value-type="float" office:value="2.308222741321" calcext:value-type="float">
            <text:p>2,3082227413</text:p>
          </table:table-cell>
          <table:table-cell office:value-type="float" office:value="2.79484180735627" calcext:value-type="float">
            <text:p>2,7948418074</text:p>
          </table:table-cell>
          <table:table-cell/>
          <table:table-cell table:formula="of:=[.J33]+1/100" office:value-type="float" office:value="0.28" calcext:value-type="float">
            <text:p>0,28</text:p>
          </table:table-cell>
          <table:table-cell table:formula="of:=NORMDIST([.H34];3;0.4;1)" office:value-type="float" office:value="0.304012217131724" calcext:value-type="float">
            <text:p>0,3040122171</text:p>
          </table:table-cell>
          <table:table-cell table:number-columns-repeated="2"/>
        </table:table-row>
        <table:table-row table:style-name="ro1">
          <table:table-cell table:formula="of:=RAND()" office:value-type="float" office:value="0.805794639804279" calcext:value-type="float">
            <text:p>0,8057946398</text:p>
          </table:table-cell>
          <table:table-cell table:formula="of:=RAND()" office:value-type="float" office:value="0.630616582897692" calcext:value-type="float">
            <text:p>0,6306165829</text:p>
          </table:table-cell>
          <table:table-cell table:formula="of:=[.$B$3] + [.$C$3] * ((-2*LN([.A35]))^0.5*COS(2*PI()*[.B35]) )" office:value-type="float" office:value="2.8208022712181" calcext:value-type="float">
            <text:p>2,8208022712</text:p>
          </table:table-cell>
          <table:table-cell/>
          <table:table-cell office:value-type="float" office:value="0.0131490513506573" calcext:value-type="float">
            <text:p>0,0131490514</text:p>
          </table:table-cell>
          <table:table-cell office:value-type="float" office:value="0.944526897994443" calcext:value-type="float">
            <text:p>0,944526898</text:p>
          </table:table-cell>
          <table:table-cell office:value-type="float" office:value="4.10651437735589" calcext:value-type="float">
            <text:p>4,1065143774</text:p>
          </table:table-cell>
          <table:table-cell office:value-type="float" office:value="2.79992763543859" calcext:value-type="float">
            <text:p>2,7999276354</text:p>
          </table:table-cell>
          <table:table-cell/>
          <table:table-cell table:formula="of:=[.J34]+1/100" office:value-type="float" office:value="0.29" calcext:value-type="float">
            <text:p>0,29</text:p>
          </table:table-cell>
          <table:table-cell table:formula="of:=NORMDIST([.H35];3;0.4;1)" office:value-type="float" office:value="0.308473848974528" calcext:value-type="float">
            <text:p>0,308473849</text:p>
          </table:table-cell>
          <table:table-cell table:number-columns-repeated="2"/>
        </table:table-row>
        <table:table-row table:style-name="ro1">
          <table:table-cell table:formula="of:=RAND()" office:value-type="float" office:value="0.0883183384865511" calcext:value-type="float">
            <text:p>0,0883183385</text:p>
          </table:table-cell>
          <table:table-cell table:formula="of:=RAND()" office:value-type="float" office:value="0.44295640835088" calcext:value-type="float">
            <text:p>0,4429564084</text:p>
          </table:table-cell>
          <table:table-cell table:formula="of:=[.$B$3] + [.$C$3] * ((-2*LN([.A36]))^0.5*COS(2*PI()*[.B36]) )" office:value-type="float" office:value="2.17476235681733" calcext:value-type="float">
            <text:p>2,1747623568</text:p>
          </table:table-cell>
          <table:table-cell/>
          <table:table-cell office:value-type="float" office:value="0.984787523601628" calcext:value-type="float">
            <text:p>0,9847875236</text:p>
          </table:table-cell>
          <table:table-cell office:value-type="float" office:value="0.297471729135793" calcext:value-type="float">
            <text:p>0,2974717291</text:p>
          </table:table-cell>
          <table:table-cell office:value-type="float" office:value="2.97941773140711" calcext:value-type="float">
            <text:p>2,9794177314</text:p>
          </table:table-cell>
          <table:table-cell office:value-type="float" office:value="2.82133939164959" calcext:value-type="float">
            <text:p>2,8213393916</text:p>
          </table:table-cell>
          <table:table-cell/>
          <table:table-cell table:formula="of:=[.J35]+1/100" office:value-type="float" office:value="0.3" calcext:value-type="float">
            <text:p>0,3</text:p>
          </table:table-cell>
          <table:table-cell table:formula="of:=NORMDIST([.H36];3;0.4;1)" office:value-type="float" office:value="0.327563345020574" calcext:value-type="float">
            <text:p>0,327563345</text:p>
          </table:table-cell>
          <table:table-cell table:number-columns-repeated="2"/>
        </table:table-row>
        <table:table-row table:style-name="ro1">
          <table:table-cell table:formula="of:=RAND()" office:value-type="float" office:value="0.551942393003754" calcext:value-type="float">
            <text:p>0,551942393</text:p>
          </table:table-cell>
          <table:table-cell table:formula="of:=RAND()" office:value-type="float" office:value="0.29222569558542" calcext:value-type="float">
            <text:p>0,2922256956</text:p>
          </table:table-cell>
          <table:table-cell table:formula="of:=[.$B$3] + [.$C$3] * ((-2*LN([.A37]))^0.5*COS(2*PI()*[.B37]) )" office:value-type="float" office:value="2.88565116656116" calcext:value-type="float">
            <text:p>2,8856511666</text:p>
          </table:table-cell>
          <table:table-cell/>
          <table:table-cell office:value-type="float" office:value="0.395276533705665" calcext:value-type="float">
            <text:p>0,3952765337</text:p>
          </table:table-cell>
          <table:table-cell office:value-type="float" office:value="0.709887318685882" calcext:value-type="float">
            <text:p>0,7098873187</text:p>
          </table:table-cell>
          <table:table-cell office:value-type="float" office:value="2.86409275830766" calcext:value-type="float">
            <text:p>2,8640927583</text:p>
          </table:table-cell>
          <table:table-cell office:value-type="float" office:value="2.82836083434085" calcext:value-type="float">
            <text:p>2,8283608343</text:p>
          </table:table-cell>
          <table:table-cell/>
          <table:table-cell table:formula="of:=[.J36]+1/100" office:value-type="float" office:value="0.31" calcext:value-type="float">
            <text:p>0,31</text:p>
          </table:table-cell>
          <table:table-cell table:formula="of:=NORMDIST([.H37];3;0.4;1)" office:value-type="float" office:value="0.333925985086955" calcext:value-type="float">
            <text:p>0,3339259851</text:p>
          </table:table-cell>
          <table:table-cell table:number-columns-repeated="2"/>
        </table:table-row>
        <table:table-row table:style-name="ro1">
          <table:table-cell table:formula="of:=RAND()" office:value-type="float" office:value="0.280027449144298" calcext:value-type="float">
            <text:p>0,2800274491</text:p>
          </table:table-cell>
          <table:table-cell table:formula="of:=RAND()" office:value-type="float" office:value="0.857245871033375" calcext:value-type="float">
            <text:p>0,857245871</text:p>
          </table:table-cell>
          <table:table-cell table:formula="of:=[.$B$3] + [.$C$3] * ((-2*LN([.A38]))^0.5*COS(2*PI()*[.B38]) )" office:value-type="float" office:value="3.3982430645776" calcext:value-type="float">
            <text:p>3,3982430646</text:p>
          </table:table-cell>
          <table:table-cell/>
          <table:table-cell office:value-type="float" office:value="0.0218621183372005" calcext:value-type="float">
            <text:p>0,0218621183</text:p>
          </table:table-cell>
          <table:table-cell office:value-type="float" office:value="0.623074970815806" calcext:value-type="float">
            <text:p>0,6230749708</text:p>
          </table:table-cell>
          <table:table-cell office:value-type="float" office:value="2.20849796934114" calcext:value-type="float">
            <text:p>2,2084979693</text:p>
          </table:table-cell>
          <table:table-cell office:value-type="float" office:value="2.83223804758014" calcext:value-type="float">
            <text:p>2,8322380476</text:p>
          </table:table-cell>
          <table:table-cell/>
          <table:table-cell table:formula="of:=[.J37]+1/100" office:value-type="float" office:value="0.32" calcext:value-type="float">
            <text:p>0,32</text:p>
          </table:table-cell>
          <table:table-cell table:formula="of:=NORMDIST([.H38];3;0.4;1)" office:value-type="float" office:value="0.337460128742415" calcext:value-type="float">
            <text:p>0,3374601287</text:p>
          </table:table-cell>
          <table:table-cell table:number-columns-repeated="2"/>
        </table:table-row>
        <table:table-row table:style-name="ro1">
          <table:table-cell table:formula="of:=RAND()" office:value-type="float" office:value="0.326074409255479" calcext:value-type="float">
            <text:p>0,3260744093</text:p>
          </table:table-cell>
          <table:table-cell table:formula="of:=RAND()" office:value-type="float" office:value="0.48508628615008" calcext:value-type="float">
            <text:p>0,4850862862</text:p>
          </table:table-cell>
          <table:table-cell table:formula="of:=[.$B$3] + [.$C$3] * ((-2*LN([.A39]))^0.5*COS(2*PI()*[.B39]) )" office:value-type="float" office:value="2.40379373276512" calcext:value-type="float">
            <text:p>2,4037937328</text:p>
          </table:table-cell>
          <table:table-cell/>
          <table:table-cell office:value-type="float" office:value="0.0249490260829479" calcext:value-type="float">
            <text:p>0,0249490261</text:p>
          </table:table-cell>
          <table:table-cell office:value-type="float" office:value="0.787905106034288" calcext:value-type="float">
            <text:p>0,787905106</text:p>
          </table:table-cell>
          <table:table-cell office:value-type="float" office:value="3.25639314985509" calcext:value-type="float">
            <text:p>3,2563931499</text:p>
          </table:table-cell>
          <table:table-cell office:value-type="float" office:value="2.83690522779333" calcext:value-type="float">
            <text:p>2,8369052278</text:p>
          </table:table-cell>
          <table:table-cell/>
          <table:table-cell table:formula="of:=[.J38]+1/100" office:value-type="float" office:value="0.33" calcext:value-type="float">
            <text:p>0,33</text:p>
          </table:table-cell>
          <table:table-cell table:formula="of:=NORMDIST([.H39];3;0.4;1)" office:value-type="float" office:value="0.34173341065532" calcext:value-type="float">
            <text:p>0,3417334107</text:p>
          </table:table-cell>
          <table:table-cell table:number-columns-repeated="2"/>
        </table:table-row>
        <table:table-row table:style-name="ro1">
          <table:table-cell table:formula="of:=RAND()" office:value-type="float" office:value="0.899299818185166" calcext:value-type="float">
            <text:p>0,8992998182</text:p>
          </table:table-cell>
          <table:table-cell table:formula="of:=RAND()" office:value-type="float" office:value="0.00784474308990134" calcext:value-type="float">
            <text:p>0,0078447431</text:p>
          </table:table-cell>
          <table:table-cell table:formula="of:=[.$B$3] + [.$C$3] * ((-2*LN([.A40]))^0.5*COS(2*PI()*[.B40]) )" office:value-type="float" office:value="3.18407054527323" calcext:value-type="float">
            <text:p>3,1840705453</text:p>
          </table:table-cell>
          <table:table-cell/>
          <table:table-cell office:value-type="float" office:value="0.856848495486267" calcext:value-type="float">
            <text:p>0,8568484955</text:p>
          </table:table-cell>
          <table:table-cell office:value-type="float" office:value="0.295592944896134" calcext:value-type="float">
            <text:p>0,2955929449</text:p>
          </table:table-cell>
          <table:table-cell office:value-type="float" office:value="2.93717215256919" calcext:value-type="float">
            <text:p>2,9371721526</text:p>
          </table:table-cell>
          <table:table-cell office:value-type="float" office:value="2.8453587317009" calcext:value-type="float">
            <text:p>2,8453587317</text:p>
          </table:table-cell>
          <table:table-cell/>
          <table:table-cell table:formula="of:=[.J39]+1/100" office:value-type="float" office:value="0.34" calcext:value-type="float">
            <text:p>0,34</text:p>
          </table:table-cell>
          <table:table-cell table:formula="of:=NORMDIST([.H40];3;0.4;1)" office:value-type="float" office:value="0.349525005113041" calcext:value-type="float">
            <text:p>0,3495250051</text:p>
          </table:table-cell>
          <table:table-cell table:number-columns-repeated="2"/>
        </table:table-row>
        <table:table-row table:style-name="ro1">
          <table:table-cell table:formula="of:=RAND()" office:value-type="float" office:value="0.551120478889244" calcext:value-type="float">
            <text:p>0,5511204789</text:p>
          </table:table-cell>
          <table:table-cell table:formula="of:=RAND()" office:value-type="float" office:value="0.549728676418586" calcext:value-type="float">
            <text:p>0,5497286764</text:p>
          </table:table-cell>
          <table:table-cell table:formula="of:=[.$B$3] + [.$C$3] * ((-2*LN([.A41]))^0.5*COS(2*PI()*[.B41]) )" office:value-type="float" office:value="2.58449897521841" calcext:value-type="float">
            <text:p>2,5844989752</text:p>
          </table:table-cell>
          <table:table-cell/>
          <table:table-cell office:value-type="float" office:value="0.868145338297258" calcext:value-type="float">
            <text:p>0,8681453383</text:p>
          </table:table-cell>
          <table:table-cell office:value-type="float" office:value="0.591302540674744" calcext:value-type="float">
            <text:p>0,5913025407</text:p>
          </table:table-cell>
          <table:table-cell office:value-type="float" office:value="2.82133939164959" calcext:value-type="float">
            <text:p>2,8213393916</text:p>
          </table:table-cell>
          <table:table-cell office:value-type="float" office:value="2.84855313914442" calcext:value-type="float">
            <text:p>2,8485531391</text:p>
          </table:table-cell>
          <table:table-cell/>
          <table:table-cell table:formula="of:=[.J40]+1/100" office:value-type="float" office:value="0.35" calcext:value-type="float">
            <text:p>0,35</text:p>
          </table:table-cell>
          <table:table-cell table:formula="of:=NORMDIST([.H41];3;0.4;1)" office:value-type="float" office:value="0.352486091635704" calcext:value-type="float">
            <text:p>0,3524860916</text:p>
          </table:table-cell>
          <table:table-cell table:number-columns-repeated="2"/>
        </table:table-row>
        <table:table-row table:style-name="ro1">
          <table:table-cell table:formula="of:=RAND()" office:value-type="float" office:value="0.429169028833112" calcext:value-type="float">
            <text:p>0,4291690288</text:p>
          </table:table-cell>
          <table:table-cell table:formula="of:=RAND()" office:value-type="float" office:value="0.0513714872722816" calcext:value-type="float">
            <text:p>0,0513714873</text:p>
          </table:table-cell>
          <table:table-cell table:formula="of:=[.$B$3] + [.$C$3] * ((-2*LN([.A42]))^0.5*COS(2*PI()*[.B42]) )" office:value-type="float" office:value="3.49341018300865" calcext:value-type="float">
            <text:p>3,493410183</text:p>
          </table:table-cell>
          <table:table-cell/>
          <table:table-cell office:value-type="float" office:value="0.7623261026007" calcext:value-type="float">
            <text:p>0,7623261026</text:p>
          </table:table-cell>
          <table:table-cell office:value-type="float" office:value="0.696769545966509" calcext:value-type="float">
            <text:p>0,696769546</text:p>
          </table:table-cell>
          <table:table-cell office:value-type="float" office:value="2.90326638177417" calcext:value-type="float">
            <text:p>2,9032663818</text:p>
          </table:table-cell>
          <table:table-cell office:value-type="float" office:value="2.8534681757575" calcext:value-type="float">
            <text:p>2,8534681758</text:p>
          </table:table-cell>
          <table:table-cell/>
          <table:table-cell table:formula="of:=[.J41]+1/100" office:value-type="float" office:value="0.36" calcext:value-type="float">
            <text:p>0,36</text:p>
          </table:table-cell>
          <table:table-cell table:formula="of:=NORMDIST([.H42];3;0.4;1)" office:value-type="float" office:value="0.357059587092143" calcext:value-type="float">
            <text:p>0,3570595871</text:p>
          </table:table-cell>
          <table:table-cell table:number-columns-repeated="2"/>
        </table:table-row>
        <table:table-row table:style-name="ro1">
          <table:table-cell table:formula="of:=RAND()" office:value-type="float" office:value="0.54308751766149" calcext:value-type="float">
            <text:p>0,5430875177</text:p>
          </table:table-cell>
          <table:table-cell table:formula="of:=RAND()" office:value-type="float" office:value="0.260158020048171" calcext:value-type="float">
            <text:p>0,26015802</text:p>
          </table:table-cell>
          <table:table-cell table:formula="of:=[.$B$3] + [.$C$3] * ((-2*LN([.A43]))^0.5*COS(2*PI()*[.B43]) )" office:value-type="float" office:value="2.9718092614858" calcext:value-type="float">
            <text:p>2,9718092615</text:p>
          </table:table-cell>
          <table:table-cell/>
          <table:table-cell office:value-type="float" office:value="0.46277850496354" calcext:value-type="float">
            <text:p>0,462778505</text:p>
          </table:table-cell>
          <table:table-cell office:value-type="float" office:value="0.300404182574293" calcext:value-type="float">
            <text:p>0,3004041826</text:p>
          </table:table-cell>
          <table:table-cell office:value-type="float" office:value="2.8453587317009" calcext:value-type="float">
            <text:p>2,8453587317</text:p>
          </table:table-cell>
          <table:table-cell office:value-type="float" office:value="2.85555147798009" calcext:value-type="float">
            <text:p>2,855551478</text:p>
          </table:table-cell>
          <table:table-cell/>
          <table:table-cell table:formula="of:=[.J42]+1/100" office:value-type="float" office:value="0.37" calcext:value-type="float">
            <text:p>0,37</text:p>
          </table:table-cell>
          <table:table-cell table:formula="of:=NORMDIST([.H43];3;0.4;1)" office:value-type="float" office:value="0.359004383631375" calcext:value-type="float">
            <text:p>0,3590043836</text:p>
          </table:table-cell>
          <table:table-cell table:number-columns-repeated="2"/>
        </table:table-row>
        <table:table-row table:style-name="ro1">
          <table:table-cell table:formula="of:=RAND()" office:value-type="float" office:value="0.8469295451082" calcext:value-type="float">
            <text:p>0,8469295451</text:p>
          </table:table-cell>
          <table:table-cell table:formula="of:=RAND()" office:value-type="float" office:value="0.64218595962806" calcext:value-type="float">
            <text:p>0,6421859596</text:p>
          </table:table-cell>
          <table:table-cell table:formula="of:=[.$B$3] + [.$C$3] * ((-2*LN([.A44]))^0.5*COS(2*PI()*[.B44]) )" office:value-type="float" office:value="2.85548089897409" calcext:value-type="float">
            <text:p>2,855480899</text:p>
          </table:table-cell>
          <table:table-cell/>
          <table:table-cell office:value-type="float" office:value="0.819207132228131" calcext:value-type="float">
            <text:p>0,8192071322</text:p>
          </table:table-cell>
          <table:table-cell office:value-type="float" office:value="0.118155825465623" calcext:value-type="float">
            <text:p>0,1181558255</text:p>
          </table:table-cell>
          <table:table-cell office:value-type="float" office:value="3.18613906184903" calcext:value-type="float">
            <text:p>3,1861390618</text:p>
          </table:table-cell>
          <table:table-cell office:value-type="float" office:value="2.86409275830766" calcext:value-type="float">
            <text:p>2,8640927583</text:p>
          </table:table-cell>
          <table:table-cell/>
          <table:table-cell table:formula="of:=[.J43]+1/100" office:value-type="float" office:value="0.38" calcext:value-type="float">
            <text:p>0,38</text:p>
          </table:table-cell>
          <table:table-cell table:formula="of:=NORMDIST([.H44];3;0.4;1)" office:value-type="float" office:value="0.367015584780288" calcext:value-type="float">
            <text:p>0,3670155848</text:p>
          </table:table-cell>
          <table:table-cell table:number-columns-repeated="2"/>
        </table:table-row>
        <table:table-row table:style-name="ro1">
          <table:table-cell table:formula="of:=RAND()" office:value-type="float" office:value="0.369826416337964" calcext:value-type="float">
            <text:p>0,3698264163</text:p>
          </table:table-cell>
          <table:table-cell table:formula="of:=RAND()" office:value-type="float" office:value="0.687581387558218" calcext:value-type="float">
            <text:p>0,6875813876</text:p>
          </table:table-cell>
          <table:table-cell table:formula="of:=[.$B$3] + [.$C$3] * ((-2*LN([.A45]))^0.5*COS(2*PI()*[.B45]) )" office:value-type="float" office:value="2.78436023192684" calcext:value-type="float">
            <text:p>2,7843602319</text:p>
          </table:table-cell>
          <table:table-cell/>
          <table:table-cell office:value-type="float" office:value="0.913257818616521" calcext:value-type="float">
            <text:p>0,9132578186</text:p>
          </table:table-cell>
          <table:table-cell office:value-type="float" office:value="0.392731381824934" calcext:value-type="float">
            <text:p>0,3927313818</text:p>
          </table:table-cell>
          <table:table-cell table:number-columns-repeated="2" office:value-type="float" office:value="2.86686060326205" calcext:value-type="float">
            <text:p>2,8668606033</text:p>
          </table:table-cell>
          <table:table-cell/>
          <table:table-cell table:formula="of:=[.J44]+1/100" office:value-type="float" office:value="0.39" calcext:value-type="float">
            <text:p>0,39</text:p>
          </table:table-cell>
          <table:table-cell table:formula="of:=NORMDIST([.H45];3;0.4;1)" office:value-type="float" office:value="0.369624326006554" calcext:value-type="float">
            <text:p>0,369624326</text:p>
          </table:table-cell>
          <table:table-cell table:number-columns-repeated="2"/>
        </table:table-row>
        <table:table-row table:style-name="ro1">
          <table:table-cell table:formula="of:=RAND()" office:value-type="float" office:value="0.826427996392824" calcext:value-type="float">
            <text:p>0,8264279964</text:p>
          </table:table-cell>
          <table:table-cell table:formula="of:=RAND()" office:value-type="float" office:value="0.784809301026719" calcext:value-type="float">
            <text:p>0,784809301</text:p>
          </table:table-cell>
          <table:table-cell table:formula="of:=[.$B$3] + [.$C$3] * ((-2*LN([.A46]))^0.5*COS(2*PI()*[.B46]) )" office:value-type="float" office:value="3.05359101932602" calcext:value-type="float">
            <text:p>3,0535910193</text:p>
          </table:table-cell>
          <table:table-cell/>
          <table:table-cell office:value-type="float" office:value="0.118268948551116" calcext:value-type="float">
            <text:p>0,1182689486</text:p>
          </table:table-cell>
          <table:table-cell office:value-type="float" office:value="0.0573952541507643" calcext:value-type="float">
            <text:p>0,0573952542</text:p>
          </table:table-cell>
          <table:table-cell office:value-type="float" office:value="3.77335461816468" calcext:value-type="float">
            <text:p>3,7733546182</text:p>
          </table:table-cell>
          <table:table-cell office:value-type="float" office:value="2.88022052632612" calcext:value-type="float">
            <text:p>2,8802205263</text:p>
          </table:table-cell>
          <table:table-cell/>
          <table:table-cell table:formula="of:=[.J45]+1/100" office:value-type="float" office:value="0.4" calcext:value-type="float">
            <text:p>0,4</text:p>
          </table:table-cell>
          <table:table-cell table:formula="of:=NORMDIST([.H46];3;0.4;1)" office:value-type="float" office:value="0.38229886032415" calcext:value-type="float">
            <text:p>0,3822988603</text:p>
          </table:table-cell>
          <table:table-cell table:number-columns-repeated="2"/>
        </table:table-row>
        <table:table-row table:style-name="ro1">
          <table:table-cell table:formula="of:=RAND()" office:value-type="float" office:value="0.812677423947784" calcext:value-type="float">
            <text:p>0,8126774239</text:p>
          </table:table-cell>
          <table:table-cell table:formula="of:=RAND()" office:value-type="float" office:value="0.116045779585305" calcext:value-type="float">
            <text:p>0,1160457796</text:p>
          </table:table-cell>
          <table:table-cell table:formula="of:=[.$B$3] + [.$C$3] * ((-2*LN([.A47]))^0.5*COS(2*PI()*[.B47]) )" office:value-type="float" office:value="3.19212963950623" calcext:value-type="float">
            <text:p>3,1921296395</text:p>
          </table:table-cell>
          <table:table-cell/>
          <table:table-cell office:value-type="float" office:value="0.511517599061923" calcext:value-type="float">
            <text:p>0,5115175991</text:p>
          </table:table-cell>
          <table:table-cell office:value-type="float" office:value="0.284653452354516" calcext:value-type="float">
            <text:p>0,2846534524</text:p>
          </table:table-cell>
          <table:table-cell office:value-type="float" office:value="2.89994869397255" calcext:value-type="float">
            <text:p>2,899948694</text:p>
          </table:table-cell>
          <table:table-cell office:value-type="float" office:value="2.88375128452358" calcext:value-type="float">
            <text:p>2,8837512845</text:p>
          </table:table-cell>
          <table:table-cell/>
          <table:table-cell table:formula="of:=[.J46]+1/100" office:value-type="float" office:value="0.41" calcext:value-type="float">
            <text:p>0,41</text:p>
          </table:table-cell>
          <table:table-cell table:formula="of:=NORMDIST([.H47];3;0.4;1)" office:value-type="float" office:value="0.385670297024752" calcext:value-type="float">
            <text:p>0,385670297</text:p>
          </table:table-cell>
          <table:table-cell table:number-columns-repeated="2"/>
        </table:table-row>
        <table:table-row table:style-name="ro1">
          <table:table-cell table:formula="of:=RAND()" office:value-type="float" office:value="0.26002197936455" calcext:value-type="float">
            <text:p>0,2600219794</text:p>
          </table:table-cell>
          <table:table-cell table:formula="of:=RAND()" office:value-type="float" office:value="0.314624860220513" calcext:value-type="float">
            <text:p>0,3146248602</text:p>
          </table:table-cell>
          <table:table-cell table:formula="of:=[.$B$3] + [.$C$3] * ((-2*LN([.A48]))^0.5*COS(2*PI()*[.B48]) )" office:value-type="float" office:value="2.74067996674349" calcext:value-type="float">
            <text:p>2,7406799667</text:p>
          </table:table-cell>
          <table:table-cell/>
          <table:table-cell office:value-type="float" office:value="0.448234844449856" calcext:value-type="float">
            <text:p>0,4482348444</text:p>
          </table:table-cell>
          <table:table-cell office:value-type="float" office:value="0.113839753626127" calcext:value-type="float">
            <text:p>0,1138397536</text:p>
          </table:table-cell>
          <table:table-cell office:value-type="float" office:value="3.38254022176411" calcext:value-type="float">
            <text:p>3,3825402218</text:p>
          </table:table-cell>
          <table:table-cell office:value-type="float" office:value="2.89529550041024" calcext:value-type="float">
            <text:p>2,8952955004</text:p>
          </table:table-cell>
          <table:table-cell/>
          <table:table-cell table:formula="of:=[.J47]+1/100" office:value-type="float" office:value="0.42" calcext:value-type="float">
            <text:p>0,42</text:p>
          </table:table-cell>
          <table:table-cell table:formula="of:=NORMDIST([.H48];3;0.4;1)" office:value-type="float" office:value="0.396752758217712" calcext:value-type="float">
            <text:p>0,3967527582</text:p>
          </table:table-cell>
          <table:table-cell table:number-columns-repeated="2"/>
        </table:table-row>
        <table:table-row table:style-name="ro1">
          <table:table-cell table:formula="of:=RAND()" office:value-type="float" office:value="0.933098480648218" calcext:value-type="float">
            <text:p>0,9330984806</text:p>
          </table:table-cell>
          <table:table-cell table:formula="of:=RAND()" office:value-type="float" office:value="0.0219219035389261" calcext:value-type="float">
            <text:p>0,0219219035</text:p>
          </table:table-cell>
          <table:table-cell table:formula="of:=[.$B$3] + [.$C$3] * ((-2*LN([.A49]))^0.5*COS(2*PI()*[.B49]) )" office:value-type="float" office:value="3.14744664259255" calcext:value-type="float">
            <text:p>3,1474466426</text:p>
          </table:table-cell>
          <table:table-cell/>
          <table:table-cell office:value-type="float" office:value="0.458015043388043" calcext:value-type="float">
            <text:p>0,4580150434</text:p>
          </table:table-cell>
          <table:table-cell office:value-type="float" office:value="0.778607259028775" calcext:value-type="float">
            <text:p>0,778607259</text:p>
          </table:table-cell>
          <table:table-cell office:value-type="float" office:value="3.08936650026419" calcext:value-type="float">
            <text:p>3,0893665003</text:p>
          </table:table-cell>
          <table:table-cell office:value-type="float" office:value="2.89994869397255" calcext:value-type="float">
            <text:p>2,899948694</text:p>
          </table:table-cell>
          <table:table-cell/>
          <table:table-cell table:formula="of:=[.J48]+1/100" office:value-type="float" office:value="0.43" calcext:value-type="float">
            <text:p>0,43</text:p>
          </table:table-cell>
          <table:table-cell table:formula="of:=NORMDIST([.H49];3;0.4;1)" office:value-type="float" office:value="0.401244079099847" calcext:value-type="float">
            <text:p>0,4012440791</text:p>
          </table:table-cell>
          <table:table-cell table:number-columns-repeated="2"/>
        </table:table-row>
        <table:table-row table:style-name="ro1">
          <table:table-cell table:formula="of:=RAND()" office:value-type="float" office:value="0.282561588096749" calcext:value-type="float">
            <text:p>0,2825615881</text:p>
          </table:table-cell>
          <table:table-cell table:formula="of:=RAND()" office:value-type="float" office:value="0.0271066923353156" calcext:value-type="float">
            <text:p>0,0271066923</text:p>
          </table:table-cell>
          <table:table-cell table:formula="of:=[.$B$3] + [.$C$3] * ((-2*LN([.A50]))^0.5*COS(2*PI()*[.B50]) )" office:value-type="float" office:value="3.62675041782905" calcext:value-type="float">
            <text:p>3,6267504178</text:p>
          </table:table-cell>
          <table:table-cell/>
          <table:table-cell office:value-type="float" office:value="0.915841297113149" calcext:value-type="float">
            <text:p>0,9158412971</text:p>
          </table:table-cell>
          <table:table-cell office:value-type="float" office:value="0.255758543088767" calcext:value-type="float">
            <text:p>0,2557585431</text:p>
          </table:table-cell>
          <table:table-cell office:value-type="float" office:value="2.99393267505712" calcext:value-type="float">
            <text:p>2,9939326751</text:p>
          </table:table-cell>
          <table:table-cell office:value-type="float" office:value="2.90068361025135" calcext:value-type="float">
            <text:p>2,9006836103</text:p>
          </table:table-cell>
          <table:table-cell/>
          <table:table-cell table:formula="of:=[.J49]+1/100" office:value-type="float" office:value="0.44" calcext:value-type="float">
            <text:p>0,44</text:p>
          </table:table-cell>
          <table:table-cell table:formula="of:=NORMDIST([.H50];3;0.4;1)" office:value-type="float" office:value="0.401954640907701" calcext:value-type="float">
            <text:p>0,4019546409</text:p>
          </table:table-cell>
          <table:table-cell table:number-columns-repeated="2"/>
        </table:table-row>
        <table:table-row table:style-name="ro1">
          <table:table-cell table:formula="of:=RAND()" office:value-type="float" office:value="0.862732180763016" calcext:value-type="float">
            <text:p>0,8627321808</text:p>
          </table:table-cell>
          <table:table-cell table:formula="of:=RAND()" office:value-type="float" office:value="0.651328909154229" calcext:value-type="float">
            <text:p>0,6513289092</text:p>
          </table:table-cell>
          <table:table-cell table:formula="of:=[.$B$3] + [.$C$3] * ((-2*LN([.A51]))^0.5*COS(2*PI()*[.B51]) )" office:value-type="float" office:value="2.87370779526557" calcext:value-type="float">
            <text:p>2,8737077953</text:p>
          </table:table-cell>
          <table:table-cell/>
          <table:table-cell office:value-type="float" office:value="0.833595086246154" calcext:value-type="float">
            <text:p>0,8335950862</text:p>
          </table:table-cell>
          <table:table-cell office:value-type="float" office:value="0.164004788100743" calcext:value-type="float">
            <text:p>0,1640047881</text:p>
          </table:table-cell>
          <table:table-cell office:value-type="float" office:value="3.12414584548429" calcext:value-type="float">
            <text:p>3,1241458455</text:p>
          </table:table-cell>
          <table:table-cell office:value-type="float" office:value="2.90326638177417" calcext:value-type="float">
            <text:p>2,9032663818</text:p>
          </table:table-cell>
          <table:table-cell/>
          <table:table-cell table:formula="of:=[.J50]+1/100" office:value-type="float" office:value="0.45" calcext:value-type="float">
            <text:p>0,45</text:p>
          </table:table-cell>
          <table:table-cell table:formula="of:=NORMDIST([.H51];3;0.4;1)" office:value-type="float" office:value="0.404454378604139" calcext:value-type="float">
            <text:p>0,4044543786</text:p>
          </table:table-cell>
          <table:table-cell table:number-columns-repeated="2"/>
        </table:table-row>
        <table:table-row table:style-name="ro1">
          <table:table-cell table:formula="of:=RAND()" office:value-type="float" office:value="0.637134286340182" calcext:value-type="float">
            <text:p>0,6371342863</text:p>
          </table:table-cell>
          <table:table-cell table:formula="of:=RAND()" office:value-type="float" office:value="0.918248293546643" calcext:value-type="float">
            <text:p>0,9182482935</text:p>
          </table:table-cell>
          <table:table-cell table:formula="of:=[.$B$3] + [.$C$3] * ((-2*LN([.A52]))^0.5*COS(2*PI()*[.B52]) )" office:value-type="float" office:value="3.33078723028621" calcext:value-type="float">
            <text:p>3,3307872303</text:p>
          </table:table-cell>
          <table:table-cell/>
          <table:table-cell office:value-type="float" office:value="0.383160736377525" calcext:value-type="float">
            <text:p>0,3831607364</text:p>
          </table:table-cell>
          <table:table-cell office:value-type="float" office:value="0.298958990129791" calcext:value-type="float">
            <text:p>0,2989589901</text:p>
          </table:table-cell>
          <table:table-cell office:value-type="float" office:value="2.83223804758014" calcext:value-type="float">
            <text:p>2,8322380476</text:p>
          </table:table-cell>
          <table:table-cell office:value-type="float" office:value="2.92065401861748" calcext:value-type="float">
            <text:p>2,9206540186</text:p>
          </table:table-cell>
          <table:table-cell/>
          <table:table-cell table:formula="of:=[.J51]+1/100" office:value-type="float" office:value="0.46" calcext:value-type="float">
            <text:p>0,46</text:p>
          </table:table-cell>
          <table:table-cell table:formula="of:=NORMDIST([.H52];3;0.4;1)" office:value-type="float" office:value="0.421379767833032" calcext:value-type="float">
            <text:p>0,4213797678</text:p>
          </table:table-cell>
          <table:table-cell table:number-columns-repeated="2"/>
        </table:table-row>
        <table:table-row table:style-name="ro1">
          <table:table-cell table:formula="of:=RAND()" office:value-type="float" office:value="0.407113981783611" calcext:value-type="float">
            <text:p>0,4071139818</text:p>
          </table:table-cell>
          <table:table-cell table:formula="of:=RAND()" office:value-type="float" office:value="0.729350408551549" calcext:value-type="float">
            <text:p>0,7293504086</text:p>
          </table:table-cell>
          <table:table-cell table:formula="of:=[.$B$3] + [.$C$3] * ((-2*LN([.A53]))^0.5*COS(2*PI()*[.B53]) )" office:value-type="float" office:value="2.93061823042957" calcext:value-type="float">
            <text:p>2,9306182304</text:p>
          </table:table-cell>
          <table:table-cell/>
          <table:table-cell office:value-type="float" office:value="0.895409015177143" calcext:value-type="float">
            <text:p>0,8954090152</text:p>
          </table:table-cell>
          <table:table-cell office:value-type="float" office:value="0.28362073510683" calcext:value-type="float">
            <text:p>0,2836207351</text:p>
          </table:table-cell>
          <table:table-cell office:value-type="float" office:value="2.96057619339025" calcext:value-type="float">
            <text:p>2,9605761934</text:p>
          </table:table-cell>
          <table:table-cell office:value-type="float" office:value="2.93717215256919" calcext:value-type="float">
            <text:p>2,9371721526</text:p>
          </table:table-cell>
          <table:table-cell/>
          <table:table-cell table:formula="of:=[.J52]+1/100" office:value-type="float" office:value="0.47" calcext:value-type="float">
            <text:p>0,47</text:p>
          </table:table-cell>
          <table:table-cell table:formula="of:=NORMDIST([.H53];3;0.4;1)" office:value-type="float" office:value="0.437594990604331" calcext:value-type="float">
            <text:p>0,4375949906</text:p>
          </table:table-cell>
          <table:table-cell table:number-columns-repeated="2"/>
        </table:table-row>
        <table:table-row table:style-name="ro1">
          <table:table-cell table:formula="of:=RAND()" office:value-type="float" office:value="0.740539819742396" calcext:value-type="float">
            <text:p>0,7405398197</text:p>
          </table:table-cell>
          <table:table-cell table:formula="of:=RAND()" office:value-type="float" office:value="0.206805744196448" calcext:value-type="float">
            <text:p>0,2068057442</text:p>
          </table:table-cell>
          <table:table-cell table:formula="of:=[.$B$3] + [.$C$3] * ((-2*LN([.A54]))^0.5*COS(2*PI()*[.B54]) )" office:value-type="float" office:value="3.08311296609911" calcext:value-type="float">
            <text:p>3,0831129661</text:p>
          </table:table-cell>
          <table:table-cell/>
          <table:table-cell office:value-type="float" office:value="0.367817348858461" calcext:value-type="float">
            <text:p>0,3678173489</text:p>
          </table:table-cell>
          <table:table-cell office:value-type="float" office:value="0.948139544022609" calcext:value-type="float">
            <text:p>0,948139544</text:p>
          </table:table-cell>
          <table:table-cell office:value-type="float" office:value="3.53596391276456" calcext:value-type="float">
            <text:p>3,5359639128</text:p>
          </table:table-cell>
          <table:table-cell office:value-type="float" office:value="2.96057619339025" calcext:value-type="float">
            <text:p>2,9605761934</text:p>
          </table:table-cell>
          <table:table-cell/>
          <table:table-cell table:formula="of:=[.J53]+1/100" office:value-type="float" office:value="0.48" calcext:value-type="float">
            <text:p>0,48</text:p>
          </table:table-cell>
          <table:table-cell table:formula="of:=NORMDIST([.H54];3;0.4;1)" office:value-type="float" office:value="0.460744007296112" calcext:value-type="float">
            <text:p>0,4607440073</text:p>
          </table:table-cell>
          <table:table-cell table:number-columns-repeated="2"/>
        </table:table-row>
        <table:table-row table:style-name="ro1">
          <table:table-cell table:formula="of:=RAND()" office:value-type="float" office:value="0.937905620121984" calcext:value-type="float">
            <text:p>0,9379056201</text:p>
          </table:table-cell>
          <table:table-cell table:formula="of:=RAND()" office:value-type="float" office:value="0.333386357283518" calcext:value-type="float">
            <text:p>0,3333863573</text:p>
          </table:table-cell>
          <table:table-cell table:formula="of:=[.$B$3] + [.$C$3] * ((-2*LN([.A55]))^0.5*COS(2*PI()*[.B55]) )" office:value-type="float" office:value="2.92834529910589" calcext:value-type="float">
            <text:p>2,9283452991</text:p>
          </table:table-cell>
          <table:table-cell/>
          <table:table-cell office:value-type="float" office:value="0.736361980561848" calcext:value-type="float">
            <text:p>0,7363619806</text:p>
          </table:table-cell>
          <table:table-cell office:value-type="float" office:value="0.999370235221047" calcext:value-type="float">
            <text:p>0,9993702352</text:p>
          </table:table-cell>
          <table:table-cell office:value-type="float" office:value="3.31293637339955" calcext:value-type="float">
            <text:p>3,3129363734</text:p>
          </table:table-cell>
          <table:table-cell office:value-type="float" office:value="2.96390077225741" calcext:value-type="float">
            <text:p>2,9639007723</text:p>
          </table:table-cell>
          <table:table-cell/>
          <table:table-cell table:formula="of:=[.J54]+1/100" office:value-type="float" office:value="0.49" calcext:value-type="float">
            <text:p>0,49</text:p>
          </table:table-cell>
          <table:table-cell table:formula="of:=NORMDIST([.H55];3;0.4;1)" office:value-type="float" office:value="0.4640450431605" calcext:value-type="float">
            <text:p>0,4640450432</text:p>
          </table:table-cell>
          <table:table-cell table:number-columns-repeated="2"/>
        </table:table-row>
        <table:table-row table:style-name="ro1">
          <table:table-cell table:formula="of:=RAND()" office:value-type="float" office:value="0.447615554939938" calcext:value-type="float">
            <text:p>0,4476155549</text:p>
          </table:table-cell>
          <table:table-cell table:formula="of:=RAND()" office:value-type="float" office:value="0.299604117156853" calcext:value-type="float">
            <text:p>0,2996041172</text:p>
          </table:table-cell>
          <table:table-cell table:formula="of:=[.$B$3] + [.$C$3] * ((-2*LN([.A56]))^0.5*COS(2*PI()*[.B56]) )" office:value-type="float" office:value="2.84447577490719" calcext:value-type="float">
            <text:p>2,8444757749</text:p>
          </table:table-cell>
          <table:table-cell/>
          <table:table-cell office:value-type="float" office:value="0.867752970439727" calcext:value-type="float">
            <text:p>0,8677529704</text:p>
          </table:table-cell>
          <table:table-cell office:value-type="float" office:value="0.97419009846712" calcext:value-type="float">
            <text:p>0,9741900985</text:p>
          </table:table-cell>
          <table:table-cell office:value-type="float" office:value="3.21025727533295" calcext:value-type="float">
            <text:p>3,2102572753</text:p>
          </table:table-cell>
          <table:table-cell office:value-type="float" office:value="2.97941773140711" calcext:value-type="float">
            <text:p>2,9794177314</text:p>
          </table:table-cell>
          <table:table-cell/>
          <table:table-cell table:formula="of:=[.J55]+1/100" office:value-type="float" office:value="0.5" calcext:value-type="float">
            <text:p>0,5</text:p>
          </table:table-cell>
          <table:table-cell table:formula="of:=NORMDIST([.H56];3;0.4;1)" office:value-type="float" office:value="0.479481212030289" calcext:value-type="float">
            <text:p>0,479481212</text:p>
          </table:table-cell>
          <table:table-cell table:number-columns-repeated="2"/>
        </table:table-row>
        <table:table-row table:style-name="ro1">
          <table:table-cell table:formula="of:=RAND()" office:value-type="float" office:value="0.677365219883236" calcext:value-type="float">
            <text:p>0,6773652199</text:p>
          </table:table-cell>
          <table:table-cell table:formula="of:=RAND()" office:value-type="float" office:value="0.245098503423753" calcext:value-type="float">
            <text:p>0,2450985034</text:p>
          </table:table-cell>
          <table:table-cell table:formula="of:=[.$B$3] + [.$C$3] * ((-2*LN([.A57]))^0.5*COS(2*PI()*[.B57]) )" office:value-type="float" office:value="3.01087160208223" calcext:value-type="float">
            <text:p>3,0108716021</text:p>
          </table:table-cell>
          <table:table-cell/>
          <table:table-cell office:value-type="float" office:value="0.766773328036436" calcext:value-type="float">
            <text:p>0,766773328</text:p>
          </table:table-cell>
          <table:table-cell office:value-type="float" office:value="0.0491299325893789" calcext:value-type="float">
            <text:p>0,0491299326</text:p>
          </table:table-cell>
          <table:table-cell office:value-type="float" office:value="3.27773474598004" calcext:value-type="float">
            <text:p>3,277734746</text:p>
          </table:table-cell>
          <table:table-cell office:value-type="float" office:value="2.99393267505712" calcext:value-type="float">
            <text:p>2,9939326751</text:p>
          </table:table-cell>
          <table:table-cell/>
          <table:table-cell table:formula="of:=[.J56]+1/100" office:value-type="float" office:value="0.51" calcext:value-type="float">
            <text:p>0,51</text:p>
          </table:table-cell>
          <table:table-cell table:formula="of:=NORMDIST([.H57];3;0.4;1)" office:value-type="float" office:value="0.493948950914507" calcext:value-type="float">
            <text:p>0,4939489509</text:p>
          </table:table-cell>
          <table:table-cell table:number-columns-repeated="2"/>
        </table:table-row>
        <table:table-row table:style-name="ro1">
          <table:table-cell table:formula="of:=RAND()" office:value-type="float" office:value="0.778201323898708" calcext:value-type="float">
            <text:p>0,7782013239</text:p>
          </table:table-cell>
          <table:table-cell table:formula="of:=RAND()" office:value-type="float" office:value="0.237472924074937" calcext:value-type="float">
            <text:p>0,2374729241</text:p>
          </table:table-cell>
          <table:table-cell table:formula="of:=[.$B$3] + [.$C$3] * ((-2*LN([.A58]))^0.5*COS(2*PI()*[.B58]) )" office:value-type="float" office:value="3.02227377621107" calcext:value-type="float">
            <text:p>3,0222737762</text:p>
          </table:table-cell>
          <table:table-cell/>
          <table:table-cell office:value-type="float" office:value="0.588605896812028" calcext:value-type="float">
            <text:p>0,5886058968</text:p>
          </table:table-cell>
          <table:table-cell office:value-type="float" office:value="0.864064775574973" calcext:value-type="float">
            <text:p>0,8640647756</text:p>
          </table:table-cell>
          <table:table-cell office:value-type="float" office:value="3.27052456076973" calcext:value-type="float">
            <text:p>3,2705245608</text:p>
          </table:table-cell>
          <table:table-cell office:value-type="float" office:value="2.99464358500323" calcext:value-type="float">
            <text:p>2,994643585</text:p>
          </table:table-cell>
          <table:table-cell/>
          <table:table-cell table:formula="of:=[.J57]+1/100" office:value-type="float" office:value="0.52" calcext:value-type="float">
            <text:p>0,52</text:p>
          </table:table-cell>
          <table:table-cell table:formula="of:=NORMDIST([.H58];3;0.4;1)" office:value-type="float" office:value="0.494657908623712" calcext:value-type="float">
            <text:p>0,4946579086</text:p>
          </table:table-cell>
          <table:table-cell table:number-columns-repeated="2"/>
        </table:table-row>
        <table:table-row table:style-name="ro1">
          <table:table-cell table:formula="of:=RAND()" office:value-type="float" office:value="0.781526038338073" calcext:value-type="float">
            <text:p>0,7815260383</text:p>
          </table:table-cell>
          <table:table-cell table:formula="of:=RAND()" office:value-type="float" office:value="0.641949839193265" calcext:value-type="float">
            <text:p>0,6419498392</text:p>
          </table:table-cell>
          <table:table-cell table:formula="of:=[.$B$3] + [.$C$3] * ((-2*LN([.A59]))^0.5*COS(2*PI()*[.B59]) )" office:value-type="float" office:value="2.82363788352954" calcext:value-type="float">
            <text:p>2,8236378835</text:p>
          </table:table-cell>
          <table:table-cell/>
          <table:table-cell office:value-type="float" office:value="0.486733764993741" calcext:value-type="float">
            <text:p>0,486733765</text:p>
          </table:table-cell>
          <table:table-cell office:value-type="float" office:value="0.7837531893661" calcext:value-type="float">
            <text:p>0,7837531894</text:p>
          </table:table-cell>
          <table:table-cell office:value-type="float" office:value="3.1010385135607" calcext:value-type="float">
            <text:p>3,1010385136</text:p>
          </table:table-cell>
          <table:table-cell office:value-type="float" office:value="2.99728480607539" calcext:value-type="float">
            <text:p>2,9972848061</text:p>
          </table:table-cell>
          <table:table-cell/>
          <table:table-cell table:formula="of:=[.J58]+1/100" office:value-type="float" office:value="0.53" calcext:value-type="float">
            <text:p>0,53</text:p>
          </table:table-cell>
          <table:table-cell table:formula="of:=NORMDIST([.H59];3;0.4;1)" office:value-type="float" office:value="0.497292006655891" calcext:value-type="float">
            <text:p>0,4972920067</text:p>
          </table:table-cell>
          <table:table-cell table:number-columns-repeated="2"/>
        </table:table-row>
        <table:table-row table:style-name="ro1">
          <table:table-cell table:formula="of:=RAND()" office:value-type="float" office:value="0.273890360192932" calcext:value-type="float">
            <text:p>0,2738903602</text:p>
          </table:table-cell>
          <table:table-cell table:formula="of:=RAND()" office:value-type="float" office:value="0.579351800552793" calcext:value-type="float">
            <text:p>0,5793518006</text:p>
          </table:table-cell>
          <table:table-cell table:formula="of:=[.$B$3] + [.$C$3] * ((-2*LN([.A60]))^0.5*COS(2*PI()*[.B60]) )" office:value-type="float" office:value="2.43462278909293" calcext:value-type="float">
            <text:p>2,4346227891</text:p>
          </table:table-cell>
          <table:table-cell/>
          <table:table-cell office:value-type="float" office:value="0.0646381777270547" calcext:value-type="float">
            <text:p>0,0646381777</text:p>
          </table:table-cell>
          <table:table-cell office:value-type="float" office:value="0.708861551467019" calcext:value-type="float">
            <text:p>0,7088615515</text:p>
          </table:table-cell>
          <table:table-cell office:value-type="float" office:value="2.76069708928702" calcext:value-type="float">
            <text:p>2,7606970893</text:p>
          </table:table-cell>
          <table:table-cell office:value-type="float" office:value="3.02649187911803" calcext:value-type="float">
            <text:p>3,0264918791</text:p>
          </table:table-cell>
          <table:table-cell/>
          <table:table-cell table:formula="of:=[.J59]+1/100" office:value-type="float" office:value="0.54" calcext:value-type="float">
            <text:p>0,54</text:p>
          </table:table-cell>
          <table:table-cell table:formula="of:=NORMDIST([.H60];3;0.4;1)" office:value-type="float" office:value="0.526402523373829" calcext:value-type="float">
            <text:p>0,5264025234</text:p>
          </table:table-cell>
          <table:table-cell table:number-columns-repeated="2"/>
        </table:table-row>
        <table:table-row table:style-name="ro1">
          <table:table-cell table:formula="of:=RAND()" office:value-type="float" office:value="0.455651532202654" calcext:value-type="float">
            <text:p>0,4556515322</text:p>
          </table:table-cell>
          <table:table-cell table:formula="of:=RAND()" office:value-type="float" office:value="0.621419922746177" calcext:value-type="float">
            <text:p>0,6214199227</text:p>
          </table:table-cell>
          <table:table-cell table:formula="of:=[.$B$3] + [.$C$3] * ((-2*LN([.A61]))^0.5*COS(2*PI()*[.B61]) )" office:value-type="float" office:value="2.63748053798795" calcext:value-type="float">
            <text:p>2,637480538</text:p>
          </table:table-cell>
          <table:table-cell/>
          <table:table-cell office:value-type="float" office:value="0.584593837472051" calcext:value-type="float">
            <text:p>0,5845938375</text:p>
          </table:table-cell>
          <table:table-cell office:value-type="float" office:value="0.0704029107136225" calcext:value-type="float">
            <text:p>0,0704029107</text:p>
          </table:table-cell>
          <table:table-cell office:value-type="float" office:value="3.37457873402689" calcext:value-type="float">
            <text:p>3,374578734</text:p>
          </table:table-cell>
          <table:table-cell office:value-type="float" office:value="3.03092797524783" calcext:value-type="float">
            <text:p>3,0309279752</text:p>
          </table:table-cell>
          <table:table-cell/>
          <table:table-cell table:formula="of:=[.J60]+1/100" office:value-type="float" office:value="0.55" calcext:value-type="float">
            <text:p>0,55</text:p>
          </table:table-cell>
          <table:table-cell table:formula="of:=NORMDIST([.H61];3;0.4;1)" office:value-type="float" office:value="0.530815484969657" calcext:value-type="float">
            <text:p>0,530815485</text:p>
          </table:table-cell>
          <table:table-cell table:number-columns-repeated="2"/>
        </table:table-row>
        <table:table-row table:style-name="ro1">
          <table:table-cell table:formula="of:=RAND()" office:value-type="float" office:value="0.52690719068603" calcext:value-type="float">
            <text:p>0,5269071907</text:p>
          </table:table-cell>
          <table:table-cell table:formula="of:=RAND()" office:value-type="float" office:value="0.812537835112094" calcext:value-type="float">
            <text:p>0,8125378351</text:p>
          </table:table-cell>
          <table:table-cell table:formula="of:=[.$B$3] + [.$C$3] * ((-2*LN([.A62]))^0.5*COS(2*PI()*[.B62]) )" office:value-type="float" office:value="3.1733810524658" calcext:value-type="float">
            <text:p>3,1733810525</text:p>
          </table:table-cell>
          <table:table-cell/>
          <table:table-cell office:value-type="float" office:value="0.0861722217686915" calcext:value-type="float">
            <text:p>0,0861722218</text:p>
          </table:table-cell>
          <table:table-cell office:value-type="float" office:value="0.874206760855297" calcext:value-type="float">
            <text:p>0,8742067609</text:p>
          </table:table-cell>
          <table:table-cell office:value-type="float" office:value="3.62314965728897" calcext:value-type="float">
            <text:p>3,6231496573</text:p>
          </table:table-cell>
          <table:table-cell office:value-type="float" office:value="3.0387440202243" calcext:value-type="float">
            <text:p>3,0387440202</text:p>
          </table:table-cell>
          <table:table-cell/>
          <table:table-cell table:formula="of:=[.J61]+1/100" office:value-type="float" office:value="0.56" calcext:value-type="float">
            <text:p>0,56</text:p>
          </table:table-cell>
          <table:table-cell table:formula="of:=NORMDIST([.H62];3;0.4;1)" office:value-type="float" office:value="0.538581232692924" calcext:value-type="float">
            <text:p>0,5385812327</text:p>
          </table:table-cell>
          <table:table-cell table:number-columns-repeated="2"/>
        </table:table-row>
        <table:table-row table:style-name="ro1">
          <table:table-cell table:formula="of:=RAND()" office:value-type="float" office:value="0.49606682590812" calcext:value-type="float">
            <text:p>0,4960668259</text:p>
          </table:table-cell>
          <table:table-cell table:formula="of:=RAND()" office:value-type="float" office:value="0.00302723838898347" calcext:value-type="float">
            <text:p>0,0030272384</text:p>
          </table:table-cell>
          <table:table-cell table:formula="of:=[.$B$3] + [.$C$3] * ((-2*LN([.A63]))^0.5*COS(2*PI()*[.B63]) )" office:value-type="float" office:value="3.47355372524472" calcext:value-type="float">
            <text:p>3,4735537252</text:p>
          </table:table-cell>
          <table:table-cell/>
          <table:table-cell office:value-type="float" office:value="0.254977925909601" calcext:value-type="float">
            <text:p>0,2549779259</text:p>
          </table:table-cell>
          <table:table-cell office:value-type="float" office:value="0.748710839921284" calcext:value-type="float">
            <text:p>0,7487108399</text:p>
          </table:table-cell>
          <table:table-cell office:value-type="float" office:value="2.99464358500323" calcext:value-type="float">
            <text:p>2,994643585</text:p>
          </table:table-cell>
          <table:table-cell office:value-type="float" office:value="3.03947077086503" calcext:value-type="float">
            <text:p>3,0394707709</text:p>
          </table:table-cell>
          <table:table-cell/>
          <table:table-cell table:formula="of:=[.J62]+1/100" office:value-type="float" office:value="0.57" calcext:value-type="float">
            <text:p>0,57</text:p>
          </table:table-cell>
          <table:table-cell table:formula="of:=NORMDIST([.H63];3;0.4;1)" office:value-type="float" office:value="0.539302605551724" calcext:value-type="float">
            <text:p>0,5393026056</text:p>
          </table:table-cell>
          <table:table-cell table:number-columns-repeated="2"/>
        </table:table-row>
        <table:table-row table:style-name="ro1">
          <table:table-cell table:formula="of:=RAND()" office:value-type="float" office:value="0.425880370651854" calcext:value-type="float">
            <text:p>0,4258803707</text:p>
          </table:table-cell>
          <table:table-cell table:formula="of:=RAND()" office:value-type="float" office:value="0.990664102113972" calcext:value-type="float">
            <text:p>0,9906641021</text:p>
          </table:table-cell>
          <table:table-cell table:formula="of:=[.$B$3] + [.$C$3] * ((-2*LN([.A64]))^0.5*COS(2*PI()*[.B64]) )" office:value-type="float" office:value="3.52173955775384" calcext:value-type="float">
            <text:p>3,5217395578</text:p>
          </table:table-cell>
          <table:table-cell/>
          <table:table-cell office:value-type="float" office:value="0.620435320036138" calcext:value-type="float">
            <text:p>0,62043532</text:p>
          </table:table-cell>
          <table:table-cell office:value-type="float" office:value="0.659911576317641" calcext:value-type="float">
            <text:p>0,6599115763</text:p>
          </table:table-cell>
          <table:table-cell office:value-type="float" office:value="2.79040035752889" calcext:value-type="float">
            <text:p>2,7904003575</text:p>
          </table:table-cell>
          <table:table-cell office:value-type="float" office:value="3.06916572083295" calcext:value-type="float">
            <text:p>3,0691657208</text:p>
          </table:table-cell>
          <table:table-cell/>
          <table:table-cell table:formula="of:=[.J63]+1/100" office:value-type="float" office:value="0.58" calcext:value-type="float">
            <text:p>0,58</text:p>
          </table:table-cell>
          <table:table-cell table:formula="of:=NORMDIST([.H64];3;0.4;1)" office:value-type="float" office:value="0.568640605221539" calcext:value-type="float">
            <text:p>0,5686406052</text:p>
          </table:table-cell>
          <table:table-cell table:number-columns-repeated="2"/>
        </table:table-row>
        <table:table-row table:style-name="ro1">
          <table:table-cell table:formula="of:=RAND()" office:value-type="float" office:value="0.378099893416566" calcext:value-type="float">
            <text:p>0,3780998934</text:p>
          </table:table-cell>
          <table:table-cell table:formula="of:=RAND()" office:value-type="float" office:value="0.216275681659768" calcext:value-type="float">
            <text:p>0,2162756817</text:p>
          </table:table-cell>
          <table:table-cell table:formula="of:=[.$B$3] + [.$C$3] * ((-2*LN([.A65]))^0.5*COS(2*PI()*[.B65]) )" office:value-type="float" office:value="3.1173301485246" calcext:value-type="float">
            <text:p>3,1173301485</text:p>
          </table:table-cell>
          <table:table-cell/>
          <table:table-cell office:value-type="float" office:value="0.57774232805166" calcext:value-type="float">
            <text:p>0,5777423281</text:p>
          </table:table-cell>
          <table:table-cell office:value-type="float" office:value="0.408529236161948" calcext:value-type="float">
            <text:p>0,4085292362</text:p>
          </table:table-cell>
          <table:table-cell office:value-type="float" office:value="2.64831666528619" calcext:value-type="float">
            <text:p>2,6483166653</text:p>
          </table:table-cell>
          <table:table-cell office:value-type="float" office:value="3.08936650026419" calcext:value-type="float">
            <text:p>3,0893665003</text:p>
          </table:table-cell>
          <table:table-cell/>
          <table:table-cell table:formula="of:=[.J64]+1/100" office:value-type="float" office:value="0.59" calcext:value-type="float">
            <text:p>0,59</text:p>
          </table:table-cell>
          <table:table-cell table:formula="of:=NORMDIST([.H65];3;0.4;1)" office:value-type="float" office:value="0.588394221125068" calcext:value-type="float">
            <text:p>0,5883942211</text:p>
          </table:table-cell>
          <table:table-cell table:number-columns-repeated="2"/>
        </table:table-row>
        <table:table-row table:style-name="ro1">
          <table:table-cell table:formula="of:=RAND()" office:value-type="float" office:value="0.612890739890865" calcext:value-type="float">
            <text:p>0,6128907399</text:p>
          </table:table-cell>
          <table:table-cell table:formula="of:=RAND()" office:value-type="float" office:value="0.238033930000535" calcext:value-type="float">
            <text:p>0,23803393</text:p>
          </table:table-cell>
          <table:table-cell table:formula="of:=[.$B$3] + [.$C$3] * ((-2*LN([.A66]))^0.5*COS(2*PI()*[.B66]) )" office:value-type="float" office:value="3.0297306177589" calcext:value-type="float">
            <text:p>3,0297306178</text:p>
          </table:table-cell>
          <table:table-cell/>
          <table:table-cell office:value-type="float" office:value="0.484302180393742" calcext:value-type="float">
            <text:p>0,4843021804</text:p>
          </table:table-cell>
          <table:table-cell office:value-type="float" office:value="0.632529624048593" calcext:value-type="float">
            <text:p>0,632529624</text:p>
          </table:table-cell>
          <table:table-cell office:value-type="float" office:value="2.67589023047766" calcext:value-type="float">
            <text:p>2,6758902305</text:p>
          </table:table-cell>
          <table:table-cell office:value-type="float" office:value="3.09964764797412" calcext:value-type="float">
            <text:p>3,099647648</text:p>
          </table:table-cell>
          <table:table-cell/>
          <table:table-cell table:formula="of:=[.J65]+1/100" office:value-type="float" office:value="0.6" calcext:value-type="float">
            <text:p>0,6</text:p>
          </table:table-cell>
          <table:table-cell table:formula="of:=NORMDIST([.H66];3;0.4;1)" office:value-type="float" office:value="0.598365679984102" calcext:value-type="float">
            <text:p>0,59836568</text:p>
          </table:table-cell>
          <table:table-cell table:number-columns-repeated="2"/>
        </table:table-row>
        <table:table-row table:style-name="ro1">
          <table:table-cell table:formula="of:=RAND()" office:value-type="float" office:value="0.298871003647878" calcext:value-type="float">
            <text:p>0,2988710036</text:p>
          </table:table-cell>
          <table:table-cell table:formula="of:=RAND()" office:value-type="float" office:value="0.386665728777871" calcext:value-type="float">
            <text:p>0,3866657288</text:p>
          </table:table-cell>
          <table:table-cell table:formula="of:=[.$B$3] + [.$C$3] * ((-2*LN([.A67]))^0.5*COS(2*PI()*[.B67]) )" office:value-type="float" office:value="2.52939869426718" calcext:value-type="float">
            <text:p>2,5293986943</text:p>
          </table:table-cell>
          <table:table-cell/>
          <table:table-cell office:value-type="float" office:value="0.276373250166189" calcext:value-type="float">
            <text:p>0,2763732502</text:p>
          </table:table-cell>
          <table:table-cell office:value-type="float" office:value="0.622156905703457" calcext:value-type="float">
            <text:p>0,6221569057</text:p>
          </table:table-cell>
          <table:table-cell office:value-type="float" office:value="2.53836140372408" calcext:value-type="float">
            <text:p>2,5383614037</text:p>
          </table:table-cell>
          <table:table-cell office:value-type="float" office:value="3.1010385135607" calcext:value-type="float">
            <text:p>3,1010385136</text:p>
          </table:table-cell>
          <table:table-cell/>
          <table:table-cell table:formula="of:=[.J66]+1/100" office:value-type="float" office:value="0.61" calcext:value-type="float">
            <text:p>0,61</text:p>
          </table:table-cell>
          <table:table-cell table:formula="of:=NORMDIST([.H67];3;0.4;1)" office:value-type="float" office:value="0.599709899031855" calcext:value-type="float">
            <text:p>0,599709899</text:p>
          </table:table-cell>
          <table:table-cell table:number-columns-repeated="2"/>
        </table:table-row>
        <table:table-row table:style-name="ro1">
          <table:table-cell table:formula="of:=RAND()" office:value-type="float" office:value="0.031973822683307" calcext:value-type="float">
            <text:p>0,0319738227</text:p>
          </table:table-cell>
          <table:table-cell table:formula="of:=RAND()" office:value-type="float" office:value="0.683558962913742" calcext:value-type="float">
            <text:p>0,6835589629</text:p>
          </table:table-cell>
          <table:table-cell table:formula="of:=[.$B$3] + [.$C$3] * ((-2*LN([.A68]))^0.5*COS(2*PI()*[.B68]) )" office:value-type="float" office:value="2.57443973824713" calcext:value-type="float">
            <text:p>2,5744397382</text:p>
          </table:table-cell>
          <table:table-cell/>
          <table:table-cell office:value-type="float" office:value="0.812625661631295" calcext:value-type="float">
            <text:p>0,8126256616</text:p>
          </table:table-cell>
          <table:table-cell office:value-type="float" office:value="0.27237077361608" calcext:value-type="float">
            <text:p>0,2723707736</text:p>
          </table:table-cell>
          <table:table-cell office:value-type="float" office:value="2.96390077225741" calcext:value-type="float">
            <text:p>2,9639007723</text:p>
          </table:table-cell>
          <table:table-cell office:value-type="float" office:value="3.12414584548429" calcext:value-type="float">
            <text:p>3,1241458455</text:p>
          </table:table-cell>
          <table:table-cell/>
          <table:table-cell table:formula="of:=[.J67]+1/100" office:value-type="float" office:value="0.62" calcext:value-type="float">
            <text:p>0,62</text:p>
          </table:table-cell>
          <table:table-cell table:formula="of:=NORMDIST([.H68];3;0.4;1)" office:value-type="float" office:value="0.621858149726353" calcext:value-type="float">
            <text:p>0,6218581497</text:p>
          </table:table-cell>
          <table:table-cell table:number-columns-repeated="2"/>
        </table:table-row>
        <table:table-row table:style-name="ro1">
          <table:table-cell table:formula="of:=RAND()" office:value-type="float" office:value="0.83985148956882" calcext:value-type="float">
            <text:p>0,8398514896</text:p>
          </table:table-cell>
          <table:table-cell table:formula="of:=RAND()" office:value-type="float" office:value="0.265997014922216" calcext:value-type="float">
            <text:p>0,2659970149</text:p>
          </table:table-cell>
          <table:table-cell table:formula="of:=[.$B$3] + [.$C$3] * ((-2*LN([.A69]))^0.5*COS(2*PI()*[.B69]) )" office:value-type="float" office:value="2.97628639414174" calcext:value-type="float">
            <text:p>2,9762863941</text:p>
          </table:table-cell>
          <table:table-cell/>
          <table:table-cell office:value-type="float" office:value="0.317064753767575" calcext:value-type="float">
            <text:p>0,3170647538</text:p>
          </table:table-cell>
          <table:table-cell office:value-type="float" office:value="0.999744147217789" calcext:value-type="float">
            <text:p>0,9997441472</text:p>
          </table:table-cell>
          <table:table-cell office:value-type="float" office:value="3.60627288561458" calcext:value-type="float">
            <text:p>3,6062728856</text:p>
          </table:table-cell>
          <table:table-cell office:value-type="float" office:value="3.13996585702164" calcext:value-type="float">
            <text:p>3,139965857</text:p>
          </table:table-cell>
          <table:table-cell/>
          <table:table-cell table:formula="of:=[.J68]+1/100" office:value-type="float" office:value="0.63" calcext:value-type="float">
            <text:p>0,63</text:p>
          </table:table-cell>
          <table:table-cell table:formula="of:=NORMDIST([.H69];3;0.4;1)" office:value-type="float" office:value="0.636798621139598" calcext:value-type="float">
            <text:p>0,6367986211</text:p>
          </table:table-cell>
          <table:table-cell table:number-columns-repeated="2"/>
        </table:table-row>
        <table:table-row table:style-name="ro1">
          <table:table-cell table:formula="of:=RAND()" office:value-type="float" office:value="0.511468067337282" calcext:value-type="float">
            <text:p>0,5114680673</text:p>
          </table:table-cell>
          <table:table-cell table:formula="of:=RAND()" office:value-type="float" office:value="0.893504555378344" calcext:value-type="float">
            <text:p>0,8935045554</text:p>
          </table:table-cell>
          <table:table-cell table:formula="of:=[.$B$3] + [.$C$3] * ((-2*LN([.A70]))^0.5*COS(2*PI()*[.B70]) )" office:value-type="float" office:value="3.36331291212058" calcext:value-type="float">
            <text:p>3,3633129121</text:p>
          </table:table-cell>
          <table:table-cell/>
          <table:table-cell office:value-type="float" office:value="0.996987681953053" calcext:value-type="float">
            <text:p>0,996987682</text:p>
          </table:table-cell>
          <table:table-cell office:value-type="float" office:value="0.0152677236358521" calcext:value-type="float">
            <text:p>0,0152677236</text:p>
          </table:table-cell>
          <table:table-cell office:value-type="float" office:value="3.03092797524783" calcext:value-type="float">
            <text:p>3,0309279752</text:p>
          </table:table-cell>
          <table:table-cell office:value-type="float" office:value="3.17394699667213" calcext:value-type="float">
            <text:p>3,1739469967</text:p>
          </table:table-cell>
          <table:table-cell/>
          <table:table-cell table:formula="of:=[.J69]+1/100" office:value-type="float" office:value="0.64" calcext:value-type="float">
            <text:p>0,64</text:p>
          </table:table-cell>
          <table:table-cell table:formula="of:=NORMDIST([.H70];3;0.4;1)" office:value-type="float" office:value="0.668170693926308" calcext:value-type="float">
            <text:p>0,6681706939</text:p>
          </table:table-cell>
          <table:table-cell table:number-columns-repeated="2"/>
        </table:table-row>
        <table:table-row table:style-name="ro1">
          <table:table-cell table:formula="of:=RAND()" office:value-type="float" office:value="0.0793480697836744" calcext:value-type="float">
            <text:p>0,0793480698</text:p>
          </table:table-cell>
          <table:table-cell table:formula="of:=RAND()" office:value-type="float" office:value="0.702734314965257" calcext:value-type="float">
            <text:p>0,702734315</text:p>
          </table:table-cell>
          <table:table-cell table:formula="of:=[.$B$3] + [.$C$3] * ((-2*LN([.A71]))^0.5*COS(2*PI()*[.B71]) )" office:value-type="float" office:value="2.73649203173114" calcext:value-type="float">
            <text:p>2,7364920317</text:p>
          </table:table-cell>
          <table:table-cell/>
          <table:table-cell office:value-type="float" office:value="0.0643082221529224" calcext:value-type="float">
            <text:p>0,0643082222</text:p>
          </table:table-cell>
          <table:table-cell office:value-type="float" office:value="0.294904378559844" calcext:value-type="float">
            <text:p>0,2949043786</text:p>
          </table:table-cell>
          <table:table-cell office:value-type="float" office:value="2.73910627152259" calcext:value-type="float">
            <text:p>2,7391062715</text:p>
          </table:table-cell>
          <table:table-cell office:value-type="float" office:value="3.18613906184903" calcext:value-type="float">
            <text:p>3,1861390618</text:p>
          </table:table-cell>
          <table:table-cell/>
          <table:table-cell table:formula="of:=[.J70]+1/100" office:value-type="float" office:value="0.65" calcext:value-type="float">
            <text:p>0,65</text:p>
          </table:table-cell>
          <table:table-cell table:formula="of:=NORMDIST([.H71];3;0.4;1)" office:value-type="float" office:value="0.679158743310806" calcext:value-type="float">
            <text:p>0,6791587433</text:p>
          </table:table-cell>
          <table:table-cell table:number-columns-repeated="2"/>
        </table:table-row>
        <table:table-row table:style-name="ro1">
          <table:table-cell table:formula="of:=RAND()" office:value-type="float" office:value="0.739684832910918" calcext:value-type="float">
            <text:p>0,7396848329</text:p>
          </table:table-cell>
          <table:table-cell table:formula="of:=RAND()" office:value-type="float" office:value="0.667355644364476" calcext:value-type="float">
            <text:p>0,6673556444</text:p>
          </table:table-cell>
          <table:table-cell table:formula="of:=[.$B$3] + [.$C$3] * ((-2*LN([.A72]))^0.5*COS(2*PI()*[.B72]) )" office:value-type="float" office:value="2.84585184261445" calcext:value-type="float">
            <text:p>2,8458518426</text:p>
          </table:table-cell>
          <table:table-cell/>
          <table:table-cell office:value-type="float" office:value="0.96967338825237" calcext:value-type="float">
            <text:p>0,9696733883</text:p>
          </table:table-cell>
          <table:table-cell office:value-type="float" office:value="0.184920436898193" calcext:value-type="float">
            <text:p>0,1849204369</text:p>
          </table:table-cell>
          <table:table-cell office:value-type="float" office:value="3.03947077086503" calcext:value-type="float">
            <text:p>3,0394707709</text:p>
          </table:table-cell>
          <table:table-cell office:value-type="float" office:value="3.20607983456042" calcext:value-type="float">
            <text:p>3,2060798346</text:p>
          </table:table-cell>
          <table:table-cell/>
          <table:table-cell table:formula="of:=[.J71]+1/100" office:value-type="float" office:value="0.66" calcext:value-type="float">
            <text:p>0,66</text:p>
          </table:table-cell>
          <table:table-cell table:formula="of:=NORMDIST([.H72];3;0.4;1)" office:value-type="float" office:value="0.696793220984993" calcext:value-type="float">
            <text:p>0,696793221</text:p>
          </table:table-cell>
          <table:table-cell table:number-columns-repeated="2"/>
        </table:table-row>
        <table:table-row table:style-name="ro1">
          <table:table-cell table:formula="of:=RAND()" office:value-type="float" office:value="0.336504212901832" calcext:value-type="float">
            <text:p>0,3365042129</text:p>
          </table:table-cell>
          <table:table-cell table:formula="of:=RAND()" office:value-type="float" office:value="0.735985345381419" calcext:value-type="float">
            <text:p>0,7359853454</text:p>
          </table:table-cell>
          <table:table-cell table:formula="of:=[.$B$3] + [.$C$3] * ((-2*LN([.A73]))^0.5*COS(2*PI()*[.B73]) )" office:value-type="float" office:value="2.94808191878725" calcext:value-type="float">
            <text:p>2,9480819188</text:p>
          </table:table-cell>
          <table:table-cell/>
          <table:table-cell office:value-type="float" office:value="0.510782882285314" calcext:value-type="float">
            <text:p>0,5107828823</text:p>
          </table:table-cell>
          <table:table-cell office:value-type="float" office:value="0.300422498181337" calcext:value-type="float">
            <text:p>0,3004224982</text:p>
          </table:table-cell>
          <table:table-cell office:value-type="float" office:value="2.85555147798009" calcext:value-type="float">
            <text:p>2,855551478</text:p>
          </table:table-cell>
          <table:table-cell office:value-type="float" office:value="3.21025727533295" calcext:value-type="float">
            <text:p>3,2102572753</text:p>
          </table:table-cell>
          <table:table-cell/>
          <table:table-cell table:formula="of:=[.J72]+1/100" office:value-type="float" office:value="0.67" calcext:value-type="float">
            <text:p>0,67</text:p>
          </table:table-cell>
          <table:table-cell table:formula="of:=NORMDIST([.H73];3;0.4;1)" office:value-type="float" office:value="0.700431928274827" calcext:value-type="float">
            <text:p>0,7004319283</text:p>
          </table:table-cell>
          <table:table-cell table:number-columns-repeated="2"/>
        </table:table-row>
        <table:table-row table:style-name="ro1">
          <table:table-cell table:formula="of:=RAND()" office:value-type="float" office:value="0.94870282291021" calcext:value-type="float">
            <text:p>0,9487028229</text:p>
          </table:table-cell>
          <table:table-cell table:formula="of:=RAND()" office:value-type="float" office:value="0.949412954219209" calcext:value-type="float">
            <text:p>0,9494129542</text:p>
          </table:table-cell>
          <table:table-cell table:formula="of:=[.$B$3] + [.$C$3] * ((-2*LN([.A74]))^0.5*COS(2*PI()*[.B74]) )" office:value-type="float" office:value="3.12330953263528" calcext:value-type="float">
            <text:p>3,1233095326</text:p>
          </table:table-cell>
          <table:table-cell/>
          <table:table-cell office:value-type="float" office:value="0.00669075406277019" calcext:value-type="float">
            <text:p>0,0066907541</text:p>
          </table:table-cell>
          <table:table-cell office:value-type="float" office:value="0.218181253662027" calcext:value-type="float">
            <text:p>0,2181812537</text:p>
          </table:table-cell>
          <table:table-cell office:value-type="float" office:value="3.25138017715952" calcext:value-type="float">
            <text:p>3,2513801772</text:p>
          </table:table-cell>
          <table:table-cell office:value-type="float" office:value="3.21587014881758" calcext:value-type="float">
            <text:p>3,2158701488</text:p>
          </table:table-cell>
          <table:table-cell/>
          <table:table-cell table:formula="of:=[.J73]+1/100" office:value-type="float" office:value="0.68" calcext:value-type="float">
            <text:p>0,68</text:p>
          </table:table-cell>
          <table:table-cell table:formula="of:=NORMDIST([.H74];3;0.4;1)" office:value-type="float" office:value="0.705289536411398" calcext:value-type="float">
            <text:p>0,7052895364</text:p>
          </table:table-cell>
          <table:table-cell table:number-columns-repeated="2"/>
        </table:table-row>
        <table:table-row table:style-name="ro1">
          <table:table-cell table:formula="of:=RAND()" office:value-type="float" office:value="0.413243711556931" calcext:value-type="float">
            <text:p>0,4132437116</text:p>
          </table:table-cell>
          <table:table-cell table:formula="of:=RAND()" office:value-type="float" office:value="0.636066930739617" calcext:value-type="float">
            <text:p>0,6360669307</text:p>
          </table:table-cell>
          <table:table-cell table:formula="of:=[.$B$3] + [.$C$3] * ((-2*LN([.A75]))^0.5*COS(2*PI()*[.B75]) )" office:value-type="float" office:value="2.65100970988991" calcext:value-type="float">
            <text:p>2,6510097099</text:p>
          </table:table-cell>
          <table:table-cell/>
          <table:table-cell office:value-type="float" office:value="0.943145327719993" calcext:value-type="float">
            <text:p>0,9431453277</text:p>
          </table:table-cell>
          <table:table-cell office:value-type="float" office:value="0.580369704299162" calcext:value-type="float">
            <text:p>0,5803697043</text:p>
          </table:table-cell>
          <table:table-cell office:value-type="float" office:value="2.88022052632612" calcext:value-type="float">
            <text:p>2,8802205263</text:p>
          </table:table-cell>
          <table:table-cell office:value-type="float" office:value="3.23192801959842" calcext:value-type="float">
            <text:p>3,2319280196</text:p>
          </table:table-cell>
          <table:table-cell/>
          <table:table-cell table:formula="of:=[.J74]+1/100" office:value-type="float" office:value="0.69" calcext:value-type="float">
            <text:p>0,69</text:p>
          </table:table-cell>
          <table:table-cell table:formula="of:=NORMDIST([.H75];3;0.4;1)" office:value-type="float" office:value="0.718982012065836" calcext:value-type="float">
            <text:p>0,7189820121</text:p>
          </table:table-cell>
          <table:table-cell table:number-columns-repeated="2"/>
        </table:table-row>
        <table:table-row table:style-name="ro1">
          <table:table-cell table:formula="of:=RAND()" office:value-type="float" office:value="0.379889258306432" calcext:value-type="float">
            <text:p>0,3798892583</text:p>
          </table:table-cell>
          <table:table-cell table:formula="of:=RAND()" office:value-type="float" office:value="0.145866653931237" calcext:value-type="float">
            <text:p>0,1458666539</text:p>
          </table:table-cell>
          <table:table-cell table:formula="of:=[.$B$3] + [.$C$3] * ((-2*LN([.A76]))^0.5*COS(2*PI()*[.B76]) )" office:value-type="float" office:value="3.3386985553773" calcext:value-type="float">
            <text:p>3,3386985554</text:p>
          </table:table-cell>
          <table:table-cell/>
          <table:table-cell office:value-type="float" office:value="0.0419115333670753" calcext:value-type="float">
            <text:p>0,0419115334</text:p>
          </table:table-cell>
          <table:table-cell office:value-type="float" office:value="0.950789258510369" calcext:value-type="float">
            <text:p>0,9507892585</text:p>
          </table:table-cell>
          <table:table-cell office:value-type="float" office:value="3.95974327857906" calcext:value-type="float">
            <text:p>3,9597432786</text:p>
          </table:table-cell>
          <table:table-cell office:value-type="float" office:value="3.2339563716723" calcext:value-type="float">
            <text:p>3,2339563717</text:p>
          </table:table-cell>
          <table:table-cell/>
          <table:table-cell table:formula="of:=[.J75]+1/100" office:value-type="float" office:value="0.7" calcext:value-type="float">
            <text:p>0,7</text:p>
          </table:table-cell>
          <table:table-cell table:formula="of:=NORMDIST([.H76];3;0.4;1)" office:value-type="float" office:value="0.720689470911188" calcext:value-type="float">
            <text:p>0,7206894709</text:p>
          </table:table-cell>
          <table:table-cell table:number-columns-repeated="2"/>
        </table:table-row>
        <table:table-row table:style-name="ro1">
          <table:table-cell table:formula="of:=RAND()" office:value-type="float" office:value="0.86449022929762" calcext:value-type="float">
            <text:p>0,8644902293</text:p>
          </table:table-cell>
          <table:table-cell table:formula="of:=RAND()" office:value-type="float" office:value="0.800628689576093" calcext:value-type="float">
            <text:p>0,8006286896</text:p>
          </table:table-cell>
          <table:table-cell table:formula="of:=[.$B$3] + [.$C$3] * ((-2*LN([.A77]))^0.5*COS(2*PI()*[.B77]) )" office:value-type="float" office:value="3.06751581402294" calcext:value-type="float">
            <text:p>3,067515814</text:p>
          </table:table-cell>
          <table:table-cell/>
          <table:table-cell office:value-type="float" office:value="0.22316013180955" calcext:value-type="float">
            <text:p>0,2231601318</text:p>
          </table:table-cell>
          <table:table-cell office:value-type="float" office:value="0.289845725504407" calcext:value-type="float">
            <text:p>0,2898457255</text:p>
          </table:table-cell>
          <table:table-cell office:value-type="float" office:value="2.82836083434085" calcext:value-type="float">
            <text:p>2,8283608343</text:p>
          </table:table-cell>
          <table:table-cell office:value-type="float" office:value="3.2365425715413" calcext:value-type="float">
            <text:p>3,2365425715</text:p>
          </table:table-cell>
          <table:table-cell/>
          <table:table-cell table:formula="of:=[.J76]+1/100" office:value-type="float" office:value="0.71" calcext:value-type="float">
            <text:p>0,71</text:p>
          </table:table-cell>
          <table:table-cell table:formula="of:=NORMDIST([.H77];3;0.4;1)" office:value-type="float" office:value="0.722859186067729" calcext:value-type="float">
            <text:p>0,7228591861</text:p>
          </table:table-cell>
          <table:table-cell table:number-columns-repeated="2"/>
        </table:table-row>
        <table:table-row table:style-name="ro1">
          <table:table-cell table:formula="of:=RAND()" office:value-type="float" office:value="0.498527597237088" calcext:value-type="float">
            <text:p>0,4985275972</text:p>
          </table:table-cell>
          <table:table-cell table:formula="of:=RAND()" office:value-type="float" office:value="0.909061098580131" calcext:value-type="float">
            <text:p>0,9090610986</text:p>
          </table:table-cell>
          <table:table-cell table:formula="of:=[.$B$3] + [.$C$3] * ((-2*LN([.A78]))^0.5*COS(2*PI()*[.B78]) )" office:value-type="float" office:value="3.39699430256103" calcext:value-type="float">
            <text:p>3,3969943026</text:p>
          </table:table-cell>
          <table:table-cell/>
          <table:table-cell office:value-type="float" office:value="0.596895109537027" calcext:value-type="float">
            <text:p>0,5968951095</text:p>
          </table:table-cell>
          <table:table-cell office:value-type="float" office:value="0.152356303003915" calcext:value-type="float">
            <text:p>0,152356303</text:p>
          </table:table-cell>
          <table:table-cell office:value-type="float" office:value="3.2339563716723" calcext:value-type="float">
            <text:p>3,2339563717</text:p>
          </table:table-cell>
          <table:table-cell office:value-type="float" office:value="3.23692167051924" calcext:value-type="float">
            <text:p>3,2369216705</text:p>
          </table:table-cell>
          <table:table-cell/>
          <table:table-cell table:formula="of:=[.J77]+1/100" office:value-type="float" office:value="0.72" calcext:value-type="float">
            <text:p>0,72</text:p>
          </table:table-cell>
          <table:table-cell table:formula="of:=NORMDIST([.H78];3;0.4;1)" office:value-type="float" office:value="0.723176540092252" calcext:value-type="float">
            <text:p>0,7231765401</text:p>
          </table:table-cell>
          <table:table-cell table:number-columns-repeated="2"/>
        </table:table-row>
        <table:table-row table:style-name="ro1">
          <table:table-cell table:formula="of:=RAND()" office:value-type="float" office:value="0.984959166517112" calcext:value-type="float">
            <text:p>0,9849591665</text:p>
          </table:table-cell>
          <table:table-cell table:formula="of:=RAND()" office:value-type="float" office:value="0.385754126001689" calcext:value-type="float">
            <text:p>0,385754126</text:p>
          </table:table-cell>
          <table:table-cell table:formula="of:=[.$B$3] + [.$C$3] * ((-2*LN([.A79]))^0.5*COS(2*PI()*[.B79]) )" office:value-type="float" office:value="2.9475451734417" calcext:value-type="float">
            <text:p>2,9475451734</text:p>
          </table:table-cell>
          <table:table-cell/>
          <table:table-cell office:value-type="float" office:value="0.775189620013831" calcext:value-type="float">
            <text:p>0,77518962</text:p>
          </table:table-cell>
          <table:table-cell office:value-type="float" office:value="0.626395905869652" calcext:value-type="float">
            <text:p>0,6263959059</text:p>
          </table:table-cell>
          <table:table-cell office:value-type="float" office:value="2.79992763543859" calcext:value-type="float">
            <text:p>2,7999276354</text:p>
          </table:table-cell>
          <table:table-cell office:value-type="float" office:value="3.23754254570893" calcext:value-type="float">
            <text:p>3,2375425457</text:p>
          </table:table-cell>
          <table:table-cell/>
          <table:table-cell table:formula="of:=[.J78]+1/100" office:value-type="float" office:value="0.73" calcext:value-type="float">
            <text:p>0,73</text:p>
          </table:table-cell>
          <table:table-cell table:formula="of:=NORMDIST([.H79];3;0.4;1)" office:value-type="float" office:value="0.723695906752937" calcext:value-type="float">
            <text:p>0,7236959068</text:p>
          </table:table-cell>
          <table:table-cell table:number-columns-repeated="2"/>
        </table:table-row>
        <table:table-row table:style-name="ro1">
          <table:table-cell table:formula="of:=RAND()" office:value-type="float" office:value="0.337520304466625" calcext:value-type="float">
            <text:p>0,3375203045</text:p>
          </table:table-cell>
          <table:table-cell table:formula="of:=RAND()" office:value-type="float" office:value="0.330577550654616" calcext:value-type="float">
            <text:p>0,3305775507</text:p>
          </table:table-cell>
          <table:table-cell table:formula="of:=[.$B$3] + [.$C$3] * ((-2*LN([.A80]))^0.5*COS(2*PI()*[.B80]) )" office:value-type="float" office:value="2.71411240929048" calcext:value-type="float">
            <text:p>2,7141124093</text:p>
          </table:table-cell>
          <table:table-cell/>
          <table:table-cell office:value-type="float" office:value="0.301719588690768" calcext:value-type="float">
            <text:p>0,3017195887</text:p>
          </table:table-cell>
          <table:table-cell office:value-type="float" office:value="0.613185382286078" calcext:value-type="float">
            <text:p>0,6131853823</text:p>
          </table:table-cell>
          <table:table-cell office:value-type="float" office:value="2.53087215302293" calcext:value-type="float">
            <text:p>2,530872153</text:p>
          </table:table-cell>
          <table:table-cell office:value-type="float" office:value="3.23939323267677" calcext:value-type="float">
            <text:p>3,2393932327</text:p>
          </table:table-cell>
          <table:table-cell/>
          <table:table-cell table:formula="of:=[.J79]+1/100" office:value-type="float" office:value="0.74" calcext:value-type="float">
            <text:p>0,74</text:p>
          </table:table-cell>
          <table:table-cell table:formula="of:=NORMDIST([.H80];3;0.4;1)" office:value-type="float" office:value="0.72524117784422" calcext:value-type="float">
            <text:p>0,7252411778</text:p>
          </table:table-cell>
          <table:table-cell table:number-columns-repeated="2"/>
        </table:table-row>
        <table:table-row table:style-name="ro1">
          <table:table-cell table:formula="of:=RAND()" office:value-type="float" office:value="0.811455159043987" calcext:value-type="float">
            <text:p>0,811455159</text:p>
          </table:table-cell>
          <table:table-cell table:formula="of:=RAND()" office:value-type="float" office:value="0.205795543468632" calcext:value-type="float">
            <text:p>0,2057955435</text:p>
          </table:table-cell>
          <table:table-cell table:formula="of:=[.$B$3] + [.$C$3] * ((-2*LN([.A81]))^0.5*COS(2*PI()*[.B81]) )" office:value-type="float" office:value="3.07089557822598" calcext:value-type="float">
            <text:p>3,0708955782</text:p>
          </table:table-cell>
          <table:table-cell/>
          <table:table-cell office:value-type="float" office:value="0.448522425010976" calcext:value-type="float">
            <text:p>0,448522425</text:p>
          </table:table-cell>
          <table:table-cell office:value-type="float" office:value="0.436350513822562" calcext:value-type="float">
            <text:p>0,4363505138</text:p>
          </table:table-cell>
          <table:table-cell office:value-type="float" office:value="2.53343743054098" calcext:value-type="float">
            <text:p>2,5334374305</text:p>
          </table:table-cell>
          <table:table-cell office:value-type="float" office:value="3.24385017766454" calcext:value-type="float">
            <text:p>3,2438501777</text:p>
          </table:table-cell>
          <table:table-cell/>
          <table:table-cell table:formula="of:=[.J80]+1/100" office:value-type="float" office:value="0.75" calcext:value-type="float">
            <text:p>0,75</text:p>
          </table:table-cell>
          <table:table-cell table:formula="of:=NORMDIST([.H81];3;0.4;1)" office:value-type="float" office:value="0.728945023654132" calcext:value-type="float">
            <text:p>0,7289450237</text:p>
          </table:table-cell>
          <table:table-cell table:number-columns-repeated="2"/>
        </table:table-row>
        <table:table-row table:style-name="ro1">
          <table:table-cell table:formula="of:=RAND()" office:value-type="float" office:value="0.144239643766616" calcext:value-type="float">
            <text:p>0,1442396438</text:p>
          </table:table-cell>
          <table:table-cell table:formula="of:=RAND()" office:value-type="float" office:value="0.262831368403102" calcext:value-type="float">
            <text:p>0,2628313684</text:p>
          </table:table-cell>
          <table:table-cell table:formula="of:=[.$B$3] + [.$C$3] * ((-2*LN([.A82]))^0.5*COS(2*PI()*[.B82]) )" office:value-type="float" office:value="2.93660700957979" calcext:value-type="float">
            <text:p>2,9366070096</text:p>
          </table:table-cell>
          <table:table-cell/>
          <table:table-cell office:value-type="float" office:value="0.605449764007066" calcext:value-type="float">
            <text:p>0,605449764</text:p>
          </table:table-cell>
          <table:table-cell office:value-type="float" office:value="0.654385386052445" calcext:value-type="float">
            <text:p>0,6543853861</text:p>
          </table:table-cell>
          <table:table-cell office:value-type="float" office:value="2.77348779388327" calcext:value-type="float">
            <text:p>2,7734877939</text:p>
          </table:table-cell>
          <table:table-cell office:value-type="float" office:value="3.24638574181492" calcext:value-type="float">
            <text:p>3,2463857418</text:p>
          </table:table-cell>
          <table:table-cell/>
          <table:table-cell table:formula="of:=[.J81]+1/100" office:value-type="float" office:value="0.76" calcext:value-type="float">
            <text:p>0,76</text:p>
          </table:table-cell>
          <table:table-cell table:formula="of:=NORMDIST([.H82];3;0.4;1)" office:value-type="float" office:value="0.73104097701688" calcext:value-type="float">
            <text:p>0,731040977</text:p>
          </table:table-cell>
          <table:table-cell table:number-columns-repeated="2"/>
        </table:table-row>
        <table:table-row table:style-name="ro1">
          <table:table-cell table:formula="of:=RAND()" office:value-type="float" office:value="0.336292020902201" calcext:value-type="float">
            <text:p>0,3362920209</text:p>
          </table:table-cell>
          <table:table-cell table:formula="of:=RAND()" office:value-type="float" office:value="0.280242499190732" calcext:value-type="float">
            <text:p>0,2802424992</text:p>
          </table:table-cell>
          <table:table-cell table:formula="of:=[.$B$3] + [.$C$3] * ((-2*LN([.A83]))^0.5*COS(2*PI()*[.B83]) )" office:value-type="float" office:value="2.88846161656488" calcext:value-type="float">
            <text:p>2,8884616166</text:p>
          </table:table-cell>
          <table:table-cell/>
          <table:table-cell office:value-type="float" office:value="0.61295438535115" calcext:value-type="float">
            <text:p>0,6129543854</text:p>
          </table:table-cell>
          <table:table-cell office:value-type="float" office:value="0.748908085359955" calcext:value-type="float">
            <text:p>0,7489080854</text:p>
          </table:table-cell>
          <table:table-cell office:value-type="float" office:value="2.99728480607539" calcext:value-type="float">
            <text:p>2,9972848061</text:p>
          </table:table-cell>
          <table:table-cell office:value-type="float" office:value="3.25138017715952" calcext:value-type="float">
            <text:p>3,2513801772</text:p>
          </table:table-cell>
          <table:table-cell/>
          <table:table-cell table:formula="of:=[.J82]+1/100" office:value-type="float" office:value="0.77" calcext:value-type="float">
            <text:p>0,77</text:p>
          </table:table-cell>
          <table:table-cell table:formula="of:=NORMDIST([.H83];3;0.4;1)" office:value-type="float" office:value="0.735145549350535" calcext:value-type="float">
            <text:p>0,7351455494</text:p>
          </table:table-cell>
          <table:table-cell table:number-columns-repeated="2"/>
        </table:table-row>
        <table:table-row table:style-name="ro1">
          <table:table-cell table:formula="of:=RAND()" office:value-type="float" office:value="0.414531495743689" calcext:value-type="float">
            <text:p>0,4145314957</text:p>
          </table:table-cell>
          <table:table-cell table:formula="of:=RAND()" office:value-type="float" office:value="0.499864109631419" calcext:value-type="float">
            <text:p>0,4998641096</text:p>
          </table:table-cell>
          <table:table-cell table:formula="of:=[.$B$3] + [.$C$3] * ((-2*LN([.A84]))^0.5*COS(2*PI()*[.B84]) )" office:value-type="float" office:value="2.46915744544021" calcext:value-type="float">
            <text:p>2,4691574454</text:p>
          </table:table-cell>
          <table:table-cell/>
          <table:table-cell office:value-type="float" office:value="0.588380217164098" calcext:value-type="float">
            <text:p>0,5883802172</text:p>
          </table:table-cell>
          <table:table-cell office:value-type="float" office:value="0.387335862406621" calcext:value-type="float">
            <text:p>0,3873358624</text:p>
          </table:table-cell>
          <table:table-cell office:value-type="float" office:value="2.68700894766447" calcext:value-type="float">
            <text:p>2,6870089477</text:p>
          </table:table-cell>
          <table:table-cell office:value-type="float" office:value="3.25639314985509" calcext:value-type="float">
            <text:p>3,2563931499</text:p>
          </table:table-cell>
          <table:table-cell/>
          <table:table-cell table:formula="of:=[.J83]+1/100" office:value-type="float" office:value="0.78" calcext:value-type="float">
            <text:p>0,78</text:p>
          </table:table-cell>
          <table:table-cell table:formula="of:=NORMDIST([.H84];3;0.4;1)" office:value-type="float" office:value="0.739233095244165" calcext:value-type="float">
            <text:p>0,7392330952</text:p>
          </table:table-cell>
          <table:table-cell table:number-columns-repeated="2"/>
        </table:table-row>
        <table:table-row table:style-name="ro1">
          <table:table-cell table:formula="of:=RAND()" office:value-type="float" office:value="0.142005408142718" calcext:value-type="float">
            <text:p>0,1420054081</text:p>
          </table:table-cell>
          <table:table-cell table:formula="of:=RAND()" office:value-type="float" office:value="0.00399615887426223" calcext:value-type="float">
            <text:p>0,0039961589</text:p>
          </table:table-cell>
          <table:table-cell table:formula="of:=[.$B$3] + [.$C$3] * ((-2*LN([.A85]))^0.5*COS(2*PI()*[.B85]) )" office:value-type="float" office:value="3.79007034449174" calcext:value-type="float">
            <text:p>3,7900703445</text:p>
          </table:table-cell>
          <table:table-cell/>
          <table:table-cell office:value-type="float" office:value="0.0887436246958947" calcext:value-type="float">
            <text:p>0,0887436247</text:p>
          </table:table-cell>
          <table:table-cell office:value-type="float" office:value="0.0689899847586175" calcext:value-type="float">
            <text:p>0,0689899848</text:p>
          </table:table-cell>
          <table:table-cell office:value-type="float" office:value="3.79894009881651" calcext:value-type="float">
            <text:p>3,7989400988</text:p>
          </table:table-cell>
          <table:table-cell office:value-type="float" office:value="3.27052456076973" calcext:value-type="float">
            <text:p>3,2705245608</text:p>
          </table:table-cell>
          <table:table-cell/>
          <table:table-cell table:formula="of:=[.J84]+1/100" office:value-type="float" office:value="0.790000000000001" calcext:value-type="float">
            <text:p>0,79</text:p>
          </table:table-cell>
          <table:table-cell table:formula="of:=NORMDIST([.H85];3;0.4;1)" office:value-type="float" office:value="0.750578522438943" calcext:value-type="float">
            <text:p>0,7505785224</text:p>
          </table:table-cell>
          <table:table-cell table:number-columns-repeated="2"/>
        </table:table-row>
        <table:table-row table:style-name="ro1">
          <table:table-cell table:formula="of:=RAND()" office:value-type="float" office:value="0.933461093586232" calcext:value-type="float">
            <text:p>0,9334610936</text:p>
          </table:table-cell>
          <table:table-cell table:formula="of:=RAND()" office:value-type="float" office:value="0.491794754852493" calcext:value-type="float">
            <text:p>0,4917947549</text:p>
          </table:table-cell>
          <table:table-cell table:formula="of:=[.$B$3] + [.$C$3] * ((-2*LN([.A86]))^0.5*COS(2*PI()*[.B86]) )" office:value-type="float" office:value="2.85175896079095" calcext:value-type="float">
            <text:p>2,8517589608</text:p>
          </table:table-cell>
          <table:table-cell/>
          <table:table-cell office:value-type="float" office:value="0.854054034979892" calcext:value-type="float">
            <text:p>0,854054035</text:p>
          </table:table-cell>
          <table:table-cell office:value-type="float" office:value="0.890918935210665" calcext:value-type="float">
            <text:p>0,8909189352</text:p>
          </table:table-cell>
          <table:table-cell office:value-type="float" office:value="3.17394699667213" calcext:value-type="float">
            <text:p>3,1739469967</text:p>
          </table:table-cell>
          <table:table-cell office:value-type="float" office:value="3.27773474598004" calcext:value-type="float">
            <text:p>3,277734746</text:p>
          </table:table-cell>
          <table:table-cell/>
          <table:table-cell table:formula="of:=[.J85]+1/100" office:value-type="float" office:value="0.8" calcext:value-type="float">
            <text:p>0,8</text:p>
          </table:table-cell>
          <table:table-cell table:formula="of:=NORMDIST([.H86];3;0.4;1)" office:value-type="float" office:value="0.756264511412135" calcext:value-type="float">
            <text:p>0,7562645114</text:p>
          </table:table-cell>
          <table:table-cell table:number-columns-repeated="2"/>
        </table:table-row>
        <table:table-row table:style-name="ro1">
          <table:table-cell table:formula="of:=RAND()" office:value-type="float" office:value="0.705572473095762" calcext:value-type="float">
            <text:p>0,7055724731</text:p>
          </table:table-cell>
          <table:table-cell table:formula="of:=RAND()" office:value-type="float" office:value="0.385645749233466" calcext:value-type="float">
            <text:p>0,3856457492</text:p>
          </table:table-cell>
          <table:table-cell table:formula="of:=[.$B$3] + [.$C$3] * ((-2*LN([.A87]))^0.5*COS(2*PI()*[.B87]) )" office:value-type="float" office:value="2.74852072370025" calcext:value-type="float">
            <text:p>2,7485207237</text:p>
          </table:table-cell>
          <table:table-cell/>
          <table:table-cell office:value-type="float" office:value="0.842864620579508" calcext:value-type="float">
            <text:p>0,8428646206</text:p>
          </table:table-cell>
          <table:table-cell office:value-type="float" office:value="0.493266126691508" calcext:value-type="float">
            <text:p>0,4932661267</text:p>
          </table:table-cell>
          <table:table-cell office:value-type="float" office:value="2.76632118828341" calcext:value-type="float">
            <text:p>2,7663211883</text:p>
          </table:table-cell>
          <table:table-cell office:value-type="float" office:value="3.31293637339955" calcext:value-type="float">
            <text:p>3,3129363734</text:p>
          </table:table-cell>
          <table:table-cell/>
          <table:table-cell table:formula="of:=[.J86]+1/100" office:value-type="float" office:value="0.810000000000001" calcext:value-type="float">
            <text:p>0,81</text:p>
          </table:table-cell>
          <table:table-cell table:formula="of:=NORMDIST([.H87];3;0.4;1)" office:value-type="float" office:value="0.78299288168644" calcext:value-type="float">
            <text:p>0,7829928817</text:p>
          </table:table-cell>
          <table:table-cell table:number-columns-repeated="2"/>
        </table:table-row>
        <table:table-row table:style-name="ro1">
          <table:table-cell table:formula="of:=RAND()" office:value-type="float" office:value="0.110177503613109" calcext:value-type="float">
            <text:p>0,1101775036</text:p>
          </table:table-cell>
          <table:table-cell table:formula="of:=RAND()" office:value-type="float" office:value="0.597153276314414" calcext:value-type="float">
            <text:p>0,5971532763</text:p>
          </table:table-cell>
          <table:table-cell table:formula="of:=[.$B$3] + [.$C$3] * ((-2*LN([.A88]))^0.5*COS(2*PI()*[.B88]) )" office:value-type="float" office:value="2.31160023010895" calcext:value-type="float">
            <text:p>2,3116002301</text:p>
          </table:table-cell>
          <table:table-cell/>
          <table:table-cell office:value-type="float" office:value="0.637240461268948" calcext:value-type="float">
            <text:p>0,6372404613</text:p>
          </table:table-cell>
          <table:table-cell office:value-type="float" office:value="0.596696614454256" calcext:value-type="float">
            <text:p>0,5966966145</text:p>
          </table:table-cell>
          <table:table-cell office:value-type="float" office:value="2.68822606299562" calcext:value-type="float">
            <text:p>2,688226063</text:p>
          </table:table-cell>
          <table:table-cell office:value-type="float" office:value="3.37457873402689" calcext:value-type="float">
            <text:p>3,374578734</text:p>
          </table:table-cell>
          <table:table-cell/>
          <table:table-cell table:formula="of:=[.J87]+1/100" office:value-type="float" office:value="0.82" calcext:value-type="float">
            <text:p>0,82</text:p>
          </table:table-cell>
          <table:table-cell table:formula="of:=NORMDIST([.H88];3;0.4;1)" office:value-type="float" office:value="0.825478413244086" calcext:value-type="float">
            <text:p>0,8254784132</text:p>
          </table:table-cell>
          <table:table-cell table:number-columns-repeated="2"/>
        </table:table-row>
        <table:table-row table:style-name="ro1">
          <table:table-cell table:formula="of:=RAND()" office:value-type="float" office:value="0.919209740981536" calcext:value-type="float">
            <text:p>0,919209741</text:p>
          </table:table-cell>
          <table:table-cell table:formula="of:=RAND()" office:value-type="float" office:value="0.468694729912549" calcext:value-type="float">
            <text:p>0,4686947299</text:p>
          </table:table-cell>
          <table:table-cell table:formula="of:=[.$B$3] + [.$C$3] * ((-2*LN([.A89]))^0.5*COS(2*PI()*[.B89]) )" office:value-type="float" office:value="2.83897973275044" calcext:value-type="float">
            <text:p>2,8389797328</text:p>
          </table:table-cell>
          <table:table-cell/>
          <table:table-cell office:value-type="float" office:value="0.336619578108728" calcext:value-type="float">
            <text:p>0,3366195781</text:p>
          </table:table-cell>
          <table:table-cell office:value-type="float" office:value="0.27145914125216" calcext:value-type="float">
            <text:p>0,2714591413</text:p>
          </table:table-cell>
          <table:table-cell office:value-type="float" office:value="2.92065401861748" calcext:value-type="float">
            <text:p>2,9206540186</text:p>
          </table:table-cell>
          <table:table-cell office:value-type="float" office:value="3.37743051180853" calcext:value-type="float">
            <text:p>3,3774305118</text:p>
          </table:table-cell>
          <table:table-cell/>
          <table:table-cell table:formula="of:=[.J88]+1/100" office:value-type="float" office:value="0.83" calcext:value-type="float">
            <text:p>0,83</text:p>
          </table:table-cell>
          <table:table-cell table:formula="of:=NORMDIST([.H89];3;0.4;1)" office:value-type="float" office:value="0.827306890776538" calcext:value-type="float">
            <text:p>0,8273068908</text:p>
          </table:table-cell>
          <table:table-cell table:number-columns-repeated="2"/>
        </table:table-row>
        <table:table-row table:style-name="ro1">
          <table:table-cell table:formula="of:=RAND()" office:value-type="float" office:value="0.692886947730047" calcext:value-type="float">
            <text:p>0,6928869477</text:p>
          </table:table-cell>
          <table:table-cell table:formula="of:=RAND()" office:value-type="float" office:value="0.873542061096222" calcext:value-type="float">
            <text:p>0,8735420611</text:p>
          </table:table-cell>
          <table:table-cell table:formula="of:=[.$B$3] + [.$C$3] * ((-2*LN([.A90]))^0.5*COS(2*PI()*[.B90]) )" office:value-type="float" office:value="3.24005567374797" calcext:value-type="float">
            <text:p>3,2400556737</text:p>
          </table:table-cell>
          <table:table-cell/>
          <table:table-cell office:value-type="float" office:value="0.3500183340036" calcext:value-type="float">
            <text:p>0,350018334</text:p>
          </table:table-cell>
          <table:table-cell office:value-type="float" office:value="0.777499721594925" calcext:value-type="float">
            <text:p>0,7774997216</text:p>
          </table:table-cell>
          <table:table-cell office:value-type="float" office:value="3.09964764797412" calcext:value-type="float">
            <text:p>3,099647648</text:p>
          </table:table-cell>
          <table:table-cell office:value-type="float" office:value="3.38254022176411" calcext:value-type="float">
            <text:p>3,3825402218</text:p>
          </table:table-cell>
          <table:table-cell/>
          <table:table-cell table:formula="of:=[.J89]+1/100" office:value-type="float" office:value="0.84" calcext:value-type="float">
            <text:p>0,84</text:p>
          </table:table-cell>
          <table:table-cell table:formula="of:=NORMDIST([.H90];3;0.4;1)" office:value-type="float" office:value="0.830552421639484" calcext:value-type="float">
            <text:p>0,8305524216</text:p>
          </table:table-cell>
          <table:table-cell table:number-columns-repeated="2"/>
        </table:table-row>
        <table:table-row table:style-name="ro1">
          <table:table-cell table:formula="of:=RAND()" office:value-type="float" office:value="0.298745772205725" calcext:value-type="float">
            <text:p>0,2987457722</text:p>
          </table:table-cell>
          <table:table-cell table:formula="of:=RAND()" office:value-type="float" office:value="0.811745713671907" calcext:value-type="float">
            <text:p>0,8117457137</text:p>
          </table:table-cell>
          <table:table-cell table:formula="of:=[.$B$3] + [.$C$3] * ((-2*LN([.A91]))^0.5*COS(2*PI()*[.B91]) )" office:value-type="float" office:value="3.23522022011559" calcext:value-type="float">
            <text:p>3,2352202201</text:p>
          </table:table-cell>
          <table:table-cell/>
          <table:table-cell office:value-type="float" office:value="0.682473946403293" calcext:value-type="float">
            <text:p>0,6824739464</text:p>
          </table:table-cell>
          <table:table-cell office:value-type="float" office:value="0.868492360628198" calcext:value-type="float">
            <text:p>0,8684923606</text:p>
          </table:table-cell>
          <table:table-cell office:value-type="float" office:value="3.23692167051924" calcext:value-type="float">
            <text:p>3,2369216705</text:p>
          </table:table-cell>
          <table:table-cell office:value-type="float" office:value="3.39604241179675" calcext:value-type="float">
            <text:p>3,3960424118</text:p>
          </table:table-cell>
          <table:table-cell/>
          <table:table-cell table:formula="of:=[.J90]+1/100" office:value-type="float" office:value="0.850000000000001" calcext:value-type="float">
            <text:p>0,85</text:p>
          </table:table-cell>
          <table:table-cell table:formula="of:=NORMDIST([.H91];3;0.4;1)" office:value-type="float" office:value="0.83893885171388" calcext:value-type="float">
            <text:p>0,8389388517</text:p>
          </table:table-cell>
          <table:table-cell table:number-columns-repeated="2"/>
        </table:table-row>
        <table:table-row table:style-name="ro1">
          <table:table-cell table:formula="of:=RAND()" office:value-type="float" office:value="0.453412335865147" calcext:value-type="float">
            <text:p>0,4534123359</text:p>
          </table:table-cell>
          <table:table-cell table:formula="of:=RAND()" office:value-type="float" office:value="0.915271396689253" calcext:value-type="float">
            <text:p>0,9152713967</text:p>
          </table:table-cell>
          <table:table-cell table:formula="of:=[.$B$3] + [.$C$3] * ((-2*LN([.A92]))^0.5*COS(2*PI()*[.B92]) )" office:value-type="float" office:value="3.43347150233612" calcext:value-type="float">
            <text:p>3,4334715023</text:p>
          </table:table-cell>
          <table:table-cell/>
          <table:table-cell office:value-type="float" office:value="0.585981199136001" calcext:value-type="float">
            <text:p>0,5859811991</text:p>
          </table:table-cell>
          <table:table-cell office:value-type="float" office:value="0.0464852882146633" calcext:value-type="float">
            <text:p>0,0464852882</text:p>
          </table:table-cell>
          <table:table-cell office:value-type="float" office:value="3.39604241179675" calcext:value-type="float">
            <text:p>3,3960424118</text:p>
          </table:table-cell>
          <table:table-cell office:value-type="float" office:value="3.47418928476594" calcext:value-type="float">
            <text:p>3,4741892848</text:p>
          </table:table-cell>
          <table:table-cell/>
          <table:table-cell table:formula="of:=[.J91]+1/100" office:value-type="float" office:value="0.860000000000001" calcext:value-type="float">
            <text:p>0,86</text:p>
          </table:table-cell>
          <table:table-cell table:formula="of:=NORMDIST([.H92];3;0.4;1)" office:value-type="float" office:value="0.882084799965247" calcext:value-type="float">
            <text:p>0,8820848</text:p>
          </table:table-cell>
          <table:table-cell table:number-columns-repeated="2"/>
        </table:table-row>
        <table:table-row table:style-name="ro1">
          <table:table-cell table:formula="of:=RAND()" office:value-type="float" office:value="0.621540067171583" calcext:value-type="float">
            <text:p>0,6215400672</text:p>
          </table:table-cell>
          <table:table-cell table:formula="of:=RAND()" office:value-type="float" office:value="0.575886952466264" calcext:value-type="float">
            <text:p>0,5758869525</text:p>
          </table:table-cell>
          <table:table-cell table:formula="of:=[.$B$3] + [.$C$3] * ((-2*LN([.A93]))^0.5*COS(2*PI()*[.B93]) )" office:value-type="float" office:value="2.65341121764635" calcext:value-type="float">
            <text:p>2,6534112176</text:p>
          </table:table-cell>
          <table:table-cell/>
          <table:table-cell office:value-type="float" office:value="0.106678295869287" calcext:value-type="float">
            <text:p>0,1066782959</text:p>
          </table:table-cell>
          <table:table-cell office:value-type="float" office:value="0.0807729587542272" calcext:value-type="float">
            <text:p>0,0807729588</text:p>
          </table:table-cell>
          <table:table-cell office:value-type="float" office:value="3.73958630715186" calcext:value-type="float">
            <text:p>3,7395863072</text:p>
          </table:table-cell>
          <table:table-cell office:value-type="float" office:value="3.52510336197819" calcext:value-type="float">
            <text:p>3,525103362</text:p>
          </table:table-cell>
          <table:table-cell/>
          <table:table-cell table:formula="of:=[.J92]+1/100" office:value-type="float" office:value="0.87" calcext:value-type="float">
            <text:p>0,87</text:p>
          </table:table-cell>
          <table:table-cell table:formula="of:=NORMDIST([.H93];3;0.4;1)" office:value-type="float" office:value="0.905367814903632" calcext:value-type="float">
            <text:p>0,9053678149</text:p>
          </table:table-cell>
          <table:table-cell table:number-columns-repeated="2"/>
        </table:table-row>
        <table:table-row table:style-name="ro1">
          <table:table-cell table:formula="of:=RAND()" office:value-type="float" office:value="0.465835927938065" calcext:value-type="float">
            <text:p>0,4658359279</text:p>
          </table:table-cell>
          <table:table-cell table:formula="of:=RAND()" office:value-type="float" office:value="0.0840457735836603" calcext:value-type="float">
            <text:p>0,0840457736</text:p>
          </table:table-cell>
          <table:table-cell table:formula="of:=[.$B$3] + [.$C$3] * ((-2*LN([.A94]))^0.5*COS(2*PI()*[.B94]) )" office:value-type="float" office:value="3.4270727364681" calcext:value-type="float">
            <text:p>3,4270727365</text:p>
          </table:table-cell>
          <table:table-cell/>
          <table:table-cell office:value-type="float" office:value="0.498250626998788" calcext:value-type="float">
            <text:p>0,498250627</text:p>
          </table:table-cell>
          <table:table-cell office:value-type="float" office:value="0.174425534964101" calcext:value-type="float">
            <text:p>0,174425535</text:p>
          </table:table-cell>
          <table:table-cell office:value-type="float" office:value="3.21587014881758" calcext:value-type="float">
            <text:p>3,2158701488</text:p>
          </table:table-cell>
          <table:table-cell office:value-type="float" office:value="3.53596391276456" calcext:value-type="float">
            <text:p>3,5359639128</text:p>
          </table:table-cell>
          <table:table-cell/>
          <table:table-cell table:formula="of:=[.J93]+1/100" office:value-type="float" office:value="0.88" calcext:value-type="float">
            <text:p>0,88</text:p>
          </table:table-cell>
          <table:table-cell table:formula="of:=NORMDIST([.H94];3;0.4;1)" office:value-type="float" office:value="0.90986266124269" calcext:value-type="float">
            <text:p>0,9098626612</text:p>
          </table:table-cell>
          <table:table-cell table:number-columns-repeated="2"/>
        </table:table-row>
        <table:table-row table:style-name="ro1">
          <table:table-cell table:formula="of:=RAND()" office:value-type="float" office:value="0.545524523978866" calcext:value-type="float">
            <text:p>0,545524524</text:p>
          </table:table-cell>
          <table:table-cell table:formula="of:=RAND()" office:value-type="float" office:value="0.727156658304799" calcext:value-type="float">
            <text:p>0,7271566583</text:p>
          </table:table-cell>
          <table:table-cell table:formula="of:=[.$B$3] + [.$C$3] * ((-2*LN([.A95]))^0.5*COS(2*PI()*[.B95]) )" office:value-type="float" office:value="2.9370114869745" calcext:value-type="float">
            <text:p>2,937011487</text:p>
          </table:table-cell>
          <table:table-cell/>
          <table:table-cell office:value-type="float" office:value="0.211972781146514" calcext:value-type="float">
            <text:p>0,2119727811</text:p>
          </table:table-cell>
          <table:table-cell office:value-type="float" office:value="0.9077426167331" calcext:value-type="float">
            <text:p>0,9077426167</text:p>
          </table:table-cell>
          <table:table-cell office:value-type="float" office:value="3.58947158027726" calcext:value-type="float">
            <text:p>3,5894715803</text:p>
          </table:table-cell>
          <table:table-cell office:value-type="float" office:value="3.57162258547014" calcext:value-type="float">
            <text:p>3,5716225855</text:p>
          </table:table-cell>
          <table:table-cell/>
          <table:table-cell table:formula="of:=[.J94]+1/100" office:value-type="float" office:value="0.890000000000001" calcext:value-type="float">
            <text:p>0,89</text:p>
          </table:table-cell>
          <table:table-cell table:formula="of:=NORMDIST([.H95];3;0.4;1)" office:value-type="float" office:value="0.923505997340206" calcext:value-type="float">
            <text:p>0,9235059973</text:p>
          </table:table-cell>
          <table:table-cell table:number-columns-repeated="2"/>
        </table:table-row>
        <table:table-row table:style-name="ro1">
          <table:table-cell table:formula="of:=RAND()" office:value-type="float" office:value="0.20381458370707" calcext:value-type="float">
            <text:p>0,2038145837</text:p>
          </table:table-cell>
          <table:table-cell table:formula="of:=RAND()" office:value-type="float" office:value="0.00287233553313582" calcext:value-type="float">
            <text:p>0,0028723355</text:p>
          </table:table-cell>
          <table:table-cell table:formula="of:=[.$B$3] + [.$C$3] * ((-2*LN([.A96]))^0.5*COS(2*PI()*[.B96]) )" office:value-type="float" office:value="3.71330814727055" calcext:value-type="float">
            <text:p>3,7133081473</text:p>
          </table:table-cell>
          <table:table-cell/>
          <table:table-cell office:value-type="float" office:value="0.167988841267601" calcext:value-type="float">
            <text:p>0,1679888413</text:p>
          </table:table-cell>
          <table:table-cell office:value-type="float" office:value="0.0240698005098602" calcext:value-type="float">
            <text:p>0,0240698005</text:p>
          </table:table-cell>
          <table:table-cell office:value-type="float" office:value="3.74691201962425" calcext:value-type="float">
            <text:p>3,7469120196</text:p>
          </table:table-cell>
          <table:table-cell office:value-type="float" office:value="3.58947158027726" calcext:value-type="float">
            <text:p>3,5894715803</text:p>
          </table:table-cell>
          <table:table-cell/>
          <table:table-cell table:formula="of:=[.J95]+1/100" office:value-type="float" office:value="0.900000000000001" calcext:value-type="float">
            <text:p>0,9</text:p>
          </table:table-cell>
          <table:table-cell table:formula="of:=NORMDIST([.H96];3;0.4;1)" office:value-type="float" office:value="0.929715973548406" calcext:value-type="float">
            <text:p>0,9297159735</text:p>
          </table:table-cell>
          <table:table-cell table:number-columns-repeated="2"/>
        </table:table-row>
        <table:table-row table:style-name="ro1">
          <table:table-cell table:formula="of:=RAND()" office:value-type="float" office:value="0.320739041573794" calcext:value-type="float">
            <text:p>0,3207390416</text:p>
          </table:table-cell>
          <table:table-cell table:formula="of:=RAND()" office:value-type="float" office:value="0.538959863649909" calcext:value-type="float">
            <text:p>0,5389598636</text:p>
          </table:table-cell>
          <table:table-cell table:formula="of:=[.$B$3] + [.$C$3] * ((-2*LN([.A97]))^0.5*COS(2*PI()*[.B97]) )" office:value-type="float" office:value="2.41475819133032" calcext:value-type="float">
            <text:p>2,4147581913</text:p>
          </table:table-cell>
          <table:table-cell/>
          <table:table-cell office:value-type="float" office:value="0.749086551472141" calcext:value-type="float">
            <text:p>0,7490865515</text:p>
          </table:table-cell>
          <table:table-cell office:value-type="float" office:value="0.892709740215837" calcext:value-type="float">
            <text:p>0,8927097402</text:p>
          </table:table-cell>
          <table:table-cell office:value-type="float" office:value="3.23754254570893" calcext:value-type="float">
            <text:p>3,2375425457</text:p>
          </table:table-cell>
          <table:table-cell office:value-type="float" office:value="3.60627288561458" calcext:value-type="float">
            <text:p>3,6062728856</text:p>
          </table:table-cell>
          <table:table-cell/>
          <table:table-cell table:formula="of:=[.J96]+1/100" office:value-type="float" office:value="0.910000000000001" calcext:value-type="float">
            <text:p>0,91</text:p>
          </table:table-cell>
          <table:table-cell table:formula="of:=NORMDIST([.H97];3;0.4;1)" office:value-type="float" office:value="0.935200136440515" calcext:value-type="float">
            <text:p>0,9352001364</text:p>
          </table:table-cell>
          <table:table-cell table:number-columns-repeated="2"/>
        </table:table-row>
        <table:table-row table:style-name="ro1">
          <table:table-cell table:formula="of:=RAND()" office:value-type="float" office:value="0.220027867616399" calcext:value-type="float">
            <text:p>0,2200278676</text:p>
          </table:table-cell>
          <table:table-cell table:formula="of:=RAND()" office:value-type="float" office:value="0.082996587696717" calcext:value-type="float">
            <text:p>0,0829965877</text:p>
          </table:table-cell>
          <table:table-cell table:formula="of:=[.$B$3] + [.$C$3] * ((-2*LN([.A98]))^0.5*COS(2*PI()*[.B98]) )" office:value-type="float" office:value="3.60352871965175" calcext:value-type="float">
            <text:p>3,6035287197</text:p>
          </table:table-cell>
          <table:table-cell/>
          <table:table-cell office:value-type="float" office:value="0.38089324398075" calcext:value-type="float">
            <text:p>0,380893244</text:p>
          </table:table-cell>
          <table:table-cell office:value-type="float" office:value="0.707535560340211" calcext:value-type="float">
            <text:p>0,7075355603</text:p>
          </table:table-cell>
          <table:table-cell office:value-type="float" office:value="2.8534681757575" calcext:value-type="float">
            <text:p>2,8534681758</text:p>
          </table:table-cell>
          <table:table-cell office:value-type="float" office:value="3.60909966582593" calcext:value-type="float">
            <text:p>3,6090996658</text:p>
          </table:table-cell>
          <table:table-cell/>
          <table:table-cell table:formula="of:=[.J97]+1/100" office:value-type="float" office:value="0.92" calcext:value-type="float">
            <text:p>0,92</text:p>
          </table:table-cell>
          <table:table-cell table:formula="of:=NORMDIST([.H98];3;0.4;1)" office:value-type="float" office:value="0.936089263699412" calcext:value-type="float">
            <text:p>0,9360892637</text:p>
          </table:table-cell>
          <table:table-cell table:number-columns-repeated="2"/>
        </table:table-row>
        <table:table-row table:style-name="ro1">
          <table:table-cell table:formula="of:=RAND()" office:value-type="float" office:value="0.660541983548887" calcext:value-type="float">
            <text:p>0,6605419835</text:p>
          </table:table-cell>
          <table:table-cell table:formula="of:=RAND()" office:value-type="float" office:value="0.984697453188046" calcext:value-type="float">
            <text:p>0,9846974532</text:p>
          </table:table-cell>
          <table:table-cell table:formula="of:=[.$B$3] + [.$C$3] * ((-2*LN([.A99]))^0.5*COS(2*PI()*[.B99]) )" office:value-type="float" office:value="3.3626007018488" calcext:value-type="float">
            <text:p>3,3626007018</text:p>
          </table:table-cell>
          <table:table-cell/>
          <table:table-cell office:value-type="float" office:value="0.618303708285933" calcext:value-type="float">
            <text:p>0,6183037083</text:p>
          </table:table-cell>
          <table:table-cell office:value-type="float" office:value="0.709257402798949" calcext:value-type="float">
            <text:p>0,7092574028</text:p>
          </table:table-cell>
          <table:table-cell office:value-type="float" office:value="2.90068361025135" calcext:value-type="float">
            <text:p>2,9006836103</text:p>
          </table:table-cell>
          <table:table-cell office:value-type="float" office:value="3.62314965728897" calcext:value-type="float">
            <text:p>3,6231496573</text:p>
          </table:table-cell>
          <table:table-cell/>
          <table:table-cell table:formula="of:=[.J98]+1/100" office:value-type="float" office:value="0.930000000000001" calcext:value-type="float">
            <text:p>0,93</text:p>
          </table:table-cell>
          <table:table-cell table:formula="of:=NORMDIST([.H99];3;0.4;1)" office:value-type="float" office:value="0.940368457139736" calcext:value-type="float">
            <text:p>0,9403684571</text:p>
          </table:table-cell>
          <table:table-cell table:number-columns-repeated="2"/>
        </table:table-row>
        <table:table-row table:style-name="ro1">
          <table:table-cell table:formula="of:=RAND()" office:value-type="float" office:value="0.381028384529508" calcext:value-type="float">
            <text:p>0,3810283845</text:p>
          </table:table-cell>
          <table:table-cell table:formula="of:=RAND()" office:value-type="float" office:value="0.268108326796747" calcext:value-type="float">
            <text:p>0,2681083268</text:p>
          </table:table-cell>
          <table:table-cell table:formula="of:=[.$B$3] + [.$C$3] * ((-2*LN([.A100]))^0.5*COS(2*PI()*[.B100]) )" office:value-type="float" office:value="2.93691403889362" calcext:value-type="float">
            <text:p>2,9369140389</text:p>
          </table:table-cell>
          <table:table-cell/>
          <table:table-cell office:value-type="float" office:value="0.572232865415647" calcext:value-type="float">
            <text:p>0,5722328654</text:p>
          </table:table-cell>
          <table:table-cell office:value-type="float" office:value="0.710156465860342" calcext:value-type="float">
            <text:p>0,7101564659</text:p>
          </table:table-cell>
          <table:table-cell office:value-type="float" office:value="2.89529550041024" calcext:value-type="float">
            <text:p>2,8952955004</text:p>
          </table:table-cell>
          <table:table-cell office:value-type="float" office:value="3.73958630715186" calcext:value-type="float">
            <text:p>3,7395863072</text:p>
          </table:table-cell>
          <table:table-cell/>
          <table:table-cell table:formula="of:=[.J99]+1/100" office:value-type="float" office:value="0.940000000000001" calcext:value-type="float">
            <text:p>0,94</text:p>
          </table:table-cell>
          <table:table-cell table:formula="of:=NORMDIST([.H100];3;0.4;1)" office:value-type="float" office:value="0.967768622062459" calcext:value-type="float">
            <text:p>0,9677686221</text:p>
          </table:table-cell>
          <table:table-cell table:number-columns-repeated="2"/>
        </table:table-row>
        <table:table-row table:style-name="ro1">
          <table:table-cell table:formula="of:=RAND()" office:value-type="float" office:value="0.563060314975319" calcext:value-type="float">
            <text:p>0,563060315</text:p>
          </table:table-cell>
          <table:table-cell table:formula="of:=RAND()" office:value-type="float" office:value="0.0132990832735614" calcext:value-type="float">
            <text:p>0,0132990833</text:p>
          </table:table-cell>
          <table:table-cell table:formula="of:=[.$B$3] + [.$C$3] * ((-2*LN([.A101]))^0.5*COS(2*PI()*[.B101]) )" office:value-type="float" office:value="3.42722074647834" calcext:value-type="float">
            <text:p>3,4272207465</text:p>
          </table:table-cell>
          <table:table-cell/>
          <table:table-cell office:value-type="float" office:value="0.570040052255795" calcext:value-type="float">
            <text:p>0,5700400523</text:p>
          </table:table-cell>
          <table:table-cell office:value-type="float" office:value="0.525258935772194" calcext:value-type="float">
            <text:p>0,5252589358</text:p>
          </table:table-cell>
          <table:table-cell office:value-type="float" office:value="2.58123596786386" calcext:value-type="float">
            <text:p>2,5812359679</text:p>
          </table:table-cell>
          <table:table-cell office:value-type="float" office:value="3.74691201962425" calcext:value-type="float">
            <text:p>3,7469120196</text:p>
          </table:table-cell>
          <table:table-cell/>
          <table:table-cell table:formula="of:=[.J100]+1/100" office:value-type="float" office:value="0.950000000000001" calcext:value-type="float">
            <text:p>0,95</text:p>
          </table:table-cell>
          <table:table-cell table:formula="of:=NORMDIST([.H101];3;0.4;1)" office:value-type="float" office:value="0.969068755000111" calcext:value-type="float">
            <text:p>0,969068755</text:p>
          </table:table-cell>
          <table:table-cell table:number-columns-repeated="2"/>
        </table:table-row>
        <table:table-row table:style-name="ro1">
          <table:table-cell table:formula="of:=RAND()" office:value-type="float" office:value="0.892127040454092" calcext:value-type="float">
            <text:p>0,8921270405</text:p>
          </table:table-cell>
          <table:table-cell table:formula="of:=RAND()" office:value-type="float" office:value="0.720221696789225" calcext:value-type="float">
            <text:p>0,7202216968</text:p>
          </table:table-cell>
          <table:table-cell table:formula="of:=[.$B$3] + [.$C$3] * ((-2*LN([.A102]))^0.5*COS(2*PI()*[.B102]) )" office:value-type="float" office:value="2.96444917619876" calcext:value-type="float">
            <text:p>2,9644491762</text:p>
          </table:table-cell>
          <table:table-cell/>
          <table:table-cell office:value-type="float" office:value="0.878642257153145" calcext:value-type="float">
            <text:p>0,8786422572</text:p>
          </table:table-cell>
          <table:table-cell office:value-type="float" office:value="0.22921914923579" calcext:value-type="float">
            <text:p>0,2292191492</text:p>
          </table:table-cell>
          <table:table-cell office:value-type="float" office:value="3.02649187911803" calcext:value-type="float">
            <text:p>3,0264918791</text:p>
          </table:table-cell>
          <table:table-cell office:value-type="float" office:value="3.77335461816468" calcext:value-type="float">
            <text:p>3,7733546182</text:p>
          </table:table-cell>
          <table:table-cell/>
          <table:table-cell table:formula="of:=[.J101]+1/100" office:value-type="float" office:value="0.960000000000001" calcext:value-type="float">
            <text:p>0,96</text:p>
          </table:table-cell>
          <table:table-cell table:formula="of:=NORMDIST([.H102];3;0.4;1)" office:value-type="float" office:value="0.973405701269423" calcext:value-type="float">
            <text:p>0,9734057013</text:p>
          </table:table-cell>
          <table:table-cell table:number-columns-repeated="2"/>
        </table:table-row>
        <table:table-row table:style-name="ro1">
          <table:table-cell table:formula="of:=RAND()" office:value-type="float" office:value="0.557651587225383" calcext:value-type="float">
            <text:p>0,5576515872</text:p>
          </table:table-cell>
          <table:table-cell table:formula="of:=RAND()" office:value-type="float" office:value="0.534552361753516" calcext:value-type="float">
            <text:p>0,5345523618</text:p>
          </table:table-cell>
          <table:table-cell table:formula="of:=[.$B$3] + [.$C$3] * ((-2*LN([.A103]))^0.5*COS(2*PI()*[.B103]) )" office:value-type="float" office:value="2.57784377541414" calcext:value-type="float">
            <text:p>2,5778437754</text:p>
          </table:table-cell>
          <table:table-cell/>
          <table:table-cell office:value-type="float" office:value="0.103092244963633" calcext:value-type="float">
            <text:p>0,103092245</text:p>
          </table:table-cell>
          <table:table-cell office:value-type="float" office:value="0.523364052860905" calcext:value-type="float">
            <text:p>0,5233640529</text:p>
          </table:table-cell>
          <table:table-cell office:value-type="float" office:value="2.15648043584874" calcext:value-type="float">
            <text:p>2,1564804358</text:p>
          </table:table-cell>
          <table:table-cell office:value-type="float" office:value="3.79894009881651" calcext:value-type="float">
            <text:p>3,7989400988</text:p>
          </table:table-cell>
          <table:table-cell/>
          <table:table-cell table:formula="of:=[.J102]+1/100" office:value-type="float" office:value="0.970000000000001" calcext:value-type="float">
            <text:p>0,97</text:p>
          </table:table-cell>
          <table:table-cell table:formula="of:=NORMDIST([.H103];3;0.4;1)" office:value-type="float" office:value="0.977106425745227" calcext:value-type="float">
            <text:p>0,9771064257</text:p>
          </table:table-cell>
          <table:table-cell table:number-columns-repeated="2"/>
        </table:table-row>
        <table:table-row table:style-name="ro1">
          <table:table-cell table:formula="of:=RAND()" office:value-type="float" office:value="0.431004323419164" calcext:value-type="float">
            <text:p>0,4310043234</text:p>
          </table:table-cell>
          <table:table-cell table:formula="of:=RAND()" office:value-type="float" office:value="0.445283946355904" calcext:value-type="float">
            <text:p>0,4452839464</text:p>
          </table:table-cell>
          <table:table-cell table:formula="of:=[.$B$3] + [.$C$3] * ((-2*LN([.A104]))^0.5*COS(2*PI()*[.B104]) )" office:value-type="float" office:value="2.5114036668579" calcext:value-type="float">
            <text:p>2,5114036669</text:p>
          </table:table-cell>
          <table:table-cell/>
          <table:table-cell office:value-type="float" office:value="0.915356534608513" calcext:value-type="float">
            <text:p>0,9153565346</text:p>
          </table:table-cell>
          <table:table-cell office:value-type="float" office:value="0.213013986285558" calcext:value-type="float">
            <text:p>0,2130139863</text:p>
          </table:table-cell>
          <table:table-cell office:value-type="float" office:value="3.0387440202243" calcext:value-type="float">
            <text:p>3,0387440202</text:p>
          </table:table-cell>
          <table:table-cell office:value-type="float" office:value="3.90952292536086" calcext:value-type="float">
            <text:p>3,9095229254</text:p>
          </table:table-cell>
          <table:table-cell/>
          <table:table-cell table:formula="of:=[.J103]+1/100" office:value-type="float" office:value="0.980000000000001" calcext:value-type="float">
            <text:p>0,98</text:p>
          </table:table-cell>
          <table:table-cell table:formula="of:=NORMDIST([.H104];3;0.4;1)" office:value-type="float" office:value="0.988511212826889" calcext:value-type="float">
            <text:p>0,9885112128</text:p>
          </table:table-cell>
          <table:table-cell table:number-columns-repeated="2"/>
        </table:table-row>
        <table:table-row table:style-name="ro1">
          <table:table-cell table:formula="of:=RAND()" office:value-type="float" office:value="0.098683537883996" calcext:value-type="float">
            <text:p>0,0986835379</text:p>
          </table:table-cell>
          <table:table-cell table:formula="of:=RAND()" office:value-type="float" office:value="0.648270808679626" calcext:value-type="float">
            <text:p>0,6482708087</text:p>
          </table:table-cell>
          <table:table-cell table:formula="of:=[.$B$3] + [.$C$3] * ((-2*LN([.A105]))^0.5*COS(2*PI()*[.B105]) )" office:value-type="float" office:value="2.48646656428945" calcext:value-type="float">
            <text:p>2,4864665643</text:p>
          </table:table-cell>
          <table:table-cell/>
          <table:table-cell office:value-type="float" office:value="0.310138335827319" calcext:value-type="float">
            <text:p>0,3101383358</text:p>
          </table:table-cell>
          <table:table-cell office:value-type="float" office:value="0.0156991342039136" calcext:value-type="float">
            <text:p>0,0156991342</text:p>
          </table:table-cell>
          <table:table-cell office:value-type="float" office:value="3.60909966582593" calcext:value-type="float">
            <text:p>3,6090996658</text:p>
          </table:table-cell>
          <table:table-cell office:value-type="float" office:value="3.95974327857906" calcext:value-type="float">
            <text:p>3,9597432786</text:p>
          </table:table-cell>
          <table:table-cell/>
          <table:table-cell table:formula="of:=[.J104]+1/100" office:value-type="float" office:value="0.990000000000001" calcext:value-type="float">
            <text:p>0,99</text:p>
          </table:table-cell>
          <table:table-cell table:formula="of:=NORMDIST([.H105];3;0.4;1)" office:value-type="float" office:value="0.991788080112124" calcext:value-type="float">
            <text:p>0,9917880801</text:p>
          </table:table-cell>
          <table:table-cell table:number-columns-repeated="2"/>
        </table:table-row>
        <table:table-row table:style-name="ro1">
          <table:table-cell table:formula="of:=RAND()" office:value-type="float" office:value="0.731647339968567" calcext:value-type="float">
            <text:p>0,73164734</text:p>
          </table:table-cell>
          <table:table-cell table:formula="of:=RAND()" office:value-type="float" office:value="0.307381259754712" calcext:value-type="float">
            <text:p>0,3073812598</text:p>
          </table:table-cell>
          <table:table-cell table:formula="of:=[.$B$3] + [.$C$3] * ((-2*LN([.A106]))^0.5*COS(2*PI()*[.B106]) )" office:value-type="float" office:value="2.88844990413471" calcext:value-type="float">
            <text:p>2,8884499041</text:p>
          </table:table-cell>
          <table:table-cell/>
          <table:table-cell office:value-type="float" office:value="0.729940035150152" calcext:value-type="float">
            <text:p>0,7299400352</text:p>
          </table:table-cell>
          <table:table-cell office:value-type="float" office:value="0.891452240633675" calcext:value-type="float">
            <text:p>0,8914522406</text:p>
          </table:table-cell>
          <table:table-cell office:value-type="float" office:value="3.24638574181492" calcext:value-type="float">
            <text:p>3,2463857418</text:p>
          </table:table-cell>
          <table:table-cell office:value-type="float" office:value="4.03546214955466" calcext:value-type="float">
            <text:p>4,0354621496</text:p>
          </table:table-cell>
          <table:table-cell/>
          <table:table-cell table:formula="of:=[.J105]+1/100" office:value-type="float" office:value="1" calcext:value-type="float">
            <text:p>1</text:p>
          </table:table-cell>
          <table:table-cell table:formula="of:=NORMDIST([.H106];3;0.4;1)" office:value-type="float" office:value="0.995182426562187" calcext:value-type="float">
            <text:p>0,9951824266</text:p>
          </table:table-cell>
          <table:table-cell table:number-columns-repeated="2"/>
        </table:table-row>
        <table:table-row table:style-name="ro1">
          <table:table-cell table:style-name="ce7" table:formula="of:=RAND()" office:value-type="float" office:value="0.315470316966005" calcext:value-type="float">
            <text:p>0,315470317</text:p>
          </table:table-cell>
          <table:table-cell table:style-name="ce12" table:formula="of:=RAND()" office:value-type="float" office:value="0.289978327793921" calcext:value-type="float">
            <text:p>0,2899783278</text:p>
          </table:table-cell>
          <table:table-cell table:style-name="ce19" table:formula="of:=[.$B$3] + [.$C$3] * ((-2*LN([.A107]))^0.5*COS(2*PI()*[.B107]) )" office:value-type="float" office:value="2.8489754972374" calcext:value-type="float">
            <text:p>2,8489754972</text:p>
          </table:table-cell>
          <table:table-cell/>
          <table:table-cell office:value-type="float" office:value="0.822439104620067" calcext:value-type="float">
            <text:p>0,8224391046</text:p>
          </table:table-cell>
          <table:table-cell office:value-type="float" office:value="0.96432344870298" calcext:value-type="float">
            <text:p>0,9643234487</text:p>
          </table:table-cell>
          <table:table-cell office:value-type="float" office:value="3.24385017766454" calcext:value-type="float">
            <text:p>3,2438501777</text:p>
          </table:table-cell>
          <table:table-cell office:value-type="float" office:value="4.10651437735589" calcext:value-type="float">
            <text:p>4,1065143774</text:p>
          </table:table-cell>
          <table:table-cell/>
          <table:table-cell table:formula="of:=[.J106]+1/100" office:value-type="float" office:value="1.01" calcext:value-type="float">
            <text:p>1,01</text:p>
          </table:table-cell>
          <table:table-cell table:formula="of:=NORMDIST([.H107];3;0.4;1)" office:value-type="float" office:value="0.997165060271461" calcext:value-type="float">
            <text:p>0,997165060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Metoda Boxa i Mullera'.H7:'Metoda Boxa i Mullera'.H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19:15.396705729</meta:creation-date>
    <meta:generator>LibreOffice/5.1.6.2$Linux_X86_64 LibreOffice_project/10m0$Build-2</meta:generator>
    <dc:date>2018-05-22T10:57:36.107000182</dc:date>
    <meta:editing-duration>PT6M8S</meta:editing-duration>
    <meta:editing-cycles>3</meta:editing-cycles>
    <meta:document-statistic meta:table-count="1" meta:cell-count="9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8.999cm" style:legend-expansion-aspect-ratio="1.77797533059229" chart:style-name="ch2"/>
        <chart:plot-area chart:style-name="ch3" table:cell-range-address="'Metoda Boxa i Mullera'.H7:'Metoda Boxa i Mullera'.H107 'Metoda Boxa i Mullera'.J7:'Metoda Boxa i Mullera'.K107" chart:data-source-has-labels="row" svg:x="0.32cm" svg:y="0.18cm" svg:width="15.36cm" svg:height="8.64cm">
          <chartooo:coordinate-region svg:x="1.058cm" svg:y="0.383cm" svg:width="14.37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toda Boxa i Mullera'.J7:'Metoda Boxa i Mullera'.J107" loext:label-string="dystemp" chart:class="chart:scatter">
            <chart:domain table:cell-range-address="'Metoda Boxa i Mullera'.H7:'Metoda Boxa i Mullera'.H107"/>
            <chart:data-point chart:repeated="101"/>
          </chart:series>
          <chart:series chart:style-name="ch7" chart:values-cell-range-address="" chart:class="chart:scatter">
            <chart:domain table:cell-range-address="'Metoda Boxa i Mullera'.G7:'Metoda Boxa i Mullera'.G107"/>
            <chart:data-point chart:repeated="101"/>
          </chart:series>
          <chart:series chart:style-name="ch8" chart:values-cell-range-address="'Metoda Boxa i Mullera'.K7:'Metoda Boxa i Mullera'.K107" loext:label-string="dystteor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dystemp</text:p>
              </table:table-cell>
              <table:table-cell office:value-type="string">
                <text:p>Kolumna G</text:p>
              </table:table-cell>
              <table:table-cell office:value-type="string">
                <text:p>dystte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729025221492">
                <text:p>1.59729025221492</text:p>
                <draw:g>
                  <svg:desc>'Metoda Boxa i Mullera'.H7:'Metoda Boxa i Mullera'.H107</svg:desc>
                </draw:g>
              </table:table-cell>
              <table:table-cell office:value-type="float" office:value="0.01">
                <text:p>0.01</text:p>
                <draw:g>
                  <svg:desc>'Metoda Boxa i Mullera'.J7:'Metoda Boxa i Mullera'.J107</svg:desc>
                </draw:g>
              </table:table-cell>
              <table:table-cell office:value-type="float" office:value="2.44453226666873">
                <text:p>2.44453226666873</text:p>
                <draw:g>
                  <svg:desc>'Metoda Boxa i Mullera'.G7:'Metoda Boxa i Mullera'.G107</svg:desc>
                </draw:g>
              </table:table-cell>
              <table:table-cell office:value-type="float" office:value="0.000226786783948242">
                <text:p>0.000226786783948242</text:p>
                <draw:g>
                  <svg:desc>'Metoda Boxa i Mullera'.K7:'Metoda Boxa i Mullera'.K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2387377146652">
                <text:p>2.12387377146652</text:p>
              </table:table-cell>
              <table:table-cell office:value-type="float" office:value="0.02">
                <text:p>0.02</text:p>
              </table:table-cell>
              <table:table-cell office:value-type="float" office:value="2.12387377146652">
                <text:p>2.12387377146652</text:p>
              </table:table-cell>
              <table:table-cell office:value-type="float" office:value="0.0142506791578225">
                <text:p>0.0142506791578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648043584874">
                <text:p>2.15648043584874</text:p>
              </table:table-cell>
              <table:table-cell office:value-type="float" office:value="0.03">
                <text:p>0.03</text:p>
              </table:table-cell>
              <table:table-cell office:value-type="float" office:value="3.52510336197819">
                <text:p>3.52510336197819</text:p>
              </table:table-cell>
              <table:table-cell office:value-type="float" office:value="0.0174809713561644">
                <text:p>0.017480971356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849796934114">
                <text:p>2.20849796934114</text:p>
              </table:table-cell>
              <table:table-cell office:value-type="float" office:value="0.04">
                <text:p>0.04</text:p>
              </table:table-cell>
              <table:table-cell office:value-type="float" office:value="3.20607983456042">
                <text:p>3.20607983456042</text:p>
              </table:table-cell>
              <table:table-cell office:value-type="float" office:value="0.0239217943034804">
                <text:p>0.0239217943034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34716328672">
                <text:p>2.30234716328672</text:p>
              </table:table-cell>
              <table:table-cell office:value-type="float" office:value="0.05">
                <text:p>0.05</text:p>
              </table:table-cell>
              <table:table-cell office:value-type="float" office:value="3.47418928476594">
                <text:p>3.47418928476594</text:p>
              </table:table-cell>
              <table:table-cell office:value-type="float" office:value="0.0405680296338051">
                <text:p>0.0405680296338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08222741321">
                <text:p>2.308222741321</text:p>
              </table:table-cell>
              <table:table-cell office:value-type="float" office:value="0.06">
                <text:p>0.06</text:p>
              </table:table-cell>
              <table:table-cell office:value-type="float" office:value="2.84855313914442">
                <text:p>2.84855313914442</text:p>
              </table:table-cell>
              <table:table-cell office:value-type="float" office:value="0.0418649067462861">
                <text:p>0.0418649067462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169656432713">
                <text:p>2.40169656432713</text:p>
              </table:table-cell>
              <table:table-cell office:value-type="float" office:value="0.07">
                <text:p>0.07</text:p>
              </table:table-cell>
              <table:table-cell office:value-type="float" office:value="3.06916572083295">
                <text:p>3.06916572083295</text:p>
              </table:table-cell>
              <table:table-cell office:value-type="float" office:value="0.0673582881310357">
                <text:p>0.0673582881310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2360488999997">
                <text:p>2.42360488999997</text:p>
              </table:table-cell>
              <table:table-cell office:value-type="float" office:value="0.08">
                <text:p>0.08</text:p>
              </table:table-cell>
              <table:table-cell office:value-type="float" office:value="2.79484180735627">
                <text:p>2.79484180735627</text:p>
              </table:table-cell>
              <table:table-cell office:value-type="float" office:value="0.0747940682688981">
                <text:p>0.0747940682688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53226666873">
                <text:p>2.44453226666873</text:p>
              </table:table-cell>
              <table:table-cell office:value-type="float" office:value="0.09">
                <text:p>0.09</text:p>
              </table:table-cell>
              <table:table-cell office:value-type="float" office:value="2.7386732899794">
                <text:p>2.7386732899794</text:p>
              </table:table-cell>
              <table:table-cell office:value-type="float" office:value="0.0824666617648663">
                <text:p>0.0824666617648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9047840345089">
                <text:p>2.49047840345089</text:p>
              </table:table-cell>
              <table:table-cell office:value-type="float" office:value="0.1">
                <text:p>0.1</text:p>
              </table:table-cell>
              <table:table-cell office:value-type="float" office:value="2.58019139005497">
                <text:p>2.58019139005497</text:p>
              </table:table-cell>
              <table:table-cell office:value-type="float" office:value="0.101366445141189">
                <text:p>0.101366445141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713712628293">
                <text:p>2.51713712628293</text:p>
              </table:table-cell>
              <table:table-cell office:value-type="float" office:value="0.11">
                <text:p>0.11</text:p>
              </table:table-cell>
              <table:table-cell office:value-type="float" office:value="2.42360488999997">
                <text:p>2.42360488999997</text:p>
              </table:table-cell>
              <table:table-cell office:value-type="float" office:value="0.113685807920419">
                <text:p>0.11368580792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3087215302293">
                <text:p>2.53087215302293</text:p>
              </table:table-cell>
              <table:table-cell office:value-type="float" office:value="0.12">
                <text:p>0.12</text:p>
              </table:table-cell>
              <table:table-cell office:value-type="float" office:value="3.13996585702164">
                <text:p>3.13996585702164</text:p>
              </table:table-cell>
              <table:table-cell office:value-type="float" office:value="0.120434074750318">
                <text:p>0.120434074750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343743054098">
                <text:p>2.53343743054098</text:p>
              </table:table-cell>
              <table:table-cell office:value-type="float" office:value="0.13">
                <text:p>0.13</text:p>
              </table:table-cell>
              <table:table-cell office:value-type="float" office:value="2.83690522779333">
                <text:p>2.83690522779333</text:p>
              </table:table-cell>
              <table:table-cell office:value-type="float" office:value="0.12172508130276">
                <text:p>0.12172508130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836140372408">
                <text:p>2.53836140372408</text:p>
              </table:table-cell>
              <table:table-cell office:value-type="float" office:value="0.14">
                <text:p>0.14</text:p>
              </table:table-cell>
              <table:table-cell office:value-type="float" office:value="1.59729025221492">
                <text:p>1.59729025221492</text:p>
              </table:table-cell>
              <table:table-cell office:value-type="float" office:value="0.124230305986499">
                <text:p>0.124230305986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8019139005497">
                <text:p>2.58019139005497</text:p>
              </table:table-cell>
              <table:table-cell office:value-type="float" office:value="0.15">
                <text:p>0.15</text:p>
              </table:table-cell>
              <table:table-cell office:value-type="float" office:value="2.88375128452358">
                <text:p>2.88375128452358</text:p>
              </table:table-cell>
              <table:table-cell office:value-type="float" office:value="0.146969076895336">
                <text:p>0.146969076895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123596786386">
                <text:p>2.58123596786386</text:p>
              </table:table-cell>
              <table:table-cell office:value-type="float" office:value="0.16">
                <text:p>0.16</text:p>
              </table:table-cell>
              <table:table-cell office:value-type="float" office:value="3.23192801959842">
                <text:p>3.23192801959842</text:p>
              </table:table-cell>
              <table:table-cell office:value-type="float" office:value="0.147570526118268">
                <text:p>0.147570526118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4831666528619">
                <text:p>2.64831666528619</text:p>
              </table:table-cell>
              <table:table-cell office:value-type="float" office:value="0.17">
                <text:p>0.17</text:p>
              </table:table-cell>
              <table:table-cell office:value-type="float" office:value="2.51713712628293">
                <text:p>2.51713712628293</text:p>
              </table:table-cell>
              <table:table-cell office:value-type="float" office:value="0.189644162508372">
                <text:p>0.189644162508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7589023047766">
                <text:p>2.67589023047766</text:p>
              </table:table-cell>
              <table:table-cell office:value-type="float" office:value="0.18">
                <text:p>0.18</text:p>
              </table:table-cell>
              <table:table-cell office:value-type="float" office:value="2.79425204691029">
                <text:p>2.79425204691029</text:p>
              </table:table-cell>
              <table:table-cell office:value-type="float" office:value="0.208891235770273">
                <text:p>0.208891235770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8700894766447">
                <text:p>2.68700894766447</text:p>
              </table:table-cell>
              <table:table-cell office:value-type="float" office:value="0.19">
                <text:p>0.19</text:p>
              </table:table-cell>
              <table:table-cell office:value-type="float" office:value="3.57162258547014">
                <text:p>3.57162258547014</text:p>
              </table:table-cell>
              <table:table-cell office:value-type="float" office:value="0.216966963247587">
                <text:p>0.216966963247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8822606299562">
                <text:p>2.68822606299562</text:p>
              </table:table-cell>
              <table:table-cell office:value-type="float" office:value="0.2">
                <text:p>0.2</text:p>
              </table:table-cell>
              <table:table-cell office:value-type="float" office:value="3.2365425715413">
                <text:p>3.2365425715413</text:p>
              </table:table-cell>
              <table:table-cell office:value-type="float" office:value="0.217861802934658">
                <text:p>0.217861802934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386732899794">
                <text:p>2.7386732899794</text:p>
              </table:table-cell>
              <table:table-cell office:value-type="float" office:value="0.21">
                <text:p>0.21</text:p>
              </table:table-cell>
              <table:table-cell office:value-type="float" office:value="2.40169656432713">
                <text:p>2.40169656432713</text:p>
              </table:table-cell>
              <table:table-cell office:value-type="float" office:value="0.25677604000334">
                <text:p>0.25677604000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3910627152259">
                <text:p>2.73910627152259</text:p>
              </table:table-cell>
              <table:table-cell office:value-type="float" office:value="0.22">
                <text:p>0.22</text:p>
              </table:table-cell>
              <table:table-cell office:value-type="float" office:value="3.37743051180853">
                <text:p>3.37743051180853</text:p>
              </table:table-cell>
              <table:table-cell office:value-type="float" office:value="0.257125011174339">
                <text:p>0.257125011174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6069708928702">
                <text:p>2.76069708928702</text:p>
              </table:table-cell>
              <table:table-cell office:value-type="float" office:value="0.23">
                <text:p>0.23</text:p>
              </table:table-cell>
              <table:table-cell office:value-type="float" office:value="3.90952292536086">
                <text:p>3.90952292536086</text:p>
              </table:table-cell>
              <table:table-cell office:value-type="float" office:value="0.274834139423215">
                <text:p>0.274834139423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632118828341">
                <text:p>2.76632118828341</text:p>
              </table:table-cell>
              <table:table-cell office:value-type="float" office:value="0.24">
                <text:p>0.24</text:p>
              </table:table-cell>
              <table:table-cell office:value-type="float" office:value="2.49047840345089">
                <text:p>2.49047840345089</text:p>
              </table:table-cell>
              <table:table-cell office:value-type="float" office:value="0.27954387998668">
                <text:p>0.27954387998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7348779388327">
                <text:p>2.77348779388327</text:p>
              </table:table-cell>
              <table:table-cell office:value-type="float" office:value="0.25">
                <text:p>0.25</text:p>
              </table:table-cell>
              <table:table-cell office:value-type="float" office:value="2.30234716328672">
                <text:p>2.30234716328672</text:p>
              </table:table-cell>
              <table:table-cell office:value-type="float" office:value="0.285601551892653">
                <text:p>0.285601551892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9040035752889">
                <text:p>2.79040035752889</text:p>
              </table:table-cell>
              <table:table-cell office:value-type="float" office:value="0.26">
                <text:p>0.26</text:p>
              </table:table-cell>
              <table:table-cell office:value-type="float" office:value="4.03546214955466">
                <text:p>4.03546214955466</text:p>
              </table:table-cell>
              <table:table-cell office:value-type="float" office:value="0.300139580772324">
                <text:p>0.300139580772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9425204691029">
                <text:p>2.79425204691029</text:p>
              </table:table-cell>
              <table:table-cell office:value-type="float" office:value="0.27">
                <text:p>0.27</text:p>
              </table:table-cell>
              <table:table-cell office:value-type="float" office:value="3.23939323267677">
                <text:p>3.23939323267677</text:p>
              </table:table-cell>
              <table:table-cell office:value-type="float" office:value="0.303496705794139">
                <text:p>0.303496705794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9484180735627">
                <text:p>2.79484180735627</text:p>
              </table:table-cell>
              <table:table-cell office:value-type="float" office:value="0.28">
                <text:p>0.28</text:p>
              </table:table-cell>
              <table:table-cell office:value-type="float" office:value="2.308222741321">
                <text:p>2.308222741321</text:p>
              </table:table-cell>
              <table:table-cell office:value-type="float" office:value="0.304012217131724">
                <text:p>0.304012217131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992763543859">
                <text:p>2.79992763543859</text:p>
              </table:table-cell>
              <table:table-cell office:value-type="float" office:value="0.29">
                <text:p>0.29</text:p>
              </table:table-cell>
              <table:table-cell office:value-type="float" office:value="4.10651437735589">
                <text:p>4.10651437735589</text:p>
              </table:table-cell>
              <table:table-cell office:value-type="float" office:value="0.308473848974528">
                <text:p>0.308473848974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2133939164959">
                <text:p>2.82133939164959</text:p>
              </table:table-cell>
              <table:table-cell office:value-type="float" office:value="0.3">
                <text:p>0.3</text:p>
              </table:table-cell>
              <table:table-cell office:value-type="float" office:value="2.97941773140711">
                <text:p>2.97941773140711</text:p>
              </table:table-cell>
              <table:table-cell office:value-type="float" office:value="0.327563345020574">
                <text:p>0.327563345020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2836083434085">
                <text:p>2.82836083434085</text:p>
              </table:table-cell>
              <table:table-cell office:value-type="float" office:value="0.31">
                <text:p>0.31</text:p>
              </table:table-cell>
              <table:table-cell office:value-type="float" office:value="2.86409275830766">
                <text:p>2.86409275830766</text:p>
              </table:table-cell>
              <table:table-cell office:value-type="float" office:value="0.333925985086955">
                <text:p>0.333925985086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223804758014">
                <text:p>2.83223804758014</text:p>
              </table:table-cell>
              <table:table-cell office:value-type="float" office:value="0.32">
                <text:p>0.32</text:p>
              </table:table-cell>
              <table:table-cell office:value-type="float" office:value="2.20849796934114">
                <text:p>2.20849796934114</text:p>
              </table:table-cell>
              <table:table-cell office:value-type="float" office:value="0.337460128742415">
                <text:p>0.337460128742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3690522779333">
                <text:p>2.83690522779333</text:p>
              </table:table-cell>
              <table:table-cell office:value-type="float" office:value="0.33">
                <text:p>0.33</text:p>
              </table:table-cell>
              <table:table-cell office:value-type="float" office:value="3.25639314985509">
                <text:p>3.25639314985509</text:p>
              </table:table-cell>
              <table:table-cell office:value-type="float" office:value="0.34173341065532">
                <text:p>0.3417334106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453587317009">
                <text:p>2.8453587317009</text:p>
              </table:table-cell>
              <table:table-cell office:value-type="float" office:value="0.34">
                <text:p>0.34</text:p>
              </table:table-cell>
              <table:table-cell office:value-type="float" office:value="2.93717215256919">
                <text:p>2.93717215256919</text:p>
              </table:table-cell>
              <table:table-cell office:value-type="float" office:value="0.349525005113041">
                <text:p>0.349525005113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855313914442">
                <text:p>2.84855313914442</text:p>
              </table:table-cell>
              <table:table-cell office:value-type="float" office:value="0.35">
                <text:p>0.35</text:p>
              </table:table-cell>
              <table:table-cell office:value-type="float" office:value="2.82133939164959">
                <text:p>2.82133939164959</text:p>
              </table:table-cell>
              <table:table-cell office:value-type="float" office:value="0.352486091635704">
                <text:p>0.352486091635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534681757575">
                <text:p>2.8534681757575</text:p>
              </table:table-cell>
              <table:table-cell office:value-type="float" office:value="0.36">
                <text:p>0.36</text:p>
              </table:table-cell>
              <table:table-cell office:value-type="float" office:value="2.90326638177417">
                <text:p>2.90326638177417</text:p>
              </table:table-cell>
              <table:table-cell office:value-type="float" office:value="0.357059587092143">
                <text:p>0.357059587092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5555147798009">
                <text:p>2.85555147798009</text:p>
              </table:table-cell>
              <table:table-cell office:value-type="float" office:value="0.37">
                <text:p>0.37</text:p>
              </table:table-cell>
              <table:table-cell office:value-type="float" office:value="2.8453587317009">
                <text:p>2.8453587317009</text:p>
              </table:table-cell>
              <table:table-cell office:value-type="float" office:value="0.359004383631375">
                <text:p>0.359004383631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409275830766">
                <text:p>2.86409275830766</text:p>
              </table:table-cell>
              <table:table-cell office:value-type="float" office:value="0.38">
                <text:p>0.38</text:p>
              </table:table-cell>
              <table:table-cell office:value-type="float" office:value="3.18613906184903">
                <text:p>3.18613906184903</text:p>
              </table:table-cell>
              <table:table-cell office:value-type="float" office:value="0.367015584780288">
                <text:p>0.367015584780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6686060326205">
                <text:p>2.86686060326205</text:p>
              </table:table-cell>
              <table:table-cell office:value-type="float" office:value="0.39">
                <text:p>0.39</text:p>
              </table:table-cell>
              <table:table-cell office:value-type="float" office:value="2.86686060326205">
                <text:p>2.86686060326205</text:p>
              </table:table-cell>
              <table:table-cell office:value-type="float" office:value="0.369624326006554">
                <text:p>0.369624326006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8022052632612">
                <text:p>2.88022052632612</text:p>
              </table:table-cell>
              <table:table-cell office:value-type="float" office:value="0.4">
                <text:p>0.4</text:p>
              </table:table-cell>
              <table:table-cell office:value-type="float" office:value="3.77335461816468">
                <text:p>3.77335461816468</text:p>
              </table:table-cell>
              <table:table-cell office:value-type="float" office:value="0.38229886032415">
                <text:p>0.38229886032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8375128452358">
                <text:p>2.88375128452358</text:p>
              </table:table-cell>
              <table:table-cell office:value-type="float" office:value="0.41">
                <text:p>0.41</text:p>
              </table:table-cell>
              <table:table-cell office:value-type="float" office:value="2.89994869397255">
                <text:p>2.89994869397255</text:p>
              </table:table-cell>
              <table:table-cell office:value-type="float" office:value="0.385670297024752">
                <text:p>0.385670297024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9529550041024">
                <text:p>2.89529550041024</text:p>
              </table:table-cell>
              <table:table-cell office:value-type="float" office:value="0.42">
                <text:p>0.42</text:p>
              </table:table-cell>
              <table:table-cell office:value-type="float" office:value="3.38254022176411">
                <text:p>3.38254022176411</text:p>
              </table:table-cell>
              <table:table-cell office:value-type="float" office:value="0.396752758217712">
                <text:p>0.396752758217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9994869397255">
                <text:p>2.89994869397255</text:p>
              </table:table-cell>
              <table:table-cell office:value-type="float" office:value="0.43">
                <text:p>0.43</text:p>
              </table:table-cell>
              <table:table-cell office:value-type="float" office:value="3.08936650026419">
                <text:p>3.08936650026419</text:p>
              </table:table-cell>
              <table:table-cell office:value-type="float" office:value="0.401244079099847">
                <text:p>0.401244079099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0068361025135">
                <text:p>2.90068361025135</text:p>
              </table:table-cell>
              <table:table-cell office:value-type="float" office:value="0.44">
                <text:p>0.44</text:p>
              </table:table-cell>
              <table:table-cell office:value-type="float" office:value="2.99393267505712">
                <text:p>2.99393267505712</text:p>
              </table:table-cell>
              <table:table-cell office:value-type="float" office:value="0.401954640907701">
                <text:p>0.40195464090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0326638177417">
                <text:p>2.90326638177417</text:p>
              </table:table-cell>
              <table:table-cell office:value-type="float" office:value="0.45">
                <text:p>0.45</text:p>
              </table:table-cell>
              <table:table-cell office:value-type="float" office:value="3.12414584548429">
                <text:p>3.12414584548429</text:p>
              </table:table-cell>
              <table:table-cell office:value-type="float" office:value="0.404454378604139">
                <text:p>0.404454378604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2065401861748">
                <text:p>2.92065401861748</text:p>
              </table:table-cell>
              <table:table-cell office:value-type="float" office:value="0.46">
                <text:p>0.46</text:p>
              </table:table-cell>
              <table:table-cell office:value-type="float" office:value="2.83223804758014">
                <text:p>2.83223804758014</text:p>
              </table:table-cell>
              <table:table-cell office:value-type="float" office:value="0.421379767833032">
                <text:p>0.421379767833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3717215256919">
                <text:p>2.93717215256919</text:p>
              </table:table-cell>
              <table:table-cell office:value-type="float" office:value="0.47">
                <text:p>0.47</text:p>
              </table:table-cell>
              <table:table-cell office:value-type="float" office:value="2.96057619339025">
                <text:p>2.96057619339025</text:p>
              </table:table-cell>
              <table:table-cell office:value-type="float" office:value="0.437594990604331">
                <text:p>0.437594990604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6057619339025">
                <text:p>2.96057619339025</text:p>
              </table:table-cell>
              <table:table-cell office:value-type="float" office:value="0.48">
                <text:p>0.48</text:p>
              </table:table-cell>
              <table:table-cell office:value-type="float" office:value="3.53596391276456">
                <text:p>3.53596391276456</text:p>
              </table:table-cell>
              <table:table-cell office:value-type="float" office:value="0.460744007296112">
                <text:p>0.460744007296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6390077225741">
                <text:p>2.96390077225741</text:p>
              </table:table-cell>
              <table:table-cell office:value-type="float" office:value="0.49">
                <text:p>0.49</text:p>
              </table:table-cell>
              <table:table-cell office:value-type="float" office:value="3.31293637339955">
                <text:p>3.31293637339955</text:p>
              </table:table-cell>
              <table:table-cell office:value-type="float" office:value="0.4640450431605">
                <text:p>0.4640450431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941773140711">
                <text:p>2.97941773140711</text:p>
              </table:table-cell>
              <table:table-cell office:value-type="float" office:value="0.5">
                <text:p>0.5</text:p>
              </table:table-cell>
              <table:table-cell office:value-type="float" office:value="3.21025727533295">
                <text:p>3.21025727533295</text:p>
              </table:table-cell>
              <table:table-cell office:value-type="float" office:value="0.479481212030289">
                <text:p>0.479481212030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9393267505712">
                <text:p>2.99393267505712</text:p>
              </table:table-cell>
              <table:table-cell office:value-type="float" office:value="0.51">
                <text:p>0.51</text:p>
              </table:table-cell>
              <table:table-cell office:value-type="float" office:value="3.27773474598004">
                <text:p>3.27773474598004</text:p>
              </table:table-cell>
              <table:table-cell office:value-type="float" office:value="0.493948950914507">
                <text:p>0.493948950914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9464358500323">
                <text:p>2.99464358500323</text:p>
              </table:table-cell>
              <table:table-cell office:value-type="float" office:value="0.52">
                <text:p>0.52</text:p>
              </table:table-cell>
              <table:table-cell office:value-type="float" office:value="3.27052456076973">
                <text:p>3.27052456076973</text:p>
              </table:table-cell>
              <table:table-cell office:value-type="float" office:value="0.494657908623712">
                <text:p>0.494657908623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9728480607539">
                <text:p>2.99728480607539</text:p>
              </table:table-cell>
              <table:table-cell office:value-type="float" office:value="0.53">
                <text:p>0.53</text:p>
              </table:table-cell>
              <table:table-cell office:value-type="float" office:value="3.1010385135607">
                <text:p>3.1010385135607</text:p>
              </table:table-cell>
              <table:table-cell office:value-type="float" office:value="0.497292006655891">
                <text:p>0.497292006655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2649187911803">
                <text:p>3.02649187911803</text:p>
              </table:table-cell>
              <table:table-cell office:value-type="float" office:value="0.54">
                <text:p>0.54</text:p>
              </table:table-cell>
              <table:table-cell office:value-type="float" office:value="2.76069708928702">
                <text:p>2.76069708928702</text:p>
              </table:table-cell>
              <table:table-cell office:value-type="float" office:value="0.526402523373829">
                <text:p>0.526402523373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3092797524783">
                <text:p>3.03092797524783</text:p>
              </table:table-cell>
              <table:table-cell office:value-type="float" office:value="0.55">
                <text:p>0.55</text:p>
              </table:table-cell>
              <table:table-cell office:value-type="float" office:value="3.37457873402689">
                <text:p>3.37457873402689</text:p>
              </table:table-cell>
              <table:table-cell office:value-type="float" office:value="0.530815484969657">
                <text:p>0.530815484969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387440202243">
                <text:p>3.0387440202243</text:p>
              </table:table-cell>
              <table:table-cell office:value-type="float" office:value="0.56">
                <text:p>0.56</text:p>
              </table:table-cell>
              <table:table-cell office:value-type="float" office:value="3.62314965728897">
                <text:p>3.62314965728897</text:p>
              </table:table-cell>
              <table:table-cell office:value-type="float" office:value="0.538581232692924">
                <text:p>0.538581232692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3947077086503">
                <text:p>3.03947077086503</text:p>
              </table:table-cell>
              <table:table-cell office:value-type="float" office:value="0.57">
                <text:p>0.57</text:p>
              </table:table-cell>
              <table:table-cell office:value-type="float" office:value="2.99464358500323">
                <text:p>2.99464358500323</text:p>
              </table:table-cell>
              <table:table-cell office:value-type="float" office:value="0.539302605551724">
                <text:p>0.539302605551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916572083295">
                <text:p>3.06916572083295</text:p>
              </table:table-cell>
              <table:table-cell office:value-type="float" office:value="0.58">
                <text:p>0.58</text:p>
              </table:table-cell>
              <table:table-cell office:value-type="float" office:value="2.79040035752889">
                <text:p>2.79040035752889</text:p>
              </table:table-cell>
              <table:table-cell office:value-type="float" office:value="0.568640605221539">
                <text:p>0.568640605221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8936650026419">
                <text:p>3.08936650026419</text:p>
              </table:table-cell>
              <table:table-cell office:value-type="float" office:value="0.59">
                <text:p>0.59</text:p>
              </table:table-cell>
              <table:table-cell office:value-type="float" office:value="2.64831666528619">
                <text:p>2.64831666528619</text:p>
              </table:table-cell>
              <table:table-cell office:value-type="float" office:value="0.588394221125068">
                <text:p>0.588394221125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9964764797412">
                <text:p>3.09964764797412</text:p>
              </table:table-cell>
              <table:table-cell office:value-type="float" office:value="0.6">
                <text:p>0.6</text:p>
              </table:table-cell>
              <table:table-cell office:value-type="float" office:value="2.67589023047766">
                <text:p>2.67589023047766</text:p>
              </table:table-cell>
              <table:table-cell office:value-type="float" office:value="0.598365679984102">
                <text:p>0.598365679984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010385135607">
                <text:p>3.1010385135607</text:p>
              </table:table-cell>
              <table:table-cell office:value-type="float" office:value="0.61">
                <text:p>0.61</text:p>
              </table:table-cell>
              <table:table-cell office:value-type="float" office:value="2.53836140372408">
                <text:p>2.53836140372408</text:p>
              </table:table-cell>
              <table:table-cell office:value-type="float" office:value="0.599709899031855">
                <text:p>0.599709899031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2414584548429">
                <text:p>3.12414584548429</text:p>
              </table:table-cell>
              <table:table-cell office:value-type="float" office:value="0.62">
                <text:p>0.62</text:p>
              </table:table-cell>
              <table:table-cell office:value-type="float" office:value="2.96390077225741">
                <text:p>2.96390077225741</text:p>
              </table:table-cell>
              <table:table-cell office:value-type="float" office:value="0.621858149726353">
                <text:p>0.6218581497263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3996585702164">
                <text:p>3.13996585702164</text:p>
              </table:table-cell>
              <table:table-cell office:value-type="float" office:value="0.63">
                <text:p>0.63</text:p>
              </table:table-cell>
              <table:table-cell office:value-type="float" office:value="3.60627288561458">
                <text:p>3.60627288561458</text:p>
              </table:table-cell>
              <table:table-cell office:value-type="float" office:value="0.636798621139598">
                <text:p>0.636798621139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7394699667213">
                <text:p>3.17394699667213</text:p>
              </table:table-cell>
              <table:table-cell office:value-type="float" office:value="0.64">
                <text:p>0.64</text:p>
              </table:table-cell>
              <table:table-cell office:value-type="float" office:value="3.03092797524783">
                <text:p>3.03092797524783</text:p>
              </table:table-cell>
              <table:table-cell office:value-type="float" office:value="0.668170693926308">
                <text:p>0.668170693926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8613906184903">
                <text:p>3.18613906184903</text:p>
              </table:table-cell>
              <table:table-cell office:value-type="float" office:value="0.65">
                <text:p>0.65</text:p>
              </table:table-cell>
              <table:table-cell office:value-type="float" office:value="2.73910627152259">
                <text:p>2.73910627152259</text:p>
              </table:table-cell>
              <table:table-cell office:value-type="float" office:value="0.679158743310806">
                <text:p>0.67915874331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0607983456042">
                <text:p>3.20607983456042</text:p>
              </table:table-cell>
              <table:table-cell office:value-type="float" office:value="0.66">
                <text:p>0.66</text:p>
              </table:table-cell>
              <table:table-cell office:value-type="float" office:value="3.03947077086503">
                <text:p>3.03947077086503</text:p>
              </table:table-cell>
              <table:table-cell office:value-type="float" office:value="0.696793220984993">
                <text:p>0.696793220984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1025727533295">
                <text:p>3.21025727533295</text:p>
              </table:table-cell>
              <table:table-cell office:value-type="float" office:value="0.67">
                <text:p>0.67</text:p>
              </table:table-cell>
              <table:table-cell office:value-type="float" office:value="2.85555147798009">
                <text:p>2.85555147798009</text:p>
              </table:table-cell>
              <table:table-cell office:value-type="float" office:value="0.700431928274827">
                <text:p>0.700431928274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1587014881758">
                <text:p>3.21587014881758</text:p>
              </table:table-cell>
              <table:table-cell office:value-type="float" office:value="0.68">
                <text:p>0.68</text:p>
              </table:table-cell>
              <table:table-cell office:value-type="float" office:value="3.25138017715952">
                <text:p>3.25138017715952</text:p>
              </table:table-cell>
              <table:table-cell office:value-type="float" office:value="0.705289536411398">
                <text:p>0.705289536411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3192801959842">
                <text:p>3.23192801959842</text:p>
              </table:table-cell>
              <table:table-cell office:value-type="float" office:value="0.69">
                <text:p>0.69</text:p>
              </table:table-cell>
              <table:table-cell office:value-type="float" office:value="2.88022052632612">
                <text:p>2.88022052632612</text:p>
              </table:table-cell>
              <table:table-cell office:value-type="float" office:value="0.718982012065836">
                <text:p>0.7189820120658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339563716723">
                <text:p>3.2339563716723</text:p>
              </table:table-cell>
              <table:table-cell office:value-type="float" office:value="0.7">
                <text:p>0.7</text:p>
              </table:table-cell>
              <table:table-cell office:value-type="float" office:value="3.95974327857906">
                <text:p>3.95974327857906</text:p>
              </table:table-cell>
              <table:table-cell office:value-type="float" office:value="0.720689470911188">
                <text:p>0.720689470911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365425715413">
                <text:p>3.2365425715413</text:p>
              </table:table-cell>
              <table:table-cell office:value-type="float" office:value="0.71">
                <text:p>0.71</text:p>
              </table:table-cell>
              <table:table-cell office:value-type="float" office:value="2.82836083434085">
                <text:p>2.82836083434085</text:p>
              </table:table-cell>
              <table:table-cell office:value-type="float" office:value="0.722859186067729">
                <text:p>0.722859186067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3692167051924">
                <text:p>3.23692167051924</text:p>
              </table:table-cell>
              <table:table-cell office:value-type="float" office:value="0.72">
                <text:p>0.72</text:p>
              </table:table-cell>
              <table:table-cell office:value-type="float" office:value="3.2339563716723">
                <text:p>3.2339563716723</text:p>
              </table:table-cell>
              <table:table-cell office:value-type="float" office:value="0.723176540092252">
                <text:p>0.723176540092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3754254570893">
                <text:p>3.23754254570893</text:p>
              </table:table-cell>
              <table:table-cell office:value-type="float" office:value="0.73">
                <text:p>0.73</text:p>
              </table:table-cell>
              <table:table-cell office:value-type="float" office:value="2.79992763543859">
                <text:p>2.79992763543859</text:p>
              </table:table-cell>
              <table:table-cell office:value-type="float" office:value="0.723695906752937">
                <text:p>0.7236959067529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3939323267677">
                <text:p>3.23939323267677</text:p>
              </table:table-cell>
              <table:table-cell office:value-type="float" office:value="0.74">
                <text:p>0.74</text:p>
              </table:table-cell>
              <table:table-cell office:value-type="float" office:value="2.53087215302293">
                <text:p>2.53087215302293</text:p>
              </table:table-cell>
              <table:table-cell office:value-type="float" office:value="0.72524117784422">
                <text:p>0.72524117784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4385017766454">
                <text:p>3.24385017766454</text:p>
              </table:table-cell>
              <table:table-cell office:value-type="float" office:value="0.75">
                <text:p>0.75</text:p>
              </table:table-cell>
              <table:table-cell office:value-type="float" office:value="2.53343743054098">
                <text:p>2.53343743054098</text:p>
              </table:table-cell>
              <table:table-cell office:value-type="float" office:value="0.728945023654132">
                <text:p>0.728945023654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4638574181492">
                <text:p>3.24638574181492</text:p>
              </table:table-cell>
              <table:table-cell office:value-type="float" office:value="0.76">
                <text:p>0.76</text:p>
              </table:table-cell>
              <table:table-cell office:value-type="float" office:value="2.77348779388327">
                <text:p>2.77348779388327</text:p>
              </table:table-cell>
              <table:table-cell office:value-type="float" office:value="0.73104097701688">
                <text:p>0.73104097701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5138017715952">
                <text:p>3.25138017715952</text:p>
              </table:table-cell>
              <table:table-cell office:value-type="float" office:value="0.77">
                <text:p>0.77</text:p>
              </table:table-cell>
              <table:table-cell office:value-type="float" office:value="2.99728480607539">
                <text:p>2.99728480607539</text:p>
              </table:table-cell>
              <table:table-cell office:value-type="float" office:value="0.735145549350535">
                <text:p>0.735145549350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5639314985509">
                <text:p>3.25639314985509</text:p>
              </table:table-cell>
              <table:table-cell office:value-type="float" office:value="0.78">
                <text:p>0.78</text:p>
              </table:table-cell>
              <table:table-cell office:value-type="float" office:value="2.68700894766447">
                <text:p>2.68700894766447</text:p>
              </table:table-cell>
              <table:table-cell office:value-type="float" office:value="0.739233095244165">
                <text:p>0.739233095244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7052456076973">
                <text:p>3.27052456076973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3.79894009881651">
                <text:p>3.79894009881651</text:p>
              </table:table-cell>
              <table:table-cell office:value-type="float" office:value="0.750578522438943">
                <text:p>0.750578522438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7773474598004">
                <text:p>3.27773474598004</text:p>
              </table:table-cell>
              <table:table-cell office:value-type="float" office:value="0.8">
                <text:p>0.8</text:p>
              </table:table-cell>
              <table:table-cell office:value-type="float" office:value="3.17394699667213">
                <text:p>3.17394699667213</text:p>
              </table:table-cell>
              <table:table-cell office:value-type="float" office:value="0.756264511412135">
                <text:p>0.756264511412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1293637339955">
                <text:p>3.31293637339955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2.76632118828341">
                <text:p>2.76632118828341</text:p>
              </table:table-cell>
              <table:table-cell office:value-type="float" office:value="0.78299288168644">
                <text:p>0.78299288168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7457873402689">
                <text:p>3.37457873402689</text:p>
              </table:table-cell>
              <table:table-cell office:value-type="float" office:value="0.82">
                <text:p>0.82</text:p>
              </table:table-cell>
              <table:table-cell office:value-type="float" office:value="2.68822606299562">
                <text:p>2.68822606299562</text:p>
              </table:table-cell>
              <table:table-cell office:value-type="float" office:value="0.825478413244086">
                <text:p>0.825478413244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7743051180853">
                <text:p>3.37743051180853</text:p>
              </table:table-cell>
              <table:table-cell office:value-type="float" office:value="0.83">
                <text:p>0.83</text:p>
              </table:table-cell>
              <table:table-cell office:value-type="float" office:value="2.92065401861748">
                <text:p>2.92065401861748</text:p>
              </table:table-cell>
              <table:table-cell office:value-type="float" office:value="0.827306890776538">
                <text:p>0.8273068907765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8254022176411">
                <text:p>3.38254022176411</text:p>
              </table:table-cell>
              <table:table-cell office:value-type="float" office:value="0.84">
                <text:p>0.84</text:p>
              </table:table-cell>
              <table:table-cell office:value-type="float" office:value="3.09964764797412">
                <text:p>3.09964764797412</text:p>
              </table:table-cell>
              <table:table-cell office:value-type="float" office:value="0.830552421639484">
                <text:p>0.830552421639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604241179675">
                <text:p>3.3960424117967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.23692167051924">
                <text:p>3.23692167051924</text:p>
              </table:table-cell>
              <table:table-cell office:value-type="float" office:value="0.83893885171388">
                <text:p>0.83893885171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7418928476594">
                <text:p>3.47418928476594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3.39604241179675">
                <text:p>3.39604241179675</text:p>
              </table:table-cell>
              <table:table-cell office:value-type="float" office:value="0.882084799965247">
                <text:p>0.882084799965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2510336197819">
                <text:p>3.52510336197819</text:p>
              </table:table-cell>
              <table:table-cell office:value-type="float" office:value="0.87">
                <text:p>0.87</text:p>
              </table:table-cell>
              <table:table-cell office:value-type="float" office:value="3.73958630715186">
                <text:p>3.73958630715186</text:p>
              </table:table-cell>
              <table:table-cell office:value-type="float" office:value="0.905367814903632">
                <text:p>0.905367814903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3596391276456">
                <text:p>3.53596391276456</text:p>
              </table:table-cell>
              <table:table-cell office:value-type="float" office:value="0.88">
                <text:p>0.88</text:p>
              </table:table-cell>
              <table:table-cell office:value-type="float" office:value="3.21587014881758">
                <text:p>3.21587014881758</text:p>
              </table:table-cell>
              <table:table-cell office:value-type="float" office:value="0.90986266124269">
                <text:p>0.90986266124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7162258547014">
                <text:p>3.57162258547014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3.58947158027726">
                <text:p>3.58947158027726</text:p>
              </table:table-cell>
              <table:table-cell office:value-type="float" office:value="0.923505997340206">
                <text:p>0.923505997340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8947158027726">
                <text:p>3.5894715802772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3.74691201962425">
                <text:p>3.74691201962425</text:p>
              </table:table-cell>
              <table:table-cell office:value-type="float" office:value="0.929715973548406">
                <text:p>0.929715973548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0627288561458">
                <text:p>3.60627288561458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3.23754254570893">
                <text:p>3.23754254570893</text:p>
              </table:table-cell>
              <table:table-cell office:value-type="float" office:value="0.935200136440515">
                <text:p>0.935200136440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0909966582593">
                <text:p>3.60909966582593</text:p>
              </table:table-cell>
              <table:table-cell office:value-type="float" office:value="0.92">
                <text:p>0.92</text:p>
              </table:table-cell>
              <table:table-cell office:value-type="float" office:value="2.8534681757575">
                <text:p>2.8534681757575</text:p>
              </table:table-cell>
              <table:table-cell office:value-type="float" office:value="0.936089263699412">
                <text:p>0.936089263699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2314965728897">
                <text:p>3.62314965728897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2.90068361025135">
                <text:p>2.90068361025135</text:p>
              </table:table-cell>
              <table:table-cell office:value-type="float" office:value="0.940368457139736">
                <text:p>0.9403684571397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3958630715186">
                <text:p>3.73958630715186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2.89529550041024">
                <text:p>2.89529550041024</text:p>
              </table:table-cell>
              <table:table-cell office:value-type="float" office:value="0.967768622062459">
                <text:p>0.967768622062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4691201962425">
                <text:p>3.7469120196242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.58123596786386">
                <text:p>2.58123596786386</text:p>
              </table:table-cell>
              <table:table-cell office:value-type="float" office:value="0.969068755000111">
                <text:p>0.969068755000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7335461816468">
                <text:p>3.77335461816468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.02649187911803">
                <text:p>3.02649187911803</text:p>
              </table:table-cell>
              <table:table-cell office:value-type="float" office:value="0.973405701269423">
                <text:p>0.973405701269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9894009881651">
                <text:p>3.7989400988165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2.15648043584874">
                <text:p>2.15648043584874</text:p>
              </table:table-cell>
              <table:table-cell office:value-type="float" office:value="0.977106425745227">
                <text:p>0.977106425745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0952292536086">
                <text:p>3.90952292536086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.0387440202243">
                <text:p>3.0387440202243</text:p>
              </table:table-cell>
              <table:table-cell office:value-type="float" office:value="0.988511212826889">
                <text:p>0.9885112128268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5974327857906">
                <text:p>3.95974327857906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3.60909966582593">
                <text:p>3.60909966582593</text:p>
              </table:table-cell>
              <table:table-cell office:value-type="float" office:value="0.991788080112124">
                <text:p>0.991788080112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3546214955466">
                <text:p>4.03546214955466</text:p>
              </table:table-cell>
              <table:table-cell office:value-type="float" office:value="1">
                <text:p>1</text:p>
              </table:table-cell>
              <table:table-cell office:value-type="float" office:value="3.24638574181492">
                <text:p>3.24638574181492</text:p>
              </table:table-cell>
              <table:table-cell office:value-type="float" office:value="0.995182426562187">
                <text:p>0.995182426562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0651437735589">
                <text:p>4.10651437735589</text:p>
              </table:table-cell>
              <table:table-cell office:value-type="float" office:value="1.01">
                <text:p>1.01</text:p>
              </table:table-cell>
              <table:table-cell office:value-type="float" office:value="3.24385017766454">
                <text:p>3.24385017766454</text:p>
              </table:table-cell>
              <table:table-cell office:value-type="float" office:value="0.997165060271461">
                <text:p>0.997165060271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